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" table:default-cell-style-name="ce2"/>
        <table:table-column table:style-name="co1" table:number-columns-repeated="6" table:default-cell-style-name="Default"/>
        <table:table-row table:style-name="ro1">
          <table:table-cell table:style-name="Default" table:number-columns-repeated="11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.0</text:p>
          </table:table-cell>
          <table:table-cell table:formula="of:=EXP((-1)*([.$A4]+0.01*[.B$3]))" office:value-type="float" office:value="1" calcext:value-type="float">
            <text:p>1.0000</text:p>
          </table:table-cell>
          <table:table-cell table:formula="of:=EXP((-1)*([.$A4]+0.01*[.C$3]))" office:value-type="float" office:value="0.990049833749168" calcext:value-type="float">
            <text:p>0.9900</text:p>
          </table:table-cell>
          <table:table-cell table:formula="of:=EXP((-1)*([.$A4]+0.01*[.D$3]))" office:value-type="float" office:value="0.980198673306755" calcext:value-type="float">
            <text:p>0.9802</text:p>
          </table:table-cell>
          <table:table-cell table:formula="of:=EXP((-1)*([.$A4]+0.01*[.E$3]))" office:value-type="float" office:value="0.970445533548508" calcext:value-type="float">
            <text:p>0.9704</text:p>
          </table:table-cell>
          <table:table-cell table:formula="of:=EXP((-1)*([.$A4]+0.01*[.F$3]))" office:value-type="float" office:value="0.960789439152323" calcext:value-type="float">
            <text:p>0.9608</text:p>
          </table:table-cell>
          <table:table-cell table:formula="of:=EXP((-1)*([.$A4]+0.01*[.G$3]))" office:value-type="float" office:value="0.951229424500714" calcext:value-type="float">
            <text:p>0.9512</text:p>
          </table:table-cell>
          <table:table-cell table:formula="of:=EXP((-1)*([.$A4]+0.01*[.H$3]))" office:value-type="float" office:value="0.941764533584249" calcext:value-type="float">
            <text:p>0.9418</text:p>
          </table:table-cell>
          <table:table-cell table:formula="of:=EXP((-1)*([.$A4]+0.01*[.I$3]))" office:value-type="float" office:value="0.932393819905948" calcext:value-type="float">
            <text:p>0.9324</text:p>
          </table:table-cell>
          <table:table-cell table:formula="of:=EXP((-1)*([.$A4]+0.01*[.J$3]))" office:value-type="float" office:value="0.923116346386636" calcext:value-type="float">
            <text:p>0.9231</text:p>
          </table:table-cell>
          <table:table-cell table:formula="of:=EXP((-1)*([.$A4]+0.01*[.K$3]))" office:value-type="float" office:value="0.913931185271228" calcext:value-type="float">
            <text:p>0.9139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EXP((-1)*([.$A5]+0.01*[.B$3]))" office:value-type="float" office:value="0.90483741803596" calcext:value-type="float">
            <text:p>0.9048</text:p>
          </table:table-cell>
          <table:table-cell table:formula="of:=EXP((-1)*([.$A5]+0.01*[.C$3]))" office:value-type="float" office:value="0.895834135296528" calcext:value-type="float">
            <text:p>0.8958</text:p>
          </table:table-cell>
          <table:table-cell table:formula="of:=EXP((-1)*([.$A5]+0.01*[.D$3]))" office:value-type="float" office:value="0.886920436717158" calcext:value-type="float">
            <text:p>0.8869</text:p>
          </table:table-cell>
          <table:table-cell table:formula="of:=EXP((-1)*([.$A5]+0.01*[.E$3]))" office:value-type="float" office:value="0.878095430920561" calcext:value-type="float">
            <text:p>0.8781</text:p>
          </table:table-cell>
          <table:table-cell table:formula="of:=EXP((-1)*([.$A5]+0.01*[.F$3]))" office:value-type="float" office:value="0.869358235398806" calcext:value-type="float">
            <text:p>0.8694</text:p>
          </table:table-cell>
          <table:table-cell table:formula="of:=EXP((-1)*([.$A5]+0.01*[.G$3]))" office:value-type="float" office:value="0.860707976425058" calcext:value-type="float">
            <text:p>0.8607</text:p>
          </table:table-cell>
          <table:table-cell table:formula="of:=EXP((-1)*([.$A5]+0.01*[.H$3]))" office:value-type="float" office:value="0.852143788966211" calcext:value-type="float">
            <text:p>0.8521</text:p>
          </table:table-cell>
          <table:table-cell table:formula="of:=EXP((-1)*([.$A5]+0.01*[.I$3]))" office:value-type="float" office:value="0.843664816596384" calcext:value-type="float">
            <text:p>0.8437</text:p>
          </table:table-cell>
          <table:table-cell table:formula="of:=EXP((-1)*([.$A5]+0.01*[.J$3]))" office:value-type="float" office:value="0.835270211411272" calcext:value-type="float">
            <text:p>0.8353</text:p>
          </table:table-cell>
          <table:table-cell table:formula="of:=EXP((-1)*([.$A5]+0.01*[.K$3]))" office:value-type="float" office:value="0.826959133943362" calcext:value-type="float">
            <text:p>0.8270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EXP((-1)*([.$A6]+0.01*[.B$3]))" office:value-type="float" office:value="0.818730753077982" calcext:value-type="float">
            <text:p>0.8187</text:p>
          </table:table-cell>
          <table:table-cell table:formula="of:=EXP((-1)*([.$A6]+0.01*[.C$3]))" office:value-type="float" office:value="0.810584245970187" calcext:value-type="float">
            <text:p>0.8106</text:p>
          </table:table-cell>
          <table:table-cell table:formula="of:=EXP((-1)*([.$A6]+0.01*[.D$3]))" office:value-type="float" office:value="0.802518797962478" calcext:value-type="float">
            <text:p>0.8025</text:p>
          </table:table-cell>
          <table:table-cell table:formula="of:=EXP((-1)*([.$A6]+0.01*[.E$3]))" office:value-type="float" office:value="0.794533602503334" calcext:value-type="float">
            <text:p>0.7945</text:p>
          </table:table-cell>
          <table:table-cell table:formula="of:=EXP((-1)*([.$A6]+0.01*[.F$3]))" office:value-type="float" office:value="0.786627861066553" calcext:value-type="float">
            <text:p>0.7866</text:p>
          </table:table-cell>
          <table:table-cell table:formula="of:=EXP((-1)*([.$A6]+0.01*[.G$3]))" office:value-type="float" office:value="0.778800783071405" calcext:value-type="float">
            <text:p>0.7788</text:p>
          </table:table-cell>
          <table:table-cell table:formula="of:=EXP((-1)*([.$A6]+0.01*[.H$3]))" office:value-type="float" office:value="0.771051585803566" calcext:value-type="float">
            <text:p>0.7711</text:p>
          </table:table-cell>
          <table:table-cell table:formula="of:=EXP((-1)*([.$A6]+0.01*[.I$3]))" office:value-type="float" office:value="0.763379494336853" calcext:value-type="float">
            <text:p>0.7634</text:p>
          </table:table-cell>
          <table:table-cell table:formula="of:=EXP((-1)*([.$A6]+0.01*[.J$3]))" office:value-type="float" office:value="0.755783741455725" calcext:value-type="float">
            <text:p>0.7558</text:p>
          </table:table-cell>
          <table:table-cell table:formula="of:=EXP((-1)*([.$A6]+0.01*[.K$3]))" office:value-type="float" office:value="0.748263567578565" calcext:value-type="float">
            <text:p>0.7483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EXP((-1)*([.$A7]+0.01*[.B$3]))" office:value-type="float" office:value="0.740818220681718" calcext:value-type="float">
            <text:p>0.7408</text:p>
          </table:table-cell>
          <table:table-cell table:formula="of:=EXP((-1)*([.$A7]+0.01*[.C$3]))" office:value-type="float" office:value="0.733446956224289" calcext:value-type="float">
            <text:p>0.7334</text:p>
          </table:table-cell>
          <table:table-cell table:formula="of:=EXP((-1)*([.$A7]+0.01*[.D$3]))" office:value-type="float" office:value="0.726149037073691" calcext:value-type="float">
            <text:p>0.7261</text:p>
          </table:table-cell>
          <table:table-cell table:formula="of:=EXP((-1)*([.$A7]+0.01*[.E$3]))" office:value-type="float" office:value="0.718923733431926" calcext:value-type="float">
            <text:p>0.7189</text:p>
          </table:table-cell>
          <table:table-cell table:formula="of:=EXP((-1)*([.$A7]+0.01*[.F$3]))" office:value-type="float" office:value="0.71177032276261" calcext:value-type="float">
            <text:p>0.7118</text:p>
          </table:table-cell>
          <table:table-cell table:formula="of:=EXP((-1)*([.$A7]+0.01*[.G$3]))" office:value-type="float" office:value="0.704688089718713" calcext:value-type="float">
            <text:p>0.7047</text:p>
          </table:table-cell>
          <table:table-cell table:formula="of:=EXP((-1)*([.$A7]+0.01*[.H$3]))" office:value-type="float" office:value="0.697676326071031" calcext:value-type="float">
            <text:p>0.6977</text:p>
          </table:table-cell>
          <table:table-cell table:formula="of:=EXP((-1)*([.$A7]+0.01*[.I$3]))" office:value-type="float" office:value="0.690734330637355" calcext:value-type="float">
            <text:p>0.6907</text:p>
          </table:table-cell>
          <table:table-cell table:formula="of:=EXP((-1)*([.$A7]+0.01*[.J$3]))" office:value-type="float" office:value="0.683861409212356" calcext:value-type="float">
            <text:p>0.6839</text:p>
          </table:table-cell>
          <table:table-cell table:formula="of:=EXP((-1)*([.$A7]+0.01*[.K$3]))" office:value-type="float" office:value="0.677056874498165" calcext:value-type="float">
            <text:p>0.6771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EXP((-1)*([.$A8]+0.01*[.B$3]))" office:value-type="float" office:value="0.670320046035639" calcext:value-type="float">
            <text:p>0.6703</text:p>
          </table:table-cell>
          <table:table-cell table:formula="of:=EXP((-1)*([.$A8]+0.01*[.C$3]))" office:value-type="float" office:value="0.663650250136319" calcext:value-type="float">
            <text:p>0.6637</text:p>
          </table:table-cell>
          <table:table-cell table:formula="of:=EXP((-1)*([.$A8]+0.01*[.D$3]))" office:value-type="float" office:value="0.657046819815057" calcext:value-type="float">
            <text:p>0.6570</text:p>
          </table:table-cell>
          <table:table-cell table:formula="of:=EXP((-1)*([.$A8]+0.01*[.E$3]))" office:value-type="float" office:value="0.650509094723317" calcext:value-type="float">
            <text:p>0.6505</text:p>
          </table:table-cell>
          <table:table-cell table:formula="of:=EXP((-1)*([.$A8]+0.01*[.F$3]))" office:value-type="float" office:value="0.644036421083141" calcext:value-type="float">
            <text:p>0.6440</text:p>
          </table:table-cell>
          <table:table-cell table:formula="of:=EXP((-1)*([.$A8]+0.01*[.G$3]))" office:value-type="float" office:value="0.637628151621773" calcext:value-type="float">
            <text:p>0.6376</text:p>
          </table:table-cell>
          <table:table-cell table:formula="of:=EXP((-1)*([.$A8]+0.01*[.H$3]))" office:value-type="float" office:value="0.631283645506926" calcext:value-type="float">
            <text:p>0.6313</text:p>
          </table:table-cell>
          <table:table-cell table:formula="of:=EXP((-1)*([.$A8]+0.01*[.I$3]))" office:value-type="float" office:value="0.625002268282701" calcext:value-type="float">
            <text:p>0.6250</text:p>
          </table:table-cell>
          <table:table-cell table:formula="of:=EXP((-1)*([.$A8]+0.01*[.J$3]))" office:value-type="float" office:value="0.618783391806141" calcext:value-type="float">
            <text:p>0.6188</text:p>
          </table:table-cell>
          <table:table-cell table:formula="of:=EXP((-1)*([.$A8]+0.01*[.K$3]))" office:value-type="float" office:value="0.612626394184416" calcext:value-type="float">
            <text:p>0.6126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EXP((-1)*([.$A9]+0.01*[.B$3]))" office:value-type="float" office:value="0.606530659712633" calcext:value-type="float">
            <text:p>0.6065</text:p>
          </table:table-cell>
          <table:table-cell table:formula="of:=EXP((-1)*([.$A9]+0.01*[.C$3]))" office:value-type="float" office:value="0.600495578812266" calcext:value-type="float">
            <text:p>0.6005</text:p>
          </table:table-cell>
          <table:table-cell table:formula="of:=EXP((-1)*([.$A9]+0.01*[.D$3]))" office:value-type="float" office:value="0.594520547970194" calcext:value-type="float">
            <text:p>0.5945</text:p>
          </table:table-cell>
          <table:table-cell table:formula="of:=EXP((-1)*([.$A9]+0.01*[.E$3]))" office:value-type="float" office:value="0.588604969678355" calcext:value-type="float">
            <text:p>0.5886</text:p>
          </table:table-cell>
          <table:table-cell table:formula="of:=EXP((-1)*([.$A9]+0.01*[.F$3]))" office:value-type="float" office:value="0.58274825237399" calcext:value-type="float">
            <text:p>0.5827</text:p>
          </table:table-cell>
          <table:table-cell table:formula="of:=EXP((-1)*([.$A9]+0.01*[.G$3]))" office:value-type="float" office:value="0.576949810380487" calcext:value-type="float">
            <text:p>0.5769</text:p>
          </table:table-cell>
          <table:table-cell table:formula="of:=EXP((-1)*([.$A9]+0.01*[.H$3]))" office:value-type="float" office:value="0.571209063848815" calcext:value-type="float">
            <text:p>0.5712</text:p>
          </table:table-cell>
          <table:table-cell table:formula="of:=EXP((-1)*([.$A9]+0.01*[.I$3]))" office:value-type="float" office:value="0.565525438699537" calcext:value-type="float">
            <text:p>0.5655</text:p>
          </table:table-cell>
          <table:table-cell table:formula="of:=EXP((-1)*([.$A9]+0.01*[.J$3]))" office:value-type="float" office:value="0.559898366565402" calcext:value-type="float">
            <text:p>0.5599</text:p>
          </table:table-cell>
          <table:table-cell table:formula="of:=EXP((-1)*([.$A9]+0.01*[.K$3]))" office:value-type="float" office:value="0.554327284734507" calcext:value-type="float">
            <text:p>0.554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EXP((-1)*([.$A10]+0.01*[.B$3]))" office:value-type="float" office:value="0.548811636094026" calcext:value-type="float">
            <text:p>0.5488</text:p>
          </table:table-cell>
          <table:table-cell table:formula="of:=EXP((-1)*([.$A10]+0.01*[.C$3]))" office:value-type="float" office:value="0.5433508690745" calcext:value-type="float">
            <text:p>0.5434</text:p>
          </table:table-cell>
          <table:table-cell table:formula="of:=EXP((-1)*([.$A10]+0.01*[.D$3]))" office:value-type="float" office:value="0.537944437594674" calcext:value-type="float">
            <text:p>0.5379</text:p>
          </table:table-cell>
          <table:table-cell table:formula="of:=EXP((-1)*([.$A10]+0.01*[.E$3]))" office:value-type="float" office:value="0.532591801006897" calcext:value-type="float">
            <text:p>0.5326</text:p>
          </table:table-cell>
          <table:table-cell table:formula="of:=EXP((-1)*([.$A10]+0.01*[.F$3]))" office:value-type="float" office:value="0.527292424043049" calcext:value-type="float">
            <text:p>0.5273</text:p>
          </table:table-cell>
          <table:table-cell table:formula="of:=EXP((-1)*([.$A10]+0.01*[.G$3]))" office:value-type="float" office:value="0.522045776761016" calcext:value-type="float">
            <text:p>0.5220</text:p>
          </table:table-cell>
          <table:table-cell table:formula="of:=EXP((-1)*([.$A10]+0.01*[.H$3]))" office:value-type="float" office:value="0.516851334491699" calcext:value-type="float">
            <text:p>0.5169</text:p>
          </table:table-cell>
          <table:table-cell table:formula="of:=EXP((-1)*([.$A10]+0.01*[.I$3]))" office:value-type="float" office:value="0.511708577786542" calcext:value-type="float">
            <text:p>0.5117</text:p>
          </table:table-cell>
          <table:table-cell table:formula="of:=EXP((-1)*([.$A10]+0.01*[.J$3]))" office:value-type="float" office:value="0.50661699236559" calcext:value-type="float">
            <text:p>0.5066</text:p>
          </table:table-cell>
          <table:table-cell table:formula="of:=EXP((-1)*([.$A10]+0.01*[.K$3]))" office:value-type="float" office:value="0.501576069066055" calcext:value-type="float">
            <text:p>0.5016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EXP((-1)*([.$A11]+0.01*[.B$3]))" office:value-type="float" office:value="0.496585303791409" calcext:value-type="float">
            <text:p>0.4966</text:p>
          </table:table-cell>
          <table:table-cell table:formula="of:=EXP((-1)*([.$A11]+0.01*[.C$3]))" office:value-type="float" office:value="0.491644197460965" calcext:value-type="float">
            <text:p>0.4916</text:p>
          </table:table-cell>
          <table:table-cell table:formula="of:=EXP((-1)*([.$A11]+0.01*[.D$3]))" office:value-type="float" office:value="0.486752255959972" calcext:value-type="float">
            <text:p>0.4868</text:p>
          </table:table-cell>
          <table:table-cell table:formula="of:=EXP((-1)*([.$A11]+0.01*[.E$3]))" office:value-type="float" office:value="0.481908990090202" calcext:value-type="float">
            <text:p>0.4819</text:p>
          </table:table-cell>
          <table:table-cell table:formula="of:=EXP((-1)*([.$A11]+0.01*[.F$3]))" office:value-type="float" office:value="0.477113915521034" calcext:value-type="float">
            <text:p>0.4771</text:p>
          </table:table-cell>
          <table:table-cell table:formula="of:=EXP((-1)*([.$A11]+0.01*[.G$3]))" office:value-type="float" office:value="0.472366552741015" calcext:value-type="float">
            <text:p>0.4724</text:p>
          </table:table-cell>
          <table:table-cell table:formula="of:=EXP((-1)*([.$A11]+0.01*[.H$3]))" office:value-type="float" office:value="0.467666427009909" calcext:value-type="float">
            <text:p>0.4677</text:p>
          </table:table-cell>
          <table:table-cell table:formula="of:=EXP((-1)*([.$A11]+0.01*[.I$3]))" office:value-type="float" office:value="0.463013068311228" calcext:value-type="float">
            <text:p>0.4630</text:p>
          </table:table-cell>
          <table:table-cell table:formula="of:=EXP((-1)*([.$A11]+0.01*[.J$3]))" office:value-type="float" office:value="0.458406011305224" calcext:value-type="float">
            <text:p>0.4584</text:p>
          </table:table-cell>
          <table:table-cell table:formula="of:=EXP((-1)*([.$A11]+0.01*[.K$3]))" office:value-type="float" office:value="0.453844795282356" calcext:value-type="float">
            <text:p>0.4538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EXP((-1)*([.$A12]+0.01*[.B$3]))" office:value-type="float" office:value="0.449328964117222" calcext:value-type="float">
            <text:p>0.4493</text:p>
          </table:table-cell>
          <table:table-cell table:formula="of:=EXP((-1)*([.$A12]+0.01*[.C$3]))" office:value-type="float" office:value="0.444858066222941" calcext:value-type="float">
            <text:p>0.4449</text:p>
          </table:table-cell>
          <table:table-cell table:formula="of:=EXP((-1)*([.$A12]+0.01*[.D$3]))" office:value-type="float" office:value="0.440431654505999" calcext:value-type="float">
            <text:p>0.4404</text:p>
          </table:table-cell>
          <table:table-cell table:formula="of:=EXP((-1)*([.$A12]+0.01*[.E$3]))" office:value-type="float" office:value="0.436049286321536" calcext:value-type="float">
            <text:p>0.4360</text:p>
          </table:table-cell>
          <table:table-cell table:formula="of:=EXP((-1)*([.$A12]+0.01*[.F$3]))" office:value-type="float" office:value="0.43171052342908" calcext:value-type="float">
            <text:p>0.4317</text:p>
          </table:table-cell>
          <table:table-cell table:formula="of:=EXP((-1)*([.$A12]+0.01*[.G$3]))" office:value-type="float" office:value="0.427414931948727" calcext:value-type="float">
            <text:p>0.4274</text:p>
          </table:table-cell>
          <table:table-cell table:formula="of:=EXP((-1)*([.$A12]+0.01*[.H$3]))" office:value-type="float" office:value="0.423162082317749" calcext:value-type="float">
            <text:p>0.4232</text:p>
          </table:table-cell>
          <table:table-cell table:formula="of:=EXP((-1)*([.$A12]+0.01*[.I$3]))" office:value-type="float" office:value="0.418951549247639" calcext:value-type="float">
            <text:p>0.4190</text:p>
          </table:table-cell>
          <table:table-cell table:formula="of:=EXP((-1)*([.$A12]+0.01*[.J$3]))" office:value-type="float" office:value="0.414782911681581" calcext:value-type="float">
            <text:p>0.4148</text:p>
          </table:table-cell>
          <table:table-cell table:formula="of:=EXP((-1)*([.$A12]+0.01*[.K$3]))" office:value-type="float" office:value="0.410655752752346" calcext:value-type="float">
            <text:p>0.4107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EXP((-1)*([.$A13]+0.01*[.B$3]))" office:value-type="float" office:value="0.406569659740599" calcext:value-type="float">
            <text:p>0.4066</text:p>
          </table:table-cell>
          <table:table-cell table:formula="of:=EXP((-1)*([.$A13]+0.01*[.C$3]))" office:value-type="float" office:value="0.402524224033636" calcext:value-type="float">
            <text:p>0.4025</text:p>
          </table:table-cell>
          <table:table-cell table:formula="of:=EXP((-1)*([.$A13]+0.01*[.D$3]))" office:value-type="float" office:value="0.398519041084514" calcext:value-type="float">
            <text:p>0.3985</text:p>
          </table:table-cell>
          <table:table-cell table:formula="of:=EXP((-1)*([.$A13]+0.01*[.E$3]))" office:value-type="float" office:value="0.394553710371601" calcext:value-type="float">
            <text:p>0.3946</text:p>
          </table:table-cell>
          <table:table-cell table:formula="of:=EXP((-1)*([.$A13]+0.01*[.F$3]))" office:value-type="float" office:value="0.390627835358521" calcext:value-type="float">
            <text:p>0.3906</text:p>
          </table:table-cell>
          <table:table-cell table:formula="of:=EXP((-1)*([.$A13]+0.01*[.G$3]))" office:value-type="float" office:value="0.386741023454501" calcext:value-type="float">
            <text:p>0.3867</text:p>
          </table:table-cell>
          <table:table-cell table:formula="of:=EXP((-1)*([.$A13]+0.01*[.H$3]))" office:value-type="float" office:value="0.382892885975112" calcext:value-type="float">
            <text:p>0.3829</text:p>
          </table:table-cell>
          <table:table-cell table:formula="of:=EXP((-1)*([.$A13]+0.01*[.I$3]))" office:value-type="float" office:value="0.379083038103399" calcext:value-type="float">
            <text:p>0.3791</text:p>
          </table:table-cell>
          <table:table-cell table:formula="of:=EXP((-1)*([.$A13]+0.01*[.J$3]))" office:value-type="float" office:value="0.3753110988514" calcext:value-type="float">
            <text:p>0.3753</text:p>
          </table:table-cell>
          <table:table-cell table:formula="of:=EXP((-1)*([.$A13]+0.01*[.K$3]))" office:value-type="float" office:value="0.371576691022046" calcext:value-type="float">
            <text:p>0.37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EXP((-1)*([.$A14]+0.01*[.B$3]))" office:value-type="float" office:value="0.367879441171442" calcext:value-type="float">
            <text:p>0.3679</text:p>
          </table:table-cell>
          <table:table-cell table:formula="of:=EXP((-1)*([.$A14]+0.01*[.C$3]))" office:value-type="float" office:value="0.364218979571523" calcext:value-type="float">
            <text:p>0.3642</text:p>
          </table:table-cell>
          <table:table-cell table:formula="of:=EXP((-1)*([.$A14]+0.01*[.D$3]))" office:value-type="float" office:value="0.360594940173078" calcext:value-type="float">
            <text:p>0.3606</text:p>
          </table:table-cell>
          <table:table-cell table:formula="of:=EXP((-1)*([.$A14]+0.01*[.E$3]))" office:value-type="float" office:value="0.357006960569147" calcext:value-type="float">
            <text:p>0.3570</text:p>
          </table:table-cell>
          <table:table-cell table:formula="of:=EXP((-1)*([.$A14]+0.01*[.F$3]))" office:value-type="float" office:value="0.35345468195878" calcext:value-type="float">
            <text:p>0.3535</text:p>
          </table:table-cell>
          <table:table-cell table:formula="of:=EXP((-1)*([.$A14]+0.01*[.G$3]))" office:value-type="float" office:value="0.349937749111155" calcext:value-type="float">
            <text:p>0.3499</text:p>
          </table:table-cell>
          <table:table-cell table:formula="of:=EXP((-1)*([.$A14]+0.01*[.H$3]))" office:value-type="float" office:value="0.346455810330057" calcext:value-type="float">
            <text:p>0.3465</text:p>
          </table:table-cell>
          <table:table-cell table:formula="of:=EXP((-1)*([.$A14]+0.01*[.I$3]))" office:value-type="float" office:value="0.343008517418707" calcext:value-type="float">
            <text:p>0.3430</text:p>
          </table:table-cell>
          <table:table-cell table:formula="of:=EXP((-1)*([.$A14]+0.01*[.J$3]))" office:value-type="float" office:value="0.339595525644939" calcext:value-type="float">
            <text:p>0.3396</text:p>
          </table:table-cell>
          <table:table-cell table:formula="of:=EXP((-1)*([.$A14]+0.01*[.K$3]))" office:value-type="float" office:value="0.336216493706733" calcext:value-type="float">
            <text:p>0.3362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EXP((-1)*([.$A15]+0.01*[.B$3]))" office:value-type="float" office:value="0.33287108369808" calcext:value-type="float">
            <text:p>0.3329</text:p>
          </table:table-cell>
          <table:table-cell table:formula="of:=EXP((-1)*([.$A15]+0.01*[.C$3]))" office:value-type="float" office:value="0.329558961075189" calcext:value-type="float">
            <text:p>0.3296</text:p>
          </table:table-cell>
          <table:table-cell table:formula="of:=EXP((-1)*([.$A15]+0.01*[.D$3]))" office:value-type="float" office:value="0.326279794623039" calcext:value-type="float">
            <text:p>0.3263</text:p>
          </table:table-cell>
          <table:table-cell table:formula="of:=EXP((-1)*([.$A15]+0.01*[.E$3]))" office:value-type="float" office:value="0.323033256422253" calcext:value-type="float">
            <text:p>0.3230</text:p>
          </table:table-cell>
          <table:table-cell table:formula="of:=EXP((-1)*([.$A15]+0.01*[.F$3]))" office:value-type="float" office:value="0.319819021816304" calcext:value-type="float">
            <text:p>0.3198</text:p>
          </table:table-cell>
          <table:table-cell table:formula="of:=EXP((-1)*([.$A15]+0.01*[.G$3]))" office:value-type="float" office:value="0.316636769379053" calcext:value-type="float">
            <text:p>0.3166</text:p>
          </table:table-cell>
          <table:table-cell table:formula="of:=EXP((-1)*([.$A15]+0.01*[.H$3]))" office:value-type="float" office:value="0.313486180882605" calcext:value-type="float">
            <text:p>0.3135</text:p>
          </table:table-cell>
          <table:table-cell table:formula="of:=EXP((-1)*([.$A15]+0.01*[.I$3]))" office:value-type="float" office:value="0.310366941265485" calcext:value-type="float">
            <text:p>0.3104</text:p>
          </table:table-cell>
          <table:table-cell table:formula="of:=EXP((-1)*([.$A15]+0.01*[.J$3]))" office:value-type="float" office:value="0.307278738601131" calcext:value-type="float">
            <text:p>0.3073</text:p>
          </table:table-cell>
          <table:table-cell table:formula="of:=EXP((-1)*([.$A15]+0.01*[.K$3]))" office:value-type="float" office:value="0.304221264066704" calcext:value-type="float">
            <text:p>0.304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EXP((-1)*([.$A16]+0.01*[.B$3]))" office:value-type="float" office:value="0.301194211912202" calcext:value-type="float">
            <text:p>0.3012</text:p>
          </table:table-cell>
          <table:table-cell table:formula="of:=EXP((-1)*([.$A16]+0.01*[.C$3]))" office:value-type="float" office:value="0.298197279429887" calcext:value-type="float">
            <text:p>0.2982</text:p>
          </table:table-cell>
          <table:table-cell table:formula="of:=EXP((-1)*([.$A16]+0.01*[.D$3]))" office:value-type="float" office:value="0.295230166924014" calcext:value-type="float">
            <text:p>0.2952</text:p>
          </table:table-cell>
          <table:table-cell table:formula="of:=EXP((-1)*([.$A16]+0.01*[.E$3]))" office:value-type="float" office:value="0.292292577680859" calcext:value-type="float">
            <text:p>0.2923</text:p>
          </table:table-cell>
          <table:table-cell table:formula="of:=EXP((-1)*([.$A16]+0.01*[.F$3]))" office:value-type="float" office:value="0.289384217939051" calcext:value-type="float">
            <text:p>0.2894</text:p>
          </table:table-cell>
          <table:table-cell table:formula="of:=EXP((-1)*([.$A16]+0.01*[.G$3]))" office:value-type="float" office:value="0.28650479686019" calcext:value-type="float">
            <text:p>0.2865</text:p>
          </table:table-cell>
          <table:table-cell table:formula="of:=EXP((-1)*([.$A16]+0.01*[.H$3]))" office:value-type="float" office:value="0.28365402649977" calcext:value-type="float">
            <text:p>0.2837</text:p>
          </table:table-cell>
          <table:table-cell table:formula="of:=EXP((-1)*([.$A16]+0.01*[.I$3]))" office:value-type="float" office:value="0.28083162177838" calcext:value-type="float">
            <text:p>0.2808</text:p>
          </table:table-cell>
          <table:table-cell table:formula="of:=EXP((-1)*([.$A16]+0.01*[.J$3]))" office:value-type="float" office:value="0.278037300453194" calcext:value-type="float">
            <text:p>0.2780</text:p>
          </table:table-cell>
          <table:table-cell table:formula="of:=EXP((-1)*([.$A16]+0.01*[.K$3]))" office:value-type="float" office:value="0.275270783089752" calcext:value-type="float">
            <text:p>0.2753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EXP((-1)*([.$A17]+0.01*[.B$3]))" office:value-type="float" office:value="0.272531793034013" calcext:value-type="float">
            <text:p>0.2725</text:p>
          </table:table-cell>
          <table:table-cell table:formula="of:=EXP((-1)*([.$A17]+0.01*[.C$3]))" office:value-type="float" office:value="0.269820056384687" calcext:value-type="float">
            <text:p>0.2698</text:p>
          </table:table-cell>
          <table:table-cell table:formula="of:=EXP((-1)*([.$A17]+0.01*[.D$3]))" office:value-type="float" office:value="0.26713530196585" calcext:value-type="float">
            <text:p>0.2671</text:p>
          </table:table-cell>
          <table:table-cell table:formula="of:=EXP((-1)*([.$A17]+0.01*[.E$3]))" office:value-type="float" office:value="0.264477261299824" calcext:value-type="float">
            <text:p>0.2645</text:p>
          </table:table-cell>
          <table:table-cell table:formula="of:=EXP((-1)*([.$A17]+0.01*[.F$3]))" office:value-type="float" office:value="0.261845668580326" calcext:value-type="float">
            <text:p>0.2618</text:p>
          </table:table-cell>
          <table:table-cell table:formula="of:=EXP((-1)*([.$A17]+0.01*[.G$3]))" office:value-type="float" office:value="0.259240260645891" calcext:value-type="float">
            <text:p>0.2592</text:p>
          </table:table-cell>
          <table:table-cell table:formula="of:=EXP((-1)*([.$A17]+0.01*[.H$3]))" office:value-type="float" office:value="0.256660776953556" calcext:value-type="float">
            <text:p>0.2567</text:p>
          </table:table-cell>
          <table:table-cell table:formula="of:=EXP((-1)*([.$A17]+0.01*[.I$3]))" office:value-type="float" office:value="0.2541069595528" calcext:value-type="float">
            <text:p>0.2541</text:p>
          </table:table-cell>
          <table:table-cell table:formula="of:=EXP((-1)*([.$A17]+0.01*[.J$3]))" office:value-type="float" office:value="0.251578553059756" calcext:value-type="float">
            <text:p>0.2516</text:p>
          </table:table-cell>
          <table:table-cell table:formula="of:=EXP((-1)*([.$A17]+0.01*[.K$3]))" office:value-type="float" office:value="0.249075304631668" calcext:value-type="float">
            <text:p>0.2491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EXP((-1)*([.$A18]+0.01*[.B$3]))" office:value-type="float" office:value="0.246596963941606" calcext:value-type="float">
            <text:p>0.2466</text:p>
          </table:table-cell>
          <table:table-cell table:formula="of:=EXP((-1)*([.$A18]+0.01*[.C$3]))" office:value-type="float" office:value="0.244143283153437" calcext:value-type="float">
            <text:p>0.2441</text:p>
          </table:table-cell>
          <table:table-cell table:formula="of:=EXP((-1)*([.$A18]+0.01*[.D$3]))" office:value-type="float" office:value="0.241714016897036" calcext:value-type="float">
            <text:p>0.2417</text:p>
          </table:table-cell>
          <table:table-cell table:formula="of:=EXP((-1)*([.$A18]+0.01*[.E$3]))" office:value-type="float" office:value="0.239308922243754" calcext:value-type="float">
            <text:p>0.2393</text:p>
          </table:table-cell>
          <table:table-cell table:formula="of:=EXP((-1)*([.$A18]+0.01*[.F$3]))" office:value-type="float" office:value="0.236927758682122" calcext:value-type="float">
            <text:p>0.2369</text:p>
          </table:table-cell>
          <table:table-cell table:formula="of:=EXP((-1)*([.$A18]+0.01*[.G$3]))" office:value-type="float" office:value="0.234570288093798" calcext:value-type="float">
            <text:p>0.2346</text:p>
          </table:table-cell>
          <table:table-cell table:formula="of:=EXP((-1)*([.$A18]+0.01*[.H$3]))" office:value-type="float" office:value="0.232236274729759" calcext:value-type="float">
            <text:p>0.2322</text:p>
          </table:table-cell>
          <table:table-cell table:formula="of:=EXP((-1)*([.$A18]+0.01*[.I$3]))" office:value-type="float" office:value="0.229925485186724" calcext:value-type="float">
            <text:p>0.2299</text:p>
          </table:table-cell>
          <table:table-cell table:formula="of:=EXP((-1)*([.$A18]+0.01*[.J$3]))" office:value-type="float" office:value="0.227637688383813" calcext:value-type="float">
            <text:p>0.2276</text:p>
          </table:table-cell>
          <table:table-cell table:formula="of:=EXP((-1)*([.$A18]+0.01*[.K$3]))" office:value-type="float" office:value="0.225372655539439" calcext:value-type="float">
            <text:p>0.2254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EXP((-1)*([.$A19]+0.01*[.B$3]))" office:value-type="float" office:value="0.22313016014843" calcext:value-type="float">
            <text:p>0.2231</text:p>
          </table:table-cell>
          <table:table-cell table:formula="of:=EXP((-1)*([.$A19]+0.01*[.C$3]))" office:value-type="float" office:value="0.220909977959378" calcext:value-type="float">
            <text:p>0.2209</text:p>
          </table:table-cell>
          <table:table-cell table:formula="of:=EXP((-1)*([.$A19]+0.01*[.D$3]))" office:value-type="float" office:value="0.218711886952215" calcext:value-type="float">
            <text:p>0.2187</text:p>
          </table:table-cell>
          <table:table-cell table:formula="of:=EXP((-1)*([.$A19]+0.01*[.E$3]))" office:value-type="float" office:value="0.216535667316007" calcext:value-type="float">
            <text:p>0.2165</text:p>
          </table:table-cell>
          <table:table-cell table:formula="of:=EXP((-1)*([.$A19]+0.01*[.F$3]))" office:value-type="float" office:value="0.214381101426978" calcext:value-type="float">
            <text:p>0.2144</text:p>
          </table:table-cell>
          <table:table-cell table:formula="of:=EXP((-1)*([.$A19]+0.01*[.G$3]))" office:value-type="float" office:value="0.212247973826743" calcext:value-type="float">
            <text:p>0.2122</text:p>
          </table:table-cell>
          <table:table-cell table:formula="of:=EXP((-1)*([.$A19]+0.01*[.H$3]))" office:value-type="float" office:value="0.210136071200765" calcext:value-type="float">
            <text:p>0.2101</text:p>
          </table:table-cell>
          <table:table-cell table:formula="of:=EXP((-1)*([.$A19]+0.01*[.I$3]))" office:value-type="float" office:value="0.20804518235702" calcext:value-type="float">
            <text:p>0.2080</text:p>
          </table:table-cell>
          <table:table-cell table:formula="of:=EXP((-1)*([.$A19]+0.01*[.J$3]))" office:value-type="float" office:value="0.205975098204883" calcext:value-type="float">
            <text:p>0.2060</text:p>
          </table:table-cell>
          <table:table-cell table:formula="of:=EXP((-1)*([.$A19]+0.01*[.K$3]))" office:value-type="float" office:value="0.203925611734213" calcext:value-type="float">
            <text:p>0.2039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EXP((-1)*([.$A20]+0.01*[.B$3]))" office:value-type="float" office:value="0.201896517994655" calcext:value-type="float">
            <text:p>0.2019</text:p>
          </table:table-cell>
          <table:table-cell table:formula="of:=EXP((-1)*([.$A20]+0.01*[.C$3]))" office:value-type="float" office:value="0.199887614075144" calcext:value-type="float">
            <text:p>0.1999</text:p>
          </table:table-cell>
          <table:table-cell table:formula="of:=EXP((-1)*([.$A20]+0.01*[.D$3]))" office:value-type="float" office:value="0.197898699083615" calcext:value-type="float">
            <text:p>0.1979</text:p>
          </table:table-cell>
          <table:table-cell table:formula="of:=EXP((-1)*([.$A20]+0.01*[.E$3]))" office:value-type="float" office:value="0.195929574126909" calcext:value-type="float">
            <text:p>0.1959</text:p>
          </table:table-cell>
          <table:table-cell table:formula="of:=EXP((-1)*([.$A20]+0.01*[.F$3]))" office:value-type="float" office:value="0.193980042290892" calcext:value-type="float">
            <text:p>0.1940</text:p>
          </table:table-cell>
          <table:table-cell table:formula="of:=EXP((-1)*([.$A20]+0.01*[.G$3]))" office:value-type="float" office:value="0.192049908620754" calcext:value-type="float">
            <text:p>0.1920</text:p>
          </table:table-cell>
          <table:table-cell table:formula="of:=EXP((-1)*([.$A20]+0.01*[.H$3]))" office:value-type="float" office:value="0.19013898010152" calcext:value-type="float">
            <text:p>0.1901</text:p>
          </table:table-cell>
          <table:table-cell table:formula="of:=EXP((-1)*([.$A20]+0.01*[.I$3]))" office:value-type="float" office:value="0.188247065638747" calcext:value-type="float">
            <text:p>0.1882</text:p>
          </table:table-cell>
          <table:table-cell table:formula="of:=EXP((-1)*([.$A20]+0.01*[.J$3]))" office:value-type="float" office:value="0.18637397603941" calcext:value-type="float">
            <text:p>0.1864</text:p>
          </table:table-cell>
          <table:table-cell table:formula="of:=EXP((-1)*([.$A20]+0.01*[.K$3]))" office:value-type="float" office:value="0.184519523992989" calcext:value-type="float">
            <text:p>0.1845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EXP((-1)*([.$A21]+0.01*[.B$3]))" office:value-type="float" office:value="0.182683524052735" calcext:value-type="float">
            <text:p>0.1827</text:p>
          </table:table-cell>
          <table:table-cell table:formula="of:=EXP((-1)*([.$A21]+0.01*[.C$3]))" office:value-type="float" office:value="0.180865792617122" calcext:value-type="float">
            <text:p>0.1809</text:p>
          </table:table-cell>
          <table:table-cell table:formula="of:=EXP((-1)*([.$A21]+0.01*[.D$3]))" office:value-type="float" office:value="0.179066147911493" calcext:value-type="float">
            <text:p>0.1791</text:p>
          </table:table-cell>
          <table:table-cell table:formula="of:=EXP((-1)*([.$A21]+0.01*[.E$3]))" office:value-type="float" office:value="0.177284409969878" calcext:value-type="float">
            <text:p>0.1773</text:p>
          </table:table-cell>
          <table:table-cell table:formula="of:=EXP((-1)*([.$A21]+0.01*[.F$3]))" office:value-type="float" office:value="0.175520400616997" calcext:value-type="float">
            <text:p>0.1755</text:p>
          </table:table-cell>
          <table:table-cell table:formula="of:=EXP((-1)*([.$A21]+0.01*[.G$3]))" office:value-type="float" office:value="0.173773943450445" calcext:value-type="float">
            <text:p>0.1738</text:p>
          </table:table-cell>
          <table:table-cell table:formula="of:=EXP((-1)*([.$A21]+0.01*[.H$3]))" office:value-type="float" office:value="0.17204486382305" calcext:value-type="float">
            <text:p>0.1720</text:p>
          </table:table-cell>
          <table:table-cell table:formula="of:=EXP((-1)*([.$A21]+0.01*[.I$3]))" office:value-type="float" office:value="0.170332988825409" calcext:value-type="float">
            <text:p>0.1703</text:p>
          </table:table-cell>
          <table:table-cell table:formula="of:=EXP((-1)*([.$A21]+0.01*[.J$3]))" office:value-type="float" office:value="0.168638147268595" calcext:value-type="float">
            <text:p>0.1686</text:p>
          </table:table-cell>
          <table:table-cell table:formula="of:=EXP((-1)*([.$A21]+0.01*[.K$3]))" office:value-type="float" office:value="0.166960169667041" calcext:value-type="float">
            <text:p>0.1670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EXP((-1)*([.$A22]+0.01*[.B$3]))" office:value-type="float" office:value="0.165298888221587" calcext:value-type="float">
            <text:p>0.1653</text:p>
          </table:table-cell>
          <table:table-cell table:formula="of:=EXP((-1)*([.$A22]+0.01*[.C$3]))" office:value-type="float" office:value="0.163654136802704" calcext:value-type="float">
            <text:p>0.1637</text:p>
          </table:table-cell>
          <table:table-cell table:formula="of:=EXP((-1)*([.$A22]+0.01*[.D$3]))" office:value-type="float" office:value="0.162025750933881" calcext:value-type="float">
            <text:p>0.1620</text:p>
          </table:table-cell>
          <table:table-cell table:formula="of:=EXP((-1)*([.$A22]+0.01*[.E$3]))" office:value-type="float" office:value="0.160413567775173" calcext:value-type="float">
            <text:p>0.1604</text:p>
          </table:table-cell>
          <table:table-cell table:formula="of:=EXP((-1)*([.$A22]+0.01*[.F$3]))" office:value-type="float" office:value="0.158817426106921" calcext:value-type="float">
            <text:p>0.1588</text:p>
          </table:table-cell>
          <table:table-cell table:formula="of:=EXP((-1)*([.$A22]+0.01*[.G$3]))" office:value-type="float" office:value="0.157237166313628" calcext:value-type="float">
            <text:p>0.1572</text:p>
          </table:table-cell>
          <table:table-cell table:formula="of:=EXP((-1)*([.$A22]+0.01*[.H$3]))" office:value-type="float" office:value="0.155672630367997" calcext:value-type="float">
            <text:p>0.1557</text:p>
          </table:table-cell>
          <table:table-cell table:formula="of:=EXP((-1)*([.$A22]+0.01*[.I$3]))" office:value-type="float" office:value="0.154123661815131" calcext:value-type="float">
            <text:p>0.1541</text:p>
          </table:table-cell>
          <table:table-cell table:formula="of:=EXP((-1)*([.$A22]+0.01*[.J$3]))" office:value-type="float" office:value="0.152590105756884" calcext:value-type="float">
            <text:p>0.1526</text:p>
          </table:table-cell>
          <table:table-cell table:formula="of:=EXP((-1)*([.$A22]+0.01*[.K$3]))" office:value-type="float" office:value="0.151071808836371" calcext:value-type="float">
            <text:p>0.1511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EXP((-1)*([.$A23]+0.01*[.B$3]))" office:value-type="float" office:value="0.149568619222635" calcext:value-type="float">
            <text:p>0.1496</text:p>
          </table:table-cell>
          <table:table-cell table:formula="of:=EXP((-1)*([.$A23]+0.01*[.C$3]))" office:value-type="float" office:value="0.148080386595462" calcext:value-type="float">
            <text:p>0.1481</text:p>
          </table:table-cell>
          <table:table-cell table:formula="of:=EXP((-1)*([.$A23]+0.01*[.D$3]))" office:value-type="float" office:value="0.14660696213035" calcext:value-type="float">
            <text:p>0.1466</text:p>
          </table:table-cell>
          <table:table-cell table:formula="of:=EXP((-1)*([.$A23]+0.01*[.E$3]))" office:value-type="float" office:value="0.145148198483624" calcext:value-type="float">
            <text:p>0.1451</text:p>
          </table:table-cell>
          <table:table-cell table:formula="of:=EXP((-1)*([.$A23]+0.01*[.F$3]))" office:value-type="float" office:value="0.143703949777703" calcext:value-type="float">
            <text:p>0.1437</text:p>
          </table:table-cell>
          <table:table-cell table:formula="of:=EXP((-1)*([.$A23]+0.01*[.G$3]))" office:value-type="float" office:value="0.142274071586514" calcext:value-type="float">
            <text:p>0.1423</text:p>
          </table:table-cell>
          <table:table-cell table:formula="of:=EXP((-1)*([.$A23]+0.01*[.H$3]))" office:value-type="float" office:value="0.140858420921045" calcext:value-type="float">
            <text:p>0.1409</text:p>
          </table:table-cell>
          <table:table-cell table:formula="of:=EXP((-1)*([.$A23]+0.01*[.I$3]))" office:value-type="float" office:value="0.139456856215051" calcext:value-type="float">
            <text:p>0.1395</text:p>
          </table:table-cell>
          <table:table-cell table:formula="of:=EXP((-1)*([.$A23]+0.01*[.J$3]))" office:value-type="float" office:value="0.138069237310893" calcext:value-type="float">
            <text:p>0.1381</text:p>
          </table:table-cell>
          <table:table-cell table:formula="of:=EXP((-1)*([.$A23]+0.01*[.K$3]))" office:value-type="float" office:value="0.136695425445524" calcext:value-type="float">
            <text:p>0.13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EXP((-1)*([.$A24]+0.01*[.B$3]))" office:value-type="float" office:value="0.135335283236613" calcext:value-type="float">
            <text:p>0.1353</text:p>
          </table:table-cell>
          <table:table-cell table:formula="of:=EXP((-1)*([.$A24]+0.01*[.C$3]))" office:value-type="float" office:value="0.133988674668805" calcext:value-type="float">
            <text:p>0.1340</text:p>
          </table:table-cell>
          <table:table-cell table:formula="of:=EXP((-1)*([.$A24]+0.01*[.D$3]))" office:value-type="float" office:value="0.132655465080122" calcext:value-type="float">
            <text:p>0.1327</text:p>
          </table:table-cell>
          <table:table-cell table:formula="of:=EXP((-1)*([.$A24]+0.01*[.E$3]))" office:value-type="float" office:value="0.131335521148493" calcext:value-type="float">
            <text:p>0.1313</text:p>
          </table:table-cell>
          <table:table-cell table:formula="of:=EXP((-1)*([.$A24]+0.01*[.F$3]))" office:value-type="float" office:value="0.130028710878426" calcext:value-type="float">
            <text:p>0.1300</text:p>
          </table:table-cell>
          <table:table-cell table:formula="of:=EXP((-1)*([.$A24]+0.01*[.G$3]))" office:value-type="float" office:value="0.128734903587804" calcext:value-type="float">
            <text:p>0.1287</text:p>
          </table:table-cell>
          <table:table-cell table:formula="of:=EXP((-1)*([.$A24]+0.01*[.H$3]))" office:value-type="float" office:value="0.127453969894821" calcext:value-type="float">
            <text:p>0.1275</text:p>
          </table:table-cell>
          <table:table-cell table:formula="of:=EXP((-1)*([.$A24]+0.01*[.I$3]))" office:value-type="float" office:value="0.126185781705039" calcext:value-type="float">
            <text:p>0.1262</text:p>
          </table:table-cell>
          <table:table-cell table:formula="of:=EXP((-1)*([.$A24]+0.01*[.J$3]))" office:value-type="float" office:value="0.124930212198582" calcext:value-type="float">
            <text:p>0.1249</text:p>
          </table:table-cell>
          <table:table-cell table:formula="of:=EXP((-1)*([.$A24]+0.01*[.K$3]))" office:value-type="float" office:value="0.123687135817455" calcext:value-type="float">
            <text:p>0.1237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EXP((-1)*([.$A25]+0.01*[.B$3]))" office:value-type="float" office:value="0.122456428252982" calcext:value-type="float">
            <text:p>0.1225</text:p>
          </table:table-cell>
          <table:table-cell table:formula="of:=EXP((-1)*([.$A25]+0.01*[.C$3]))" office:value-type="float" office:value="0.121237966433382" calcext:value-type="float">
            <text:p>0.1212</text:p>
          </table:table-cell>
          <table:table-cell table:formula="of:=EXP((-1)*([.$A25]+0.01*[.D$3]))" office:value-type="float" office:value="0.120031628511457" calcext:value-type="float">
            <text:p>0.1200</text:p>
          </table:table-cell>
          <table:table-cell table:formula="of:=EXP((-1)*([.$A25]+0.01*[.E$3]))" office:value-type="float" office:value="0.11883729385241" calcext:value-type="float">
            <text:p>0.1188</text:p>
          </table:table-cell>
          <table:table-cell table:formula="of:=EXP((-1)*([.$A25]+0.01*[.F$3]))" office:value-type="float" office:value="0.117654843021779" calcext:value-type="float">
            <text:p>0.1177</text:p>
          </table:table-cell>
          <table:table-cell table:formula="of:=EXP((-1)*([.$A25]+0.01*[.G$3]))" office:value-type="float" office:value="0.116484157773497" calcext:value-type="float">
            <text:p>0.1165</text:p>
          </table:table-cell>
          <table:table-cell table:formula="of:=EXP((-1)*([.$A25]+0.01*[.H$3]))" office:value-type="float" office:value="0.115325121038063" calcext:value-type="float">
            <text:p>0.1153</text:p>
          </table:table-cell>
          <table:table-cell table:formula="of:=EXP((-1)*([.$A25]+0.01*[.I$3]))" office:value-type="float" office:value="0.114177616910837" calcext:value-type="float">
            <text:p>0.1142</text:p>
          </table:table-cell>
          <table:table-cell table:formula="of:=EXP((-1)*([.$A25]+0.01*[.J$3]))" office:value-type="float" office:value="0.11304153064045" calcext:value-type="float">
            <text:p>0.1130</text:p>
          </table:table-cell>
          <table:table-cell table:formula="of:=EXP((-1)*([.$A25]+0.01*[.K$3]))" office:value-type="float" office:value="0.111916748617329" calcext:value-type="float">
            <text:p>0.1119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EXP((-1)*([.$A26]+0.01*[.B$3]))" office:value-type="float" office:value="0.110803158362334" calcext:value-type="float">
            <text:p>0.1108</text:p>
          </table:table-cell>
          <table:table-cell table:formula="of:=EXP((-1)*([.$A26]+0.01*[.C$3]))" office:value-type="float" office:value="0.109700648515511" calcext:value-type="float">
            <text:p>0.1097</text:p>
          </table:table-cell>
          <table:table-cell table:formula="of:=EXP((-1)*([.$A26]+0.01*[.D$3]))" office:value-type="float" office:value="0.108609108824958" calcext:value-type="float">
            <text:p>0.1086</text:p>
          </table:table-cell>
          <table:table-cell table:formula="of:=EXP((-1)*([.$A26]+0.01*[.E$3]))" office:value-type="float" office:value="0.107528430135795" calcext:value-type="float">
            <text:p>0.1075</text:p>
          </table:table-cell>
          <table:table-cell table:formula="of:=EXP((-1)*([.$A26]+0.01*[.F$3]))" office:value-type="float" office:value="0.106458504379253" calcext:value-type="float">
            <text:p>0.1065</text:p>
          </table:table-cell>
          <table:table-cell table:formula="of:=EXP((-1)*([.$A26]+0.01*[.G$3]))" office:value-type="float" office:value="0.105399224561864" calcext:value-type="float">
            <text:p>0.1054</text:p>
          </table:table-cell>
          <table:table-cell table:formula="of:=EXP((-1)*([.$A26]+0.01*[.H$3]))" office:value-type="float" office:value="0.104350484754765" calcext:value-type="float">
            <text:p>0.1044</text:p>
          </table:table-cell>
          <table:table-cell table:formula="of:=EXP((-1)*([.$A26]+0.01*[.I$3]))" office:value-type="float" office:value="0.1033121800831" calcext:value-type="float">
            <text:p>0.1033</text:p>
          </table:table-cell>
          <table:table-cell table:formula="of:=EXP((-1)*([.$A26]+0.01*[.J$3]))" office:value-type="float" office:value="0.102284206715537" calcext:value-type="float">
            <text:p>0.1023</text:p>
          </table:table-cell>
          <table:table-cell table:formula="of:=EXP((-1)*([.$A26]+0.01*[.K$3]))" office:value-type="float" office:value="0.101266461853883" calcext:value-type="float">
            <text:p>0.1013</text:p>
          </table:table-cell>
          <table:table-cell table:number-columns-repeated="6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EXP((-1)*([.$A27]+0.01*[.B$3]))" office:value-type="float" office:value="0.100258843722804" calcext:value-type="float">
            <text:p>0.1003</text:p>
          </table:table-cell>
          <table:table-cell table:formula="of:=EXP((-1)*([.$A27]+0.01*[.C$3]))" office:value-type="float" office:value="0.0992612515596457" calcext:value-type="float">
            <text:p>0.0993</text:p>
          </table:table-cell>
          <table:table-cell table:formula="of:=EXP((-1)*([.$A27]+0.01*[.D$3]))" office:value-type="float" office:value="0.0982735856043615" calcext:value-type="float">
            <text:p>0.0983</text:p>
          </table:table-cell>
          <table:table-cell table:formula="of:=EXP((-1)*([.$A27]+0.01*[.E$3]))" office:value-type="float" office:value="0.0972957470895328" calcext:value-type="float">
            <text:p>0.0973</text:p>
          </table:table-cell>
          <table:table-cell table:formula="of:=EXP((-1)*([.$A27]+0.01*[.F$3]))" office:value-type="float" office:value="0.096327638230493" calcext:value-type="float">
            <text:p>0.0963</text:p>
          </table:table-cell>
          <table:table-cell table:formula="of:=EXP((-1)*([.$A27]+0.01*[.G$3]))" office:value-type="float" office:value="0.0953691622155496" calcext:value-type="float">
            <text:p>0.0954</text:p>
          </table:table-cell>
          <table:table-cell table:formula="of:=EXP((-1)*([.$A27]+0.01*[.H$3]))" office:value-type="float" office:value="0.0944202231963023" calcext:value-type="float">
            <text:p>0.0944</text:p>
          </table:table-cell>
          <table:table-cell table:formula="of:=EXP((-1)*([.$A27]+0.01*[.I$3]))" office:value-type="float" office:value="0.0934807262780585" calcext:value-type="float">
            <text:p>0.0935</text:p>
          </table:table-cell>
          <table:table-cell table:formula="of:=EXP((-1)*([.$A27]+0.01*[.J$3]))" office:value-type="float" office:value="0.0925505775103433" calcext:value-type="float">
            <text:p>0.0926</text:p>
          </table:table-cell>
          <table:table-cell table:formula="of:=EXP((-1)*([.$A27]+0.01*[.K$3]))" office:value-type="float" office:value="0.0916296838775048" calcext:value-type="float">
            <text:p>0.0916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EXP((-1)*([.$A28]+0.01*[.B$3]))" office:value-type="float" office:value="0.0907179532894125" calcext:value-type="float">
            <text:p>0.0907</text:p>
          </table:table-cell>
          <table:table-cell table:formula="of:=EXP((-1)*([.$A28]+0.01*[.C$3]))" office:value-type="float" office:value="0.0898152945722476" calcext:value-type="float">
            <text:p>0.0898</text:p>
          </table:table-cell>
          <table:table-cell table:formula="of:=EXP((-1)*([.$A28]+0.01*[.D$3]))" office:value-type="float" office:value="0.0889216174593863" calcext:value-type="float">
            <text:p>0.0889</text:p>
          </table:table-cell>
          <table:table-cell table:formula="of:=EXP((-1)*([.$A28]+0.01*[.E$3]))" office:value-type="float" office:value="0.0880368325823726" calcext:value-type="float">
            <text:p>0.0880</text:p>
          </table:table-cell>
          <table:table-cell table:formula="of:=EXP((-1)*([.$A28]+0.01*[.F$3]))" office:value-type="float" office:value="0.0871608514619813" calcext:value-type="float">
            <text:p>0.0872</text:p>
          </table:table-cell>
          <table:table-cell table:formula="of:=EXP((-1)*([.$A28]+0.01*[.G$3]))" office:value-type="float" office:value="0.0862935864993705" calcext:value-type="float">
            <text:p>0.0863</text:p>
          </table:table-cell>
          <table:table-cell table:formula="of:=EXP((-1)*([.$A28]+0.01*[.H$3]))" office:value-type="float" office:value="0.0854349509673212" calcext:value-type="float">
            <text:p>0.0854</text:p>
          </table:table-cell>
          <table:table-cell table:formula="of:=EXP((-1)*([.$A28]+0.01*[.I$3]))" office:value-type="float" office:value="0.0845848590015647" calcext:value-type="float">
            <text:p>0.0846</text:p>
          </table:table-cell>
          <table:table-cell table:formula="of:=EXP((-1)*([.$A28]+0.01*[.J$3]))" office:value-type="float" office:value="0.0837432255921959" calcext:value-type="float">
            <text:p>0.0837</text:p>
          </table:table-cell>
          <table:table-cell table:formula="of:=EXP((-1)*([.$A28]+0.01*[.K$3]))" office:value-type="float" office:value="0.0829099665751727" calcext:value-type="float">
            <text:p>0.0829</text:p>
          </table:table-cell>
          <table:table-cell table:number-columns-repeated="6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EXP((-1)*([.$A29]+0.01*[.B$3]))" office:value-type="float" office:value="0.0820849986238988" calcext:value-type="float">
            <text:p>0.0821</text:p>
          </table:table-cell>
          <table:table-cell table:formula="of:=EXP((-1)*([.$A29]+0.01*[.C$3]))" office:value-type="float" office:value="0.0812682392408917" calcext:value-type="float">
            <text:p>0.0813</text:p>
          </table:table-cell>
          <table:table-cell table:formula="of:=EXP((-1)*([.$A29]+0.01*[.D$3]))" office:value-type="float" office:value="0.0804596067495324" calcext:value-type="float">
            <text:p>0.0805</text:p>
          </table:table-cell>
          <table:table-cell table:formula="of:=EXP((-1)*([.$A29]+0.01*[.E$3]))" office:value-type="float" office:value="0.079659020285898" calcext:value-type="float">
            <text:p>0.0797</text:p>
          </table:table-cell>
          <table:table-cell table:formula="of:=EXP((-1)*([.$A29]+0.01*[.F$3]))" office:value-type="float" office:value="0.0788663997906749" calcext:value-type="float">
            <text:p>0.0789</text:p>
          </table:table-cell>
          <table:table-cell table:formula="of:=EXP((-1)*([.$A29]+0.01*[.G$3]))" office:value-type="float" office:value="0.0780816660011532" calcext:value-type="float">
            <text:p>0.0781</text:p>
          </table:table-cell>
          <table:table-cell table:formula="of:=EXP((-1)*([.$A29]+0.01*[.H$3]))" office:value-type="float" office:value="0.0773047404432997" calcext:value-type="float">
            <text:p>0.0773</text:p>
          </table:table-cell>
          <table:table-cell table:formula="of:=EXP((-1)*([.$A29]+0.01*[.I$3]))" office:value-type="float" office:value="0.0765355454239115" calcext:value-type="float">
            <text:p>0.0765</text:p>
          </table:table-cell>
          <table:table-cell table:formula="of:=EXP((-1)*([.$A29]+0.01*[.J$3]))" office:value-type="float" office:value="0.0757740040228455" calcext:value-type="float">
            <text:p>0.0758</text:p>
          </table:table-cell>
          <table:table-cell table:formula="of:=EXP((-1)*([.$A29]+0.01*[.K$3]))" office:value-type="float" office:value="0.075020040085327" calcext:value-type="float">
            <text:p>0.0750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EXP((-1)*([.$A30]+0.01*[.B$3]))" office:value-type="float" office:value="0.0742735782143339" calcext:value-type="float">
            <text:p>0.0743</text:p>
          </table:table-cell>
          <table:table-cell table:formula="of:=EXP((-1)*([.$A30]+0.01*[.C$3]))" office:value-type="float" office:value="0.0735345437630571" calcext:value-type="float">
            <text:p>0.0735</text:p>
          </table:table-cell>
          <table:table-cell table:formula="of:=EXP((-1)*([.$A30]+0.01*[.D$3]))" office:value-type="float" office:value="0.0728028628274356" calcext:value-type="float">
            <text:p>0.0728</text:p>
          </table:table-cell>
          <table:table-cell table:formula="of:=EXP((-1)*([.$A30]+0.01*[.E$3]))" office:value-type="float" office:value="0.0720784622387661" calcext:value-type="float">
            <text:p>0.0721</text:p>
          </table:table-cell>
          <table:table-cell table:formula="of:=EXP((-1)*([.$A30]+0.01*[.F$3]))" office:value-type="float" office:value="0.0713612695563861" calcext:value-type="float">
            <text:p>0.0714</text:p>
          </table:table-cell>
          <table:table-cell table:formula="of:=EXP((-1)*([.$A30]+0.01*[.G$3]))" office:value-type="float" office:value="0.0706512130604296" calcext:value-type="float">
            <text:p>0.0707</text:p>
          </table:table-cell>
          <table:table-cell table:formula="of:=EXP((-1)*([.$A30]+0.01*[.H$3]))" office:value-type="float" office:value="0.0699482217446554" calcext:value-type="float">
            <text:p>0.0699</text:p>
          </table:table-cell>
          <table:table-cell table:formula="of:=EXP((-1)*([.$A30]+0.01*[.I$3]))" office:value-type="float" office:value="0.069252225309346" calcext:value-type="float">
            <text:p>0.0693</text:p>
          </table:table-cell>
          <table:table-cell table:formula="of:=EXP((-1)*([.$A30]+0.01*[.J$3]))" office:value-type="float" office:value="0.0685631541542779" calcext:value-type="float">
            <text:p>0.0686</text:p>
          </table:table-cell>
          <table:table-cell table:formula="of:=EXP((-1)*([.$A30]+0.01*[.K$3]))" office:value-type="float" office:value="0.0678809393717614" calcext:value-type="float">
            <text:p>0.0679</text:p>
          </table:table-cell>
          <table:table-cell table:number-columns-repeated="6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EXP((-1)*([.$A31]+0.01*[.B$3]))" office:value-type="float" office:value="0.0672055127397498" calcext:value-type="float">
            <text:p>0.0672</text:p>
          </table:table-cell>
          <table:table-cell table:formula="of:=EXP((-1)*([.$A31]+0.01*[.C$3]))" office:value-type="float" office:value="0.0665368067150169" calcext:value-type="float">
            <text:p>0.0665</text:p>
          </table:table-cell>
          <table:table-cell table:formula="of:=EXP((-1)*([.$A31]+0.01*[.D$3]))" office:value-type="float" office:value="0.0658747544264029" calcext:value-type="float">
            <text:p>0.0659</text:p>
          </table:table-cell>
          <table:table-cell table:formula="of:=EXP((-1)*([.$A31]+0.01*[.E$3]))" office:value-type="float" office:value="0.0652192896681275" calcext:value-type="float">
            <text:p>0.0652</text:p>
          </table:table-cell>
          <table:table-cell table:formula="of:=EXP((-1)*([.$A31]+0.01*[.F$3]))" office:value-type="float" office:value="0.0645703468931685" calcext:value-type="float">
            <text:p>0.0646</text:p>
          </table:table-cell>
          <table:table-cell table:formula="of:=EXP((-1)*([.$A31]+0.01*[.G$3]))" office:value-type="float" office:value="0.0639278612067076" calcext:value-type="float">
            <text:p>0.0639</text:p>
          </table:table-cell>
          <table:table-cell table:formula="of:=EXP((-1)*([.$A31]+0.01*[.H$3]))" office:value-type="float" office:value="0.0632917683596407" calcext:value-type="float">
            <text:p>0.0633</text:p>
          </table:table-cell>
          <table:table-cell table:formula="of:=EXP((-1)*([.$A31]+0.01*[.I$3]))" office:value-type="float" office:value="0.0626620047421532" calcext:value-type="float">
            <text:p>0.0627</text:p>
          </table:table-cell>
          <table:table-cell table:formula="of:=EXP((-1)*([.$A31]+0.01*[.J$3]))" office:value-type="float" office:value="0.0620385073773583" calcext:value-type="float">
            <text:p>0.0620</text:p>
          </table:table-cell>
          <table:table-cell table:formula="of:=EXP((-1)*([.$A31]+0.01*[.K$3]))" office:value-type="float" office:value="0.0614212139150001" calcext:value-type="float">
            <text:p>0.0614</text:p>
          </table:table-cell>
          <table:table-cell table:number-columns-repeated="6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EXP((-1)*([.$A32]+0.01*[.B$3]))" office:value-type="float" office:value="0.060810062625218" calcext:value-type="float">
            <text:p>0.0608</text:p>
          </table:table-cell>
          <table:table-cell table:formula="of:=EXP((-1)*([.$A32]+0.01*[.C$3]))" office:value-type="float" office:value="0.0602049923923735" calcext:value-type="float">
            <text:p>0.0602</text:p>
          </table:table-cell>
          <table:table-cell table:formula="of:=EXP((-1)*([.$A32]+0.01*[.D$3]))" office:value-type="float" office:value="0.0596059427089393" calcext:value-type="float">
            <text:p>0.0596</text:p>
          </table:table-cell>
          <table:table-cell table:formula="of:=EXP((-1)*([.$A32]+0.01*[.E$3]))" office:value-type="float" office:value="0.0590128536694478" calcext:value-type="float">
            <text:p>0.0590</text:p>
          </table:table-cell>
          <table:table-cell table:formula="of:=EXP((-1)*([.$A32]+0.01*[.F$3]))" office:value-type="float" office:value="0.0584256659645008" calcext:value-type="float">
            <text:p>0.0584</text:p>
          </table:table-cell>
          <table:table-cell table:formula="of:=EXP((-1)*([.$A32]+0.01*[.G$3]))" office:value-type="float" office:value="0.0578443208748385" calcext:value-type="float">
            <text:p>0.0578</text:p>
          </table:table-cell>
          <table:table-cell table:formula="of:=EXP((-1)*([.$A32]+0.01*[.H$3]))" office:value-type="float" office:value="0.0572687602654673" calcext:value-type="float">
            <text:p>0.0573</text:p>
          </table:table-cell>
          <table:table-cell table:formula="of:=EXP((-1)*([.$A32]+0.01*[.I$3]))" office:value-type="float" office:value="0.0566989265798469" calcext:value-type="float">
            <text:p>0.0567</text:p>
          </table:table-cell>
          <table:table-cell table:formula="of:=EXP((-1)*([.$A32]+0.01*[.J$3]))" office:value-type="float" office:value="0.0561347628341337" calcext:value-type="float">
            <text:p>0.0561</text:p>
          </table:table-cell>
          <table:table-cell table:formula="of:=EXP((-1)*([.$A32]+0.01*[.K$3]))" office:value-type="float" office:value="0.0555762126114831" calcext:value-type="float">
            <text:p>0.0556</text:p>
          </table:table-cell>
          <table:table-cell table:number-columns-repeated="6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EXP((-1)*([.$A33]+0.01*[.B$3]))" office:value-type="float" office:value="0.0550232200564072" calcext:value-type="float">
            <text:p>0.0550</text:p>
          </table:table-cell>
          <table:table-cell table:formula="of:=EXP((-1)*([.$A33]+0.01*[.C$3]))" office:value-type="float" office:value="0.0544757298691899" calcext:value-type="float">
            <text:p>0.0545</text:p>
          </table:table-cell>
          <table:table-cell table:formula="of:=EXP((-1)*([.$A33]+0.01*[.D$3]))" office:value-type="float" office:value="0.053933687300356" calcext:value-type="float">
            <text:p>0.0539</text:p>
          </table:table-cell>
          <table:table-cell table:formula="of:=EXP((-1)*([.$A33]+0.01*[.E$3]))" office:value-type="float" office:value="0.0533970381451971" calcext:value-type="float">
            <text:p>0.0534</text:p>
          </table:table-cell>
          <table:table-cell table:formula="of:=EXP((-1)*([.$A33]+0.01*[.F$3]))" office:value-type="float" office:value="0.0528657287383503" calcext:value-type="float">
            <text:p>0.0529</text:p>
          </table:table-cell>
          <table:table-cell table:formula="of:=EXP((-1)*([.$A33]+0.01*[.G$3]))" office:value-type="float" office:value="0.0523397059484324" calcext:value-type="float">
            <text:p>0.0523</text:p>
          </table:table-cell>
          <table:table-cell table:formula="of:=EXP((-1)*([.$A33]+0.01*[.H$3]))" office:value-type="float" office:value="0.0518189171727258" calcext:value-type="float">
            <text:p>0.0518</text:p>
          </table:table-cell>
          <table:table-cell table:formula="of:=EXP((-1)*([.$A33]+0.01*[.I$3]))" office:value-type="float" office:value="0.0513033103319191" calcext:value-type="float">
            <text:p>0.0513</text:p>
          </table:table-cell>
          <table:table-cell table:formula="of:=EXP((-1)*([.$A33]+0.01*[.J$3]))" office:value-type="float" office:value="0.0507928338648985" calcext:value-type="float">
            <text:p>0.0508</text:p>
          </table:table-cell>
          <table:table-cell table:formula="of:=EXP((-1)*([.$A33]+0.01*[.K$3]))" office:value-type="float" office:value="0.0502874367235919" calcext:value-type="float">
            <text:p>0.050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EXP((-1)*([.$A34]+0.01*[.B$3]))" office:value-type="float" office:value="0.049787068367864" calcext:value-type="float">
            <text:p>0.0498</text:p>
          </table:table-cell>
          <table:table-cell table:formula="of:=EXP((-1)*([.$A34]+0.01*[.C$3]))" office:value-type="float" office:value="0.0492916787604622" calcext:value-type="float">
            <text:p>0.0493</text:p>
          </table:table-cell>
          <table:table-cell table:formula="of:=EXP((-1)*([.$A34]+0.01*[.D$3]))" office:value-type="float" office:value="0.048801218362013" calcext:value-type="float">
            <text:p>0.0488</text:p>
          </table:table-cell>
          <table:table-cell table:formula="of:=EXP((-1)*([.$A34]+0.01*[.E$3]))" office:value-type="float" office:value="0.0483156381260678" calcext:value-type="float">
            <text:p>0.0483</text:p>
          </table:table-cell>
          <table:table-cell table:formula="of:=EXP((-1)*([.$A34]+0.01*[.F$3]))" office:value-type="float" office:value="0.0478348894941984" calcext:value-type="float">
            <text:p>0.0478</text:p>
          </table:table-cell>
          <table:table-cell table:formula="of:=EXP((-1)*([.$A34]+0.01*[.G$3]))" office:value-type="float" office:value="0.0473589243911409" calcext:value-type="float">
            <text:p>0.0474</text:p>
          </table:table-cell>
          <table:table-cell table:formula="of:=EXP((-1)*([.$A34]+0.01*[.H$3]))" office:value-type="float" office:value="0.0468876952199885" calcext:value-type="float">
            <text:p>0.0469</text:p>
          </table:table-cell>
          <table:table-cell table:formula="of:=EXP((-1)*([.$A34]+0.01*[.I$3]))" office:value-type="float" office:value="0.0464211548574313" calcext:value-type="float">
            <text:p>0.0464</text:p>
          </table:table-cell>
          <table:table-cell table:formula="of:=EXP((-1)*([.$A34]+0.01*[.J$3]))" office:value-type="float" office:value="0.0459592566490442" calcext:value-type="float">
            <text:p>0.0460</text:p>
          </table:table-cell>
          <table:table-cell table:formula="of:=EXP((-1)*([.$A34]+0.01*[.K$3]))" office:value-type="float" office:value="0.0455019544046216" calcext:value-type="float">
            <text:p>0.0455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EXP((-1)*([.$A35]+0.01*[.B$3]))" office:value-type="float" office:value="0.0450492023935578" calcext:value-type="float">
            <text:p>0.0450</text:p>
          </table:table-cell>
          <table:table-cell table:formula="of:=EXP((-1)*([.$A35]+0.01*[.C$3]))" office:value-type="float" office:value="0.0446009553402745" calcext:value-type="float">
            <text:p>0.0446</text:p>
          </table:table-cell>
          <table:table-cell table:formula="of:=EXP((-1)*([.$A35]+0.01*[.D$3]))" office:value-type="float" office:value="0.0441571684196929" calcext:value-type="float">
            <text:p>0.0442</text:p>
          </table:table-cell>
          <table:table-cell table:formula="of:=EXP((-1)*([.$A35]+0.01*[.E$3]))" office:value-type="float" office:value="0.0437177972527509" calcext:value-type="float">
            <text:p>0.0437</text:p>
          </table:table-cell>
          <table:table-cell table:formula="of:=EXP((-1)*([.$A35]+0.01*[.F$3]))" office:value-type="float" office:value="0.0432827979019659" calcext:value-type="float">
            <text:p>0.0433</text:p>
          </table:table-cell>
          <table:table-cell table:formula="of:=EXP((-1)*([.$A35]+0.01*[.G$3]))" office:value-type="float" office:value="0.0428521268670402" calcext:value-type="float">
            <text:p>0.0429</text:p>
          </table:table-cell>
          <table:table-cell table:formula="of:=EXP((-1)*([.$A35]+0.01*[.H$3]))" office:value-type="float" office:value="0.0424257410805114" calcext:value-type="float">
            <text:p>0.0424</text:p>
          </table:table-cell>
          <table:table-cell table:formula="of:=EXP((-1)*([.$A35]+0.01*[.I$3]))" office:value-type="float" office:value="0.0420035979034456" calcext:value-type="float">
            <text:p>0.0420</text:p>
          </table:table-cell>
          <table:table-cell table:formula="of:=EXP((-1)*([.$A35]+0.01*[.J$3]))" office:value-type="float" office:value="0.0415856551211732" calcext:value-type="float">
            <text:p>0.0416</text:p>
          </table:table-cell>
          <table:table-cell table:formula="of:=EXP((-1)*([.$A35]+0.01*[.K$3]))" office:value-type="float" office:value="0.0411718709390677" calcext:value-type="float">
            <text:p>0.0412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EXP((-1)*([.$A36]+0.01*[.B$3]))" office:value-type="float" office:value="0.0407622039783662" calcext:value-type="float">
            <text:p>0.0408</text:p>
          </table:table-cell>
          <table:table-cell table:formula="of:=EXP((-1)*([.$A36]+0.01*[.C$3]))" office:value-type="float" office:value="0.0403566132720311" calcext:value-type="float">
            <text:p>0.0404</text:p>
          </table:table-cell>
          <table:table-cell table:formula="of:=EXP((-1)*([.$A36]+0.01*[.D$3]))" office:value-type="float" office:value="0.0399550582606539" calcext:value-type="float">
            <text:p>0.0400</text:p>
          </table:table-cell>
          <table:table-cell table:formula="of:=EXP((-1)*([.$A36]+0.01*[.E$3]))" office:value-type="float" office:value="0.0395574987883987" calcext:value-type="float">
            <text:p>0.0396</text:p>
          </table:table-cell>
          <table:table-cell table:formula="of:=EXP((-1)*([.$A36]+0.01*[.F$3]))" office:value-type="float" office:value="0.0391638950989871" calcext:value-type="float">
            <text:p>0.0392</text:p>
          </table:table-cell>
          <table:table-cell table:formula="of:=EXP((-1)*([.$A36]+0.01*[.G$3]))" office:value-type="float" office:value="0.038774207831722" calcext:value-type="float">
            <text:p>0.0388</text:p>
          </table:table-cell>
          <table:table-cell table:formula="of:=EXP((-1)*([.$A36]+0.01*[.H$3]))" office:value-type="float" office:value="0.0383883980175521" calcext:value-type="float">
            <text:p>0.0384</text:p>
          </table:table-cell>
          <table:table-cell table:formula="of:=EXP((-1)*([.$A36]+0.01*[.I$3]))" office:value-type="float" office:value="0.0380064270751743" calcext:value-type="float">
            <text:p>0.0380</text:p>
          </table:table-cell>
          <table:table-cell table:formula="of:=EXP((-1)*([.$A36]+0.01*[.J$3]))" office:value-type="float" office:value="0.0376282568071762" calcext:value-type="float">
            <text:p>0.0376</text:p>
          </table:table-cell>
          <table:table-cell table:formula="of:=EXP((-1)*([.$A36]+0.01*[.K$3]))" office:value-type="float" office:value="0.0372538493962158" calcext:value-type="float">
            <text:p>0.0373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EXP((-1)*([.$A37]+0.01*[.B$3]))" office:value-type="float" office:value="0.03688316740124" calcext:value-type="float">
            <text:p>0.0369</text:p>
          </table:table-cell>
          <table:table-cell table:formula="of:=EXP((-1)*([.$A37]+0.01*[.C$3]))" office:value-type="float" office:value="0.0365161737537404" calcext:value-type="float">
            <text:p>0.0365</text:p>
          </table:table-cell>
          <table:table-cell table:formula="of:=EXP((-1)*([.$A37]+0.01*[.D$3]))" office:value-type="float" office:value="0.0361528317540464" calcext:value-type="float">
            <text:p>0.0362</text:p>
          </table:table-cell>
          <table:table-cell table:formula="of:=EXP((-1)*([.$A37]+0.01*[.E$3]))" office:value-type="float" office:value="0.0357931050676553" calcext:value-type="float">
            <text:p>0.0358</text:p>
          </table:table-cell>
          <table:table-cell table:formula="of:=EXP((-1)*([.$A37]+0.01*[.F$3]))" office:value-type="float" office:value="0.0354369577215986" calcext:value-type="float">
            <text:p>0.0354</text:p>
          </table:table-cell>
          <table:table-cell table:formula="of:=EXP((-1)*([.$A37]+0.01*[.G$3]))" office:value-type="float" office:value="0.035084354100845" calcext:value-type="float">
            <text:p>0.0351</text:p>
          </table:table-cell>
          <table:table-cell table:formula="of:=EXP((-1)*([.$A37]+0.01*[.H$3]))" office:value-type="float" office:value="0.0347352589447385" calcext:value-type="float">
            <text:p>0.0347</text:p>
          </table:table-cell>
          <table:table-cell table:formula="of:=EXP((-1)*([.$A37]+0.01*[.I$3]))" office:value-type="float" office:value="0.0343896373434727" calcext:value-type="float">
            <text:p>0.0344</text:p>
          </table:table-cell>
          <table:table-cell table:formula="of:=EXP((-1)*([.$A37]+0.01*[.J$3]))" office:value-type="float" office:value="0.0340474547345993" calcext:value-type="float">
            <text:p>0.0340</text:p>
          </table:table-cell>
          <table:table-cell table:formula="of:=EXP((-1)*([.$A37]+0.01*[.K$3]))" office:value-type="float" office:value="0.0337086768995724" calcext:value-type="float">
            <text:p>0.0337</text:p>
          </table:table-cell>
          <table:table-cell table:number-columns-repeated="6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EXP((-1)*([.$A38]+0.01*[.B$3]))" office:value-type="float" office:value="0.0333732699603261" calcext:value-type="float">
            <text:p>0.0334</text:p>
          </table:table-cell>
          <table:table-cell table:formula="of:=EXP((-1)*([.$A38]+0.01*[.C$3]))" office:value-type="float" office:value="0.0330412003758869" calcext:value-type="float">
            <text:p>0.0330</text:p>
          </table:table-cell>
          <table:table-cell table:formula="of:=EXP((-1)*([.$A38]+0.01*[.D$3]))" office:value-type="float" office:value="0.0327124349390198" calcext:value-type="float">
            <text:p>0.0327</text:p>
          </table:table-cell>
          <table:table-cell table:formula="of:=EXP((-1)*([.$A38]+0.01*[.E$3]))" office:value-type="float" office:value="0.032386940772907" calcext:value-type="float">
            <text:p>0.0324</text:p>
          </table:table-cell>
          <table:table-cell table:formula="of:=EXP((-1)*([.$A38]+0.01*[.F$3]))" office:value-type="float" office:value="0.0320646853278608" calcext:value-type="float">
            <text:p>0.0321</text:p>
          </table:table-cell>
          <table:table-cell table:formula="of:=EXP((-1)*([.$A38]+0.01*[.G$3]))" office:value-type="float" office:value="0.0317456363780679" calcext:value-type="float">
            <text:p>0.0317</text:p>
          </table:table-cell>
          <table:table-cell table:formula="of:=EXP((-1)*([.$A38]+0.01*[.H$3]))" office:value-type="float" office:value="0.0314297620183677" calcext:value-type="float">
            <text:p>0.0314</text:p>
          </table:table-cell>
          <table:table-cell table:formula="of:=EXP((-1)*([.$A38]+0.01*[.I$3]))" office:value-type="float" office:value="0.0311170306610609" calcext:value-type="float">
            <text:p>0.0311</text:p>
          </table:table-cell>
          <table:table-cell table:formula="of:=EXP((-1)*([.$A38]+0.01*[.J$3]))" office:value-type="float" office:value="0.0308074110327511" calcext:value-type="float">
            <text:p>0.0308</text:p>
          </table:table-cell>
          <table:table-cell table:formula="of:=EXP((-1)*([.$A38]+0.01*[.K$3]))" office:value-type="float" office:value="0.0305008721712175" calcext:value-type="float">
            <text:p>0.0305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EXP((-1)*([.$A39]+0.01*[.B$3]))" office:value-type="float" office:value="0.0301973834223185" calcext:value-type="float">
            <text:p>0.0302</text:p>
          </table:table-cell>
          <table:table-cell table:formula="of:=EXP((-1)*([.$A39]+0.01*[.C$3]))" office:value-type="float" office:value="0.0298969144369263" calcext:value-type="float">
            <text:p>0.0299</text:p>
          </table:table-cell>
          <table:table-cell table:formula="of:=EXP((-1)*([.$A39]+0.01*[.D$3]))" office:value-type="float" office:value="0.029599435167892" calcext:value-type="float">
            <text:p>0.0296</text:p>
          </table:table-cell>
          <table:table-cell table:formula="of:=EXP((-1)*([.$A39]+0.01*[.E$3]))" office:value-type="float" office:value="0.0293049158670408" calcext:value-type="float">
            <text:p>0.0293</text:p>
          </table:table-cell>
          <table:table-cell table:formula="of:=EXP((-1)*([.$A39]+0.01*[.F$3]))" office:value-type="float" office:value="0.0290133270821971" calcext:value-type="float">
            <text:p>0.0290</text:p>
          </table:table-cell>
          <table:table-cell table:formula="of:=EXP((-1)*([.$A39]+0.01*[.G$3]))" office:value-type="float" office:value="0.0287246396542394" calcext:value-type="float">
            <text:p>0.0287</text:p>
          </table:table-cell>
          <table:table-cell table:formula="of:=EXP((-1)*([.$A39]+0.01*[.H$3]))" office:value-type="float" office:value="0.0284388247141845" calcext:value-type="float">
            <text:p>0.0284</text:p>
          </table:table-cell>
          <table:table-cell table:formula="of:=EXP((-1)*([.$A39]+0.01*[.I$3]))" office:value-type="float" office:value="0.0281558536803001" calcext:value-type="float">
            <text:p>0.0282</text:p>
          </table:table-cell>
          <table:table-cell table:formula="of:=EXP((-1)*([.$A39]+0.01*[.J$3]))" office:value-type="float" office:value="0.027875698255247" calcext:value-type="float">
            <text:p>0.0279</text:p>
          </table:table-cell>
          <table:table-cell table:formula="of:=EXP((-1)*([.$A39]+0.01*[.K$3]))" office:value-type="float" office:value="0.0275983304232493" calcext:value-type="float">
            <text:p>0.0276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EXP((-1)*([.$A40]+0.01*[.B$3]))" office:value-type="float" office:value="0.0273237224472926" calcext:value-type="float">
            <text:p>0.0273</text:p>
          </table:table-cell>
          <table:table-cell table:formula="of:=EXP((-1)*([.$A40]+0.01*[.C$3]))" office:value-type="float" office:value="0.0270518468663504" calcext:value-type="float">
            <text:p>0.0271</text:p>
          </table:table-cell>
          <table:table-cell table:formula="of:=EXP((-1)*([.$A40]+0.01*[.D$3]))" office:value-type="float" office:value="0.0267826764926382" calcext:value-type="float">
            <text:p>0.0268</text:p>
          </table:table-cell>
          <table:table-cell table:formula="of:=EXP((-1)*([.$A40]+0.01*[.E$3]))" office:value-type="float" office:value="0.0265161844088942" calcext:value-type="float">
            <text:p>0.0265</text:p>
          </table:table-cell>
          <table:table-cell table:formula="of:=EXP((-1)*([.$A40]+0.01*[.F$3]))" office:value-type="float" office:value="0.026252343965688" calcext:value-type="float">
            <text:p>0.0263</text:p>
          </table:table-cell>
          <table:table-cell table:formula="of:=EXP((-1)*([.$A40]+0.01*[.G$3]))" office:value-type="float" office:value="0.0259911287787553" calcext:value-type="float">
            <text:p>0.0260</text:p>
          </table:table-cell>
          <table:table-cell table:formula="of:=EXP((-1)*([.$A40]+0.01*[.H$3]))" office:value-type="float" office:value="0.0257325127263599" calcext:value-type="float">
            <text:p>0.0257</text:p>
          </table:table-cell>
          <table:table-cell table:formula="of:=EXP((-1)*([.$A40]+0.01*[.I$3]))" office:value-type="float" office:value="0.025476469946681" calcext:value-type="float">
            <text:p>0.0255</text:p>
          </table:table-cell>
          <table:table-cell table:formula="of:=EXP((-1)*([.$A40]+0.01*[.J$3]))" office:value-type="float" office:value="0.0252229748352272" calcext:value-type="float">
            <text:p>0.0252</text:p>
          </table:table-cell>
          <table:table-cell table:formula="of:=EXP((-1)*([.$A40]+0.01*[.K$3]))" office:value-type="float" office:value="0.0249720020422762" calcext:value-type="float">
            <text:p>0.0250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EXP((-1)*([.$A41]+0.01*[.B$3]))" office:value-type="float" office:value="0.0247235264703394" calcext:value-type="float">
            <text:p>0.0247</text:p>
          </table:table-cell>
          <table:table-cell table:formula="of:=EXP((-1)*([.$A41]+0.01*[.C$3]))" office:value-type="float" office:value="0.0244775232716527" calcext:value-type="float">
            <text:p>0.0245</text:p>
          </table:table-cell>
          <table:table-cell table:formula="of:=EXP((-1)*([.$A41]+0.01*[.D$3]))" office:value-type="float" office:value="0.0242339678456911" calcext:value-type="float">
            <text:p>0.0242</text:p>
          </table:table-cell>
          <table:table-cell table:formula="of:=EXP((-1)*([.$A41]+0.01*[.E$3]))" office:value-type="float" office:value="0.0239928358367092" calcext:value-type="float">
            <text:p>0.0240</text:p>
          </table:table-cell>
          <table:table-cell table:formula="of:=EXP((-1)*([.$A41]+0.01*[.F$3]))" office:value-type="float" office:value="0.023754103131305" calcext:value-type="float">
            <text:p>0.0238</text:p>
          </table:table-cell>
          <table:table-cell table:formula="of:=EXP((-1)*([.$A41]+0.01*[.G$3]))" office:value-type="float" office:value="0.0235177458560091" calcext:value-type="float">
            <text:p>0.0235</text:p>
          </table:table-cell>
          <table:table-cell table:formula="of:=EXP((-1)*([.$A41]+0.01*[.H$3]))" office:value-type="float" office:value="0.023283740374897" calcext:value-type="float">
            <text:p>0.0233</text:p>
          </table:table-cell>
          <table:table-cell table:formula="of:=EXP((-1)*([.$A41]+0.01*[.I$3]))" office:value-type="float" office:value="0.0230520632872256" calcext:value-type="float">
            <text:p>0.0231</text:p>
          </table:table-cell>
          <table:table-cell table:formula="of:=EXP((-1)*([.$A41]+0.01*[.J$3]))" office:value-type="float" office:value="0.022822691425093" calcext:value-type="float">
            <text:p>0.0228</text:p>
          </table:table-cell>
          <table:table-cell table:formula="of:=EXP((-1)*([.$A41]+0.01*[.K$3]))" office:value-type="float" office:value="0.0225956018511219" calcext:value-type="float">
            <text:p>0.0226</text:p>
          </table:table-cell>
          <table:table-cell table:number-columns-repeated="6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EXP((-1)*([.$A42]+0.01*[.B$3]))" office:value-type="float" office:value="0.0223707718561656" calcext:value-type="float">
            <text:p>0.0224</text:p>
          </table:table-cell>
          <table:table-cell table:formula="of:=EXP((-1)*([.$A42]+0.01*[.C$3]))" office:value-type="float" office:value="0.0221481789570373" calcext:value-type="float">
            <text:p>0.0221</text:p>
          </table:table-cell>
          <table:table-cell table:formula="of:=EXP((-1)*([.$A42]+0.01*[.D$3]))" office:value-type="float" office:value="0.0219278008942616" calcext:value-type="float">
            <text:p>0.0219</text:p>
          </table:table-cell>
          <table:table-cell table:formula="of:=EXP((-1)*([.$A42]+0.01*[.E$3]))" office:value-type="float" office:value="0.0217096156298486" calcext:value-type="float">
            <text:p>0.0217</text:p>
          </table:table-cell>
          <table:table-cell table:formula="of:=EXP((-1)*([.$A42]+0.01*[.F$3]))" office:value-type="float" office:value="0.0214936013450899" calcext:value-type="float">
            <text:p>0.0215</text:p>
          </table:table-cell>
          <table:table-cell table:formula="of:=EXP((-1)*([.$A42]+0.01*[.G$3]))" office:value-type="float" office:value="0.0212797364383772" calcext:value-type="float">
            <text:p>0.0213</text:p>
          </table:table-cell>
          <table:table-cell table:formula="of:=EXP((-1)*([.$A42]+0.01*[.H$3]))" office:value-type="float" office:value="0.0210679995230414" calcext:value-type="float">
            <text:p>0.0211</text:p>
          </table:table-cell>
          <table:table-cell table:formula="of:=EXP((-1)*([.$A42]+0.01*[.I$3]))" office:value-type="float" office:value="0.0208583694252147" calcext:value-type="float">
            <text:p>0.0209</text:p>
          </table:table-cell>
          <table:table-cell table:formula="of:=EXP((-1)*([.$A42]+0.01*[.J$3]))" office:value-type="float" office:value="0.0206508251817126" calcext:value-type="float">
            <text:p>0.0207</text:p>
          </table:table-cell>
          <table:table-cell table:formula="of:=EXP((-1)*([.$A42]+0.01*[.K$3]))" office:value-type="float" office:value="0.0204453460379377" calcext:value-type="float">
            <text:p>0.0204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EXP((-1)*([.$A43]+0.01*[.B$3]))" office:value-type="float" office:value="0.0202419114458044" calcext:value-type="float">
            <text:p>0.0202</text:p>
          </table:table-cell>
          <table:table-cell table:formula="of:=EXP((-1)*([.$A43]+0.01*[.C$3]))" office:value-type="float" office:value="0.020040501061684" calcext:value-type="float">
            <text:p>0.0200</text:p>
          </table:table-cell>
          <table:table-cell table:formula="of:=EXP((-1)*([.$A43]+0.01*[.D$3]))" office:value-type="float" office:value="0.0198410947443703" calcext:value-type="float">
            <text:p>0.0198</text:p>
          </table:table-cell>
          <table:table-cell table:formula="of:=EXP((-1)*([.$A43]+0.01*[.E$3]))" office:value-type="float" office:value="0.0196436725530653" calcext:value-type="float">
            <text:p>0.0196</text:p>
          </table:table-cell>
          <table:table-cell table:formula="of:=EXP((-1)*([.$A43]+0.01*[.F$3]))" office:value-type="float" office:value="0.0194482147453854" calcext:value-type="float">
            <text:p>0.0194</text:p>
          </table:table-cell>
          <table:table-cell table:formula="of:=EXP((-1)*([.$A43]+0.01*[.G$3]))" office:value-type="float" office:value="0.0192547017753869" calcext:value-type="float">
            <text:p>0.0193</text:p>
          </table:table-cell>
          <table:table-cell table:formula="of:=EXP((-1)*([.$A43]+0.01*[.H$3]))" office:value-type="float" office:value="0.0190631142916116" calcext:value-type="float">
            <text:p>0.0191</text:p>
          </table:table-cell>
          <table:table-cell table:formula="of:=EXP((-1)*([.$A43]+0.01*[.I$3]))" office:value-type="float" office:value="0.0188734331351515" calcext:value-type="float">
            <text:p>0.0189</text:p>
          </table:table-cell>
          <table:table-cell table:formula="of:=EXP((-1)*([.$A43]+0.01*[.J$3]))" office:value-type="float" office:value="0.0186856393377328" calcext:value-type="float">
            <text:p>0.0187</text:p>
          </table:table-cell>
          <table:table-cell table:formula="of:=EXP((-1)*([.$A43]+0.01*[.K$3]))" office:value-type="float" office:value="0.0184997141198192" calcext:value-type="float">
            <text:p>0.018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EXP((-1)*([.$A44]+0.01*[.B$3]))" office:value-type="float" office:value="0.0183156388887342" calcext:value-type="float">
            <text:p>0.0183</text:p>
          </table:table-cell>
          <table:table-cell table:formula="of:=EXP((-1)*([.$A44]+0.01*[.C$3]))" office:value-type="float" office:value="0.0181333952368011" calcext:value-type="float">
            <text:p>0.0181</text:p>
          </table:table-cell>
          <table:table-cell table:formula="of:=EXP((-1)*([.$A44]+0.01*[.D$3]))" office:value-type="float" office:value="0.0179529649395029" calcext:value-type="float">
            <text:p>0.0180</text:p>
          </table:table-cell>
          <table:table-cell table:formula="of:=EXP((-1)*([.$A44]+0.01*[.E$3]))" office:value-type="float" office:value="0.0177743299536594" calcext:value-type="float">
            <text:p>0.0178</text:p>
          </table:table-cell>
          <table:table-cell table:formula="of:=EXP((-1)*([.$A44]+0.01*[.F$3]))" office:value-type="float" office:value="0.0175974724156234" calcext:value-type="float">
            <text:p>0.0176</text:p>
          </table:table-cell>
          <table:table-cell table:formula="of:=EXP((-1)*([.$A44]+0.01*[.G$3]))" office:value-type="float" office:value="0.0174223746394935" calcext:value-type="float">
            <text:p>0.0174</text:p>
          </table:table-cell>
          <table:table-cell table:formula="of:=EXP((-1)*([.$A44]+0.01*[.H$3]))" office:value-type="float" office:value="0.0172490191153463" calcext:value-type="float">
            <text:p>0.0172</text:p>
          </table:table-cell>
          <table:table-cell table:formula="of:=EXP((-1)*([.$A44]+0.01*[.I$3]))" office:value-type="float" office:value="0.0170773885074848" calcext:value-type="float">
            <text:p>0.0171</text:p>
          </table:table-cell>
          <table:table-cell table:formula="of:=EXP((-1)*([.$A44]+0.01*[.J$3]))" office:value-type="float" office:value="0.0169074656527053" calcext:value-type="float">
            <text:p>0.0169</text:p>
          </table:table-cell>
          <table:table-cell table:formula="of:=EXP((-1)*([.$A44]+0.01*[.K$3]))" office:value-type="float" office:value="0.0167392335585806" calcext:value-type="float">
            <text:p>0.0167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" office:value-type="float" office:value="0" calcext:value-type="float">
            <text:p>0.0</text:p>
          </table:table-cell>
          <table:table-cell table:style-name="ce2" table:formula="of:=PHI([.$A4]+[.B$3]*0.01)" office:value-type="float" office:value="0.398942280401433" calcext:value-type="float">
            <text:p>0.3989</text:p>
          </table:table-cell>
          <table:table-cell table:style-name="ce2" table:formula="of:=PHI([.$A4]+[.C$3]*0.01)" office:value-type="float" office:value="0.398922333786082" calcext:value-type="float">
            <text:p>0.3989</text:p>
          </table:table-cell>
          <table:table-cell table:style-name="ce2" table:formula="of:=PHI([.$A4]+[.D$3]*0.01)" office:value-type="float" office:value="0.398862499923666" calcext:value-type="float">
            <text:p>0.3989</text:p>
          </table:table-cell>
          <table:table-cell table:style-name="ce2" table:formula="of:=PHI([.$A4]+[.E$3]*0.01)" office:value-type="float" office:value="0.3987627967621" calcext:value-type="float">
            <text:p>0.3988</text:p>
          </table:table-cell>
          <table:table-cell table:style-name="ce2" table:formula="of:=PHI([.$A4]+[.F$3]*0.01)" office:value-type="float" office:value="0.398623254204605" calcext:value-type="float">
            <text:p>0.3986</text:p>
          </table:table-cell>
          <table:table-cell table:style-name="ce2" table:formula="of:=PHI([.$A4]+[.G$3]*0.01)" office:value-type="float" office:value="0.398443914094764" calcext:value-type="float">
            <text:p>0.3984</text:p>
          </table:table-cell>
          <table:table-cell table:style-name="ce2" table:formula="of:=PHI([.$A4]+[.H$3]*0.01)" office:value-type="float" office:value="0.398224830195607" calcext:value-type="float">
            <text:p>0.3982</text:p>
          </table:table-cell>
          <table:table-cell table:style-name="ce2" table:formula="of:=PHI([.$A4]+[.I$3]*0.01)" office:value-type="float" office:value="0.397966068162751" calcext:value-type="float">
            <text:p>0.3980</text:p>
          </table:table-cell>
          <table:table-cell table:style-name="ce2" table:formula="of:=PHI([.$A4]+[.J$3]*0.01)" office:value-type="float" office:value="0.397667705511609" calcext:value-type="float">
            <text:p>0.3977</text:p>
          </table:table-cell>
          <table:table-cell table:style-name="ce2" table:formula="of:=PHI([.$A4]+[.K$3]*0.01)" office:value-type="float" office:value="0.397329831578688" calcext:value-type="float">
            <text:p>0.3973</text:p>
          </table:table-cell>
          <table:table-cell table:number-columns-repeated="6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2" table:formula="of:=PHI([.$A5]+[.B$3]*0.01)" office:value-type="float" office:value="0.396952547477012" calcext:value-type="float">
            <text:p>0.3970</text:p>
          </table:table-cell>
          <table:table-cell table:style-name="ce2" table:formula="of:=PHI([.$A5]+[.C$3]*0.01)" office:value-type="float" office:value="0.396535966045686" calcext:value-type="float">
            <text:p>0.3965</text:p>
          </table:table-cell>
          <table:table-cell table:style-name="ce2" table:formula="of:=PHI([.$A5]+[.D$3]*0.01)" office:value-type="float" office:value="0.396080211793656" calcext:value-type="float">
            <text:p>0.3961</text:p>
          </table:table-cell>
          <table:table-cell table:style-name="ce2" table:formula="of:=PHI([.$A5]+[.E$3]*0.01)" office:value-type="float" office:value="0.395585420837687" calcext:value-type="float">
            <text:p>0.3956</text:p>
          </table:table-cell>
          <table:table-cell table:style-name="ce2" table:formula="of:=PHI([.$A5]+[.F$3]*0.01)" office:value-type="float" office:value="0.395051740834611" calcext:value-type="float">
            <text:p>0.3951</text:p>
          </table:table-cell>
          <table:table-cell table:style-name="ce2" table:formula="of:=PHI([.$A5]+[.G$3]*0.01)" office:value-type="float" office:value="0.394479330907889" calcext:value-type="float">
            <text:p>0.3945</text:p>
          </table:table-cell>
          <table:table-cell table:style-name="ce2" table:formula="of:=PHI([.$A5]+[.H$3]*0.01)" office:value-type="float" office:value="0.393868361568541" calcext:value-type="float">
            <text:p>0.3939</text:p>
          </table:table-cell>
          <table:table-cell table:style-name="ce2" table:formula="of:=PHI([.$A5]+[.I$3]*0.01)" office:value-type="float" office:value="0.393219014630497" calcext:value-type="float">
            <text:p>0.3932</text:p>
          </table:table-cell>
          <table:table-cell table:style-name="ce2" table:formula="of:=PHI([.$A5]+[.J$3]*0.01)" office:value-type="float" office:value="0.392531483120429" calcext:value-type="float">
            <text:p>0.3925</text:p>
          </table:table-cell>
          <table:table-cell table:style-name="ce2" table:formula="of:=PHI([.$A5]+[.K$3]*0.01)" office:value-type="float" office:value="0.391805971182121" calcext:value-type="float">
            <text:p>0.3918</text:p>
          </table:table-cell>
          <table:table-cell table:number-columns-repeated="6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2" table:formula="of:=PHI([.$A6]+[.B$3]*0.01)" office:value-type="float" office:value="0.391042693975456" calcext:value-type="float">
            <text:p>0.3910</text:p>
          </table:table-cell>
          <table:table-cell table:style-name="ce2" table:formula="of:=PHI([.$A6]+[.C$3]*0.01)" office:value-type="float" office:value="0.390241877570074" calcext:value-type="float">
            <text:p>0.3902</text:p>
          </table:table-cell>
          <table:table-cell table:style-name="ce2" table:formula="of:=PHI([.$A6]+[.D$3]*0.01)" office:value-type="float" office:value="0.38940375883379" calcext:value-type="float">
            <text:p>0.3894</text:p>
          </table:table-cell>
          <table:table-cell table:style-name="ce2" table:formula="of:=PHI([.$A6]+[.E$3]*0.01)" office:value-type="float" office:value="0.388528585315836" calcext:value-type="float">
            <text:p>0.3885</text:p>
          </table:table-cell>
          <table:table-cell table:style-name="ce2" table:formula="of:=PHI([.$A6]+[.F$3]*0.01)" office:value-type="float" office:value="0.387616615125014" calcext:value-type="float">
            <text:p>0.3876</text:p>
          </table:table-cell>
          <table:table-cell table:style-name="ce2" table:formula="of:=PHI([.$A6]+[.G$3]*0.01)" office:value-type="float" office:value="0.386668116802849" calcext:value-type="float">
            <text:p>0.3867</text:p>
          </table:table-cell>
          <table:table-cell table:style-name="ce2" table:formula="of:=PHI([.$A6]+[.H$3]*0.01)" office:value-type="float" office:value="0.385683369191816" calcext:value-type="float">
            <text:p>0.3857</text:p>
          </table:table-cell>
          <table:table-cell table:style-name="ce2" table:formula="of:=PHI([.$A6]+[.I$3]*0.01)" office:value-type="float" office:value="0.384662661298743" calcext:value-type="float">
            <text:p>0.3847</text:p>
          </table:table-cell>
          <table:table-cell table:style-name="ce2" table:formula="of:=PHI([.$A6]+[.J$3]*0.01)" office:value-type="float" office:value="0.383606292153479" calcext:value-type="float">
            <text:p>0.3836</text:p>
          </table:table-cell>
          <table:table-cell table:style-name="ce2" table:formula="of:=PHI([.$A6]+[.K$3]*0.01)" office:value-type="float" office:value="0.382514570662924" calcext:value-type="float">
            <text:p>0.3825</text:p>
          </table:table-cell>
          <table:table-cell table:number-columns-repeated="6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2" table:formula="of:=PHI([.$A7]+[.B$3]*0.01)" office:value-type="float" office:value="0.381387815460524" calcext:value-type="float">
            <text:p>0.3814</text:p>
          </table:table-cell>
          <table:table-cell table:style-name="ce2" table:formula="of:=PHI([.$A7]+[.C$3]*0.01)" office:value-type="float" office:value="0.380226354751325" calcext:value-type="float">
            <text:p>0.3802</text:p>
          </table:table-cell>
          <table:table-cell table:style-name="ce2" table:formula="of:=PHI([.$A7]+[.D$3]*0.01)" office:value-type="float" office:value="0.379030526152702" calcext:value-type="float">
            <text:p>0.3790</text:p>
          </table:table-cell>
          <table:table-cell table:style-name="ce2" table:formula="of:=PHI([.$A7]+[.E$3]*0.01)" office:value-type="float" office:value="0.377800676530865" calcext:value-type="float">
            <text:p>0.3778</text:p>
          </table:table-cell>
          <table:table-cell table:style-name="ce2" table:formula="of:=PHI([.$A7]+[.F$3]*0.01)" office:value-type="float" office:value="0.376537161833254" calcext:value-type="float">
            <text:p>0.3765</text:p>
          </table:table-cell>
          <table:table-cell table:style-name="ce2" table:formula="of:=PHI([.$A7]+[.G$3]*0.01)" office:value-type="float" office:value="0.375240346916938" calcext:value-type="float">
            <text:p>0.3752</text:p>
          </table:table-cell>
          <table:table-cell table:style-name="ce2" table:formula="of:=PHI([.$A7]+[.H$3]*0.01)" office:value-type="float" office:value="0.373910605373128" calcext:value-type="float">
            <text:p>0.3739</text:p>
          </table:table-cell>
          <table:table-cell table:style-name="ce2" table:formula="of:=PHI([.$A7]+[.I$3]*0.01)" office:value-type="float" office:value="0.372548319347933" calcext:value-type="float">
            <text:p>0.3725</text:p>
          </table:table-cell>
          <table:table-cell table:style-name="ce2" table:formula="of:=PHI([.$A7]+[.J$3]*0.01)" office:value-type="float" office:value="0.371153879359466" calcext:value-type="float">
            <text:p>0.3712</text:p>
          </table:table-cell>
          <table:table-cell table:style-name="ce2" table:formula="of:=PHI([.$A7]+[.K$3]*0.01)" office:value-type="float" office:value="0.369727684111432" calcext:value-type="float">
            <text:p>0.3697</text:p>
          </table:table-cell>
          <table:table-cell table:number-columns-repeated="6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2" table:formula="of:=PHI([.$A8]+[.B$3]*0.01)" office:value-type="float" office:value="0.368270140303323" calcext:value-type="float">
            <text:p>0.3683</text:p>
          </table:table-cell>
          <table:table-cell table:style-name="ce2" table:formula="of:=PHI([.$A8]+[.C$3]*0.01)" office:value-type="float" office:value="0.366781662437336" calcext:value-type="float">
            <text:p>0.3668</text:p>
          </table:table-cell>
          <table:table-cell table:style-name="ce2" table:formula="of:=PHI([.$A8]+[.D$3]*0.01)" office:value-type="float" office:value="0.365262672622154" calcext:value-type="float">
            <text:p>0.3653</text:p>
          </table:table-cell>
          <table:table-cell table:style-name="ce2" table:formula="of:=PHI([.$A8]+[.E$3]*0.01)" office:value-type="float" office:value="0.363713600373713" calcext:value-type="float">
            <text:p>0.3637</text:p>
          </table:table-cell>
          <table:table-cell table:style-name="ce2" table:formula="of:=PHI([.$A8]+[.F$3]*0.01)" office:value-type="float" office:value="0.362134882413092" calcext:value-type="float">
            <text:p>0.3621</text:p>
          </table:table-cell>
          <table:table-cell table:style-name="ce2" table:formula="of:=PHI([.$A8]+[.G$3]*0.01)" office:value-type="float" office:value="0.360526962461648" calcext:value-type="float">
            <text:p>0.3605</text:p>
          </table:table-cell>
          <table:table-cell table:style-name="ce2" table:formula="of:=PHI([.$A8]+[.H$3]*0.01)" office:value-type="float" office:value="0.358890291033545" calcext:value-type="float">
            <text:p>0.3589</text:p>
          </table:table-cell>
          <table:table-cell table:style-name="ce2" table:formula="of:=PHI([.$A8]+[.I$3]*0.01)" office:value-type="float" office:value="0.357225325225801" calcext:value-type="float">
            <text:p>0.3572</text:p>
          </table:table-cell>
          <table:table-cell table:style-name="ce2" table:formula="of:=PHI([.$A8]+[.J$3]*0.01)" office:value-type="float" office:value="0.355532528505997" calcext:value-type="float">
            <text:p>0.3555</text:p>
          </table:table-cell>
          <table:table-cell table:style-name="ce2" table:formula="of:=PHI([.$A8]+[.K$3]*0.01)" office:value-type="float" office:value="0.35381237049778" calcext:value-type="float">
            <text:p>0.3538</text:p>
          </table:table-cell>
          <table:table-cell table:number-columns-repeated="6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2" table:formula="of:=PHI([.$A9]+[.B$3]*0.01)" office:value-type="float" office:value="0.3520653267643" calcext:value-type="float">
            <text:p>0.3521</text:p>
          </table:table-cell>
          <table:table-cell table:style-name="ce2" table:formula="of:=PHI([.$A9]+[.C$3]*0.01)" office:value-type="float" office:value="0.350291878589726" calcext:value-type="float">
            <text:p>0.3503</text:p>
          </table:table-cell>
          <table:table-cell table:style-name="ce2" table:formula="of:=PHI([.$A9]+[.D$3]*0.01)" office:value-type="float" office:value="0.348492512758974" calcext:value-type="float">
            <text:p>0.3485</text:p>
          </table:table-cell>
          <table:table-cell table:style-name="ce2" table:formula="of:=PHI([.$A9]+[.E$3]*0.01)" office:value-type="float" office:value="0.346667721335792" calcext:value-type="float">
            <text:p>0.3467</text:p>
          </table:table-cell>
          <table:table-cell table:style-name="ce2" table:formula="of:=PHI([.$A9]+[.F$3]*0.01)" office:value-type="float" office:value="0.344818001439333" calcext:value-type="float">
            <text:p>0.3448</text:p>
          </table:table-cell>
          <table:table-cell table:style-name="ce2" table:formula="of:=PHI([.$A9]+[.G$3]*0.01)" office:value-type="float" office:value="0.342943855019384" calcext:value-type="float">
            <text:p>0.3429</text:p>
          </table:table-cell>
          <table:table-cell table:style-name="ce2" table:formula="of:=PHI([.$A9]+[.H$3]*0.01)" office:value-type="float" office:value="0.341045788630353" calcext:value-type="float">
            <text:p>0.3410</text:p>
          </table:table-cell>
          <table:table-cell table:style-name="ce2" table:formula="of:=PHI([.$A9]+[.I$3]*0.01)" office:value-type="float" office:value="0.339124313204192" calcext:value-type="float">
            <text:p>0.3391</text:p>
          </table:table-cell>
          <table:table-cell table:style-name="ce2" table:formula="of:=PHI([.$A9]+[.J$3]*0.01)" office:value-type="float" office:value="0.337179943822381" calcext:value-type="float">
            <text:p>0.3372</text:p>
          </table:table-cell>
          <table:table-cell table:style-name="ce2" table:formula="of:=PHI([.$A9]+[.K$3]*0.01)" office:value-type="float" office:value="0.335213199487106" calcext:value-type="float">
            <text:p>0.3352</text:p>
          </table:table-cell>
          <table:table-cell table:number-columns-repeated="6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table:style-name="ce2" table:formula="of:=PHI([.$A10]+[.B$3]*0.01)" office:value-type="float" office:value="0.3332246028918" calcext:value-type="float">
            <text:p>0.3332</text:p>
          </table:table-cell>
          <table:table-cell table:style-name="ce2" table:formula="of:=PHI([.$A10]+[.C$3]*0.01)" office:value-type="float" office:value="0.331214680191153" calcext:value-type="float">
            <text:p>0.3312</text:p>
          </table:table-cell>
          <table:table-cell table:style-name="ce2" table:formula="of:=PHI([.$A10]+[.D$3]*0.01)" office:value-type="float" office:value="0.329183960770765" calcext:value-type="float">
            <text:p>0.3292</text:p>
          </table:table-cell>
          <table:table-cell table:style-name="ce2" table:formula="of:=PHI([.$A10]+[.E$3]*0.01)" office:value-type="float" office:value="0.327132977016554" calcext:value-type="float">
            <text:p>0.3271</text:p>
          </table:table-cell>
          <table:table-cell table:style-name="ce2" table:formula="of:=PHI([.$A10]+[.F$3]*0.01)" office:value-type="float" office:value="0.325062264084082" calcext:value-type="float">
            <text:p>0.3251</text:p>
          </table:table-cell>
          <table:table-cell table:style-name="ce2" table:formula="of:=PHI([.$A10]+[.G$3]*0.01)" office:value-type="float" office:value="0.322972359667914" calcext:value-type="float">
            <text:p>0.3230</text:p>
          </table:table-cell>
          <table:table-cell table:style-name="ce2" table:formula="of:=PHI([.$A10]+[.H$3]*0.01)" office:value-type="float" office:value="0.320863803771172" calcext:value-type="float">
            <text:p>0.3209</text:p>
          </table:table-cell>
          <table:table-cell table:style-name="ce2" table:formula="of:=PHI([.$A10]+[.I$3]*0.01)" office:value-type="float" office:value="0.318737138475401" calcext:value-type="float">
            <text:p>0.3187</text:p>
          </table:table-cell>
          <table:table-cell table:style-name="ce2" table:formula="of:=PHI([.$A10]+[.J$3]*0.01)" office:value-type="float" office:value="0.316592907710893" calcext:value-type="float">
            <text:p>0.3166</text:p>
          </table:table-cell>
          <table:table-cell table:style-name="ce2" table:formula="of:=PHI([.$A10]+[.K$3]*0.01)" office:value-type="float" office:value="0.314431657027597" calcext:value-type="float">
            <text:p>0.3144</text:p>
          </table:table-cell>
          <table:table-cell table:number-columns-repeated="6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2" table:formula="of:=PHI([.$A11]+[.B$3]*0.01)" office:value-type="float" office:value="0.312253933366761" calcext:value-type="float">
            <text:p>0.3123</text:p>
          </table:table-cell>
          <table:table-cell table:style-name="ce2" table:formula="of:=PHI([.$A11]+[.C$3]*0.01)" office:value-type="float" office:value="0.310060284833416" calcext:value-type="float">
            <text:p>0.3101</text:p>
          </table:table-cell>
          <table:table-cell table:style-name="ce2" table:formula="of:=PHI([.$A11]+[.D$3]*0.01)" office:value-type="float" office:value="0.307851260469853" calcext:value-type="float">
            <text:p>0.3079</text:p>
          </table:table-cell>
          <table:table-cell table:style-name="ce2" table:formula="of:=PHI([.$A11]+[.E$3]*0.01)" office:value-type="float" office:value="0.30562741003021" calcext:value-type="float">
            <text:p>0.3056</text:p>
          </table:table-cell>
          <table:table-cell table:style-name="ce2" table:formula="of:=PHI([.$A11]+[.F$3]*0.01)" office:value-type="float" office:value="0.3033892837563" calcext:value-type="float">
            <text:p>0.3034</text:p>
          </table:table-cell>
          <table:table-cell table:style-name="ce2" table:formula="of:=PHI([.$A11]+[.G$3]*0.01)" office:value-type="float" office:value="0.301137432154804" calcext:value-type="float">
            <text:p>0.3011</text:p>
          </table:table-cell>
          <table:table-cell table:style-name="ce2" table:formula="of:=PHI([.$A11]+[.H$3]*0.01)" office:value-type="float" office:value="0.298872405775953" calcext:value-type="float">
            <text:p>0.2989</text:p>
          </table:table-cell>
          <table:table-cell table:style-name="ce2" table:formula="of:=PHI([.$A11]+[.I$3]*0.01)" office:value-type="float" office:value="0.296594754993816" calcext:value-type="float">
            <text:p>0.2966</text:p>
          </table:table-cell>
          <table:table-cell table:style-name="ce2" table:formula="of:=PHI([.$A11]+[.J$3]*0.01)" office:value-type="float" office:value="0.294305029788325" calcext:value-type="float">
            <text:p>0.2943</text:p>
          </table:table-cell>
          <table:table-cell table:style-name="ce2" table:formula="of:=PHI([.$A11]+[.K$3]*0.01)" office:value-type="float" office:value="0.292003779529141" calcext:value-type="float">
            <text:p>0.2920</text:p>
          </table:table-cell>
          <table:table-cell table:number-columns-repeated="6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table:style-name="ce2" table:formula="of:=PHI([.$A12]+[.B$3]*0.01)" office:value-type="float" office:value="0.289691552761483" calcext:value-type="float">
            <text:p>0.2897</text:p>
          </table:table-cell>
          <table:table-cell table:style-name="ce2" table:formula="of:=PHI([.$A12]+[.C$3]*0.01)" office:value-type="float" office:value="0.287368896994028" calcext:value-type="float">
            <text:p>0.2874</text:p>
          </table:table-cell>
          <table:table-cell table:style-name="ce2" table:formula="of:=PHI([.$A12]+[.D$3]*0.01)" office:value-type="float" office:value="0.285036358489007" calcext:value-type="float">
            <text:p>0.2850</text:p>
          </table:table-cell>
          <table:table-cell table:style-name="ce2" table:formula="of:=PHI([.$A12]+[.E$3]*0.01)" office:value-type="float" office:value="0.28269448205458" calcext:value-type="float">
            <text:p>0.2827</text:p>
          </table:table-cell>
          <table:table-cell table:style-name="ce2" table:formula="of:=PHI([.$A12]+[.F$3]*0.01)" office:value-type="float" office:value="0.280343810839621" calcext:value-type="float">
            <text:p>0.2803</text:p>
          </table:table-cell>
          <table:table-cell table:style-name="ce2" table:formula="of:=PHI([.$A12]+[.G$3]*0.01)" office:value-type="float" office:value="0.277984886130996" calcext:value-type="float">
            <text:p>0.2780</text:p>
          </table:table-cell>
          <table:table-cell table:style-name="ce2" table:formula="of:=PHI([.$A12]+[.H$3]*0.01)" office:value-type="float" office:value="0.275618247153457" calcext:value-type="float">
            <text:p>0.2756</text:p>
          </table:table-cell>
          <table:table-cell table:style-name="ce2" table:formula="of:=PHI([.$A12]+[.I$3]*0.01)" office:value-type="float" office:value="0.273244430872216" calcext:value-type="float">
            <text:p>0.2732</text:p>
          </table:table-cell>
          <table:table-cell table:style-name="ce2" table:formula="of:=PHI([.$A12]+[.J$3]*0.01)" office:value-type="float" office:value="0.270863971798338" calcext:value-type="float">
            <text:p>0.2709</text:p>
          </table:table-cell>
          <table:table-cell table:style-name="ce2" table:formula="of:=PHI([.$A12]+[.K$3]*0.01)" office:value-type="float" office:value="0.268477401797002" calcext:value-type="float">
            <text:p>0.2685</text:p>
          </table:table-cell>
          <table:table-cell table:number-columns-repeated="6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table:style-name="ce2" table:formula="of:=PHI([.$A13]+[.B$3]*0.01)" office:value-type="float" office:value="0.266085249898755" calcext:value-type="float">
            <text:p>0.2661</text:p>
          </table:table-cell>
          <table:table-cell table:style-name="ce2" table:formula="of:=PHI([.$A13]+[.C$3]*0.01)" office:value-type="float" office:value="0.263688042113818" calcext:value-type="float">
            <text:p>0.2637</text:p>
          </table:table-cell>
          <table:table-cell table:style-name="ce2" table:formula="of:=PHI([.$A13]+[.D$3]*0.01)" office:value-type="float" office:value="0.261286301249553" calcext:value-type="float">
            <text:p>0.2613</text:p>
          </table:table-cell>
          <table:table-cell table:style-name="ce2" table:formula="of:=PHI([.$A13]+[.E$3]*0.01)" office:value-type="float" office:value="0.258880546731149" calcext:value-type="float">
            <text:p>0.2589</text:p>
          </table:table-cell>
          <table:table-cell table:style-name="ce2" table:formula="of:=PHI([.$A13]+[.F$3]*0.01)" office:value-type="float" office:value="0.25647129442562" calcext:value-type="float">
            <text:p>0.2565</text:p>
          </table:table-cell>
          <table:table-cell table:style-name="ce2" table:formula="of:=PHI([.$A13]+[.G$3]*0.01)" office:value-type="float" office:value="0.254059056469189" calcext:value-type="float">
            <text:p>0.2541</text:p>
          </table:table-cell>
          <table:table-cell table:style-name="ce2" table:formula="of:=PHI([.$A13]+[.H$3]*0.01)" office:value-type="float" office:value="0.251644341098117" calcext:value-type="float">
            <text:p>0.2516</text:p>
          </table:table-cell>
          <table:table-cell table:style-name="ce2" table:formula="of:=PHI([.$A13]+[.I$3]*0.01)" office:value-type="float" office:value="0.249227652483066" calcext:value-type="float">
            <text:p>0.2492</text:p>
          </table:table-cell>
          <table:table-cell table:style-name="ce2" table:formula="of:=PHI([.$A13]+[.J$3]*0.01)" office:value-type="float" office:value="0.246809490567043" calcext:value-type="float">
            <text:p>0.2468</text:p>
          </table:table-cell>
          <table:table-cell table:style-name="ce2" table:formula="of:=PHI([.$A13]+[.K$3]*0.01)" office:value-type="float" office:value="0.244390350907" calcext:value-type="float">
            <text:p>0.2444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.0</text:p>
          </table:table-cell>
          <table:table-cell table:style-name="ce2" table:formula="of:=PHI([.$A14]+[.B$3]*0.01)" office:value-type="float" office:value="0.241970724519143" calcext:value-type="float">
            <text:p>0.2420</text:p>
          </table:table-cell>
          <table:table-cell table:style-name="ce2" table:formula="of:=PHI([.$A14]+[.C$3]*0.01)" office:value-type="float" office:value="0.239551097728013" calcext:value-type="float">
            <text:p>0.2396</text:p>
          </table:table-cell>
          <table:table-cell table:style-name="ce2" table:formula="of:=PHI([.$A14]+[.D$3]*0.01)" office:value-type="float" office:value="0.23713195201938" calcext:value-type="float">
            <text:p>0.2371</text:p>
          </table:table-cell>
          <table:table-cell table:style-name="ce2" table:formula="of:=PHI([.$A14]+[.E$3]*0.01)" office:value-type="float" office:value="0.234713763897012" calcext:value-type="float">
            <text:p>0.2347</text:p>
          </table:table-cell>
          <table:table-cell table:style-name="ce2" table:formula="of:=PHI([.$A14]+[.F$3]*0.01)" office:value-type="float" office:value="0.232297004743366" calcext:value-type="float">
            <text:p>0.2323</text:p>
          </table:table-cell>
          <table:table-cell table:style-name="ce2" table:formula="of:=PHI([.$A14]+[.G$3]*0.01)" office:value-type="float" office:value="0.229882140684233" calcext:value-type="float">
            <text:p>0.2299</text:p>
          </table:table-cell>
          <table:table-cell table:style-name="ce2" table:formula="of:=PHI([.$A14]+[.H$3]*0.01)" office:value-type="float" office:value="0.227469632457386" calcext:value-type="float">
            <text:p>0.2275</text:p>
          </table:table-cell>
          <table:table-cell table:style-name="ce2" table:formula="of:=PHI([.$A14]+[.I$3]*0.01)" office:value-type="float" office:value="0.22505993528527" calcext:value-type="float">
            <text:p>0.2251</text:p>
          </table:table-cell>
          <table:table-cell table:style-name="ce2" table:formula="of:=PHI([.$A14]+[.J$3]*0.01)" office:value-type="float" office:value="0.222653498751761" calcext:value-type="float">
            <text:p>0.2227</text:p>
          </table:table-cell>
          <table:table-cell table:style-name="ce2" table:formula="of:=PHI([.$A14]+[.K$3]*0.01)" office:value-type="float" office:value="0.220250766683033" calcext:value-type="float">
            <text:p>0.2203</text:p>
          </table:table-cell>
          <table:table-cell table:number-columns-repeated="6"/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table:style-name="ce2" table:formula="of:=PHI([.$A15]+[.B$3]*0.01)" office:value-type="float" office:value="0.21785217703255" calcext:value-type="float">
            <text:p>0.2179</text:p>
          </table:table-cell>
          <table:table-cell table:style-name="ce2" table:formula="of:=PHI([.$A15]+[.C$3]*0.01)" office:value-type="float" office:value="0.21545816177022" calcext:value-type="float">
            <text:p>0.2155</text:p>
          </table:table-cell>
          <table:table-cell table:style-name="ce2" table:formula="of:=PHI([.$A15]+[.D$3]*0.01)" office:value-type="float" office:value="0.213069146775718" calcext:value-type="float">
            <text:p>0.2131</text:p>
          </table:table-cell>
          <table:table-cell table:style-name="ce2" table:formula="of:=PHI([.$A15]+[.E$3]*0.01)" office:value-type="float" office:value="0.210685551736015" calcext:value-type="float">
            <text:p>0.2107</text:p>
          </table:table-cell>
          <table:table-cell table:style-name="ce2" table:formula="of:=PHI([.$A15]+[.F$3]*0.01)" office:value-type="float" office:value="0.208307790047108" calcext:value-type="float">
            <text:p>0.2083</text:p>
          </table:table-cell>
          <table:table-cell table:style-name="ce2" table:formula="of:=PHI([.$A15]+[.G$3]*0.01)" office:value-type="float" office:value="0.205936268719975" calcext:value-type="float">
            <text:p>0.2059</text:p>
          </table:table-cell>
          <table:table-cell table:style-name="ce2" table:formula="of:=PHI([.$A15]+[.H$3]*0.01)" office:value-type="float" office:value="0.203571388290759" calcext:value-type="float">
            <text:p>0.2036</text:p>
          </table:table-cell>
          <table:table-cell table:style-name="ce2" table:formula="of:=PHI([.$A15]+[.I$3]*0.01)" office:value-type="float" office:value="0.201213542735197" calcext:value-type="float">
            <text:p>0.2012</text:p>
          </table:table-cell>
          <table:table-cell table:style-name="ce2" table:formula="of:=PHI([.$A15]+[.J$3]*0.01)" office:value-type="float" office:value="0.198863119387276" calcext:value-type="float">
            <text:p>0.1989</text:p>
          </table:table-cell>
          <table:table-cell table:style-name="ce2" table:formula="of:=PHI([.$A15]+[.K$3]*0.01)" office:value-type="float" office:value="0.196520498862136" calcext:value-type="float">
            <text:p>0.1965</text:p>
          </table:table-cell>
          <table:table-cell table:number-columns-repeated="6"/>
        </table:table-row>
        <table:table-row table:style-name="ro1">
          <table:table-cell table:style-name="ce1" office:value-type="float" office:value="1.2" calcext:value-type="float">
            <text:p>1.2</text:p>
          </table:table-cell>
          <table:table-cell table:style-name="ce2" table:formula="of:=PHI([.$A16]+[.B$3]*0.01)" office:value-type="float" office:value="0.194186054983213" calcext:value-type="float">
            <text:p>0.1942</text:p>
          </table:table-cell>
          <table:table-cell table:style-name="ce2" table:formula="of:=PHI([.$A16]+[.C$3]*0.01)" office:value-type="float" office:value="0.191860154713599" calcext:value-type="float">
            <text:p>0.1919</text:p>
          </table:table-cell>
          <table:table-cell table:style-name="ce2" table:formula="of:=PHI([.$A16]+[.D$3]*0.01)" office:value-type="float" office:value="0.18954315809164" calcext:value-type="float">
            <text:p>0.1895</text:p>
          </table:table-cell>
          <table:table-cell table:style-name="ce2" table:formula="of:=PHI([.$A16]+[.E$3]*0.01)" office:value-type="float" office:value="0.187235418170729" calcext:value-type="float">
            <text:p>0.1872</text:p>
          </table:table-cell>
          <table:table-cell table:style-name="ce2" table:formula="of:=PHI([.$A16]+[.F$3]*0.01)" office:value-type="float" office:value="0.184937280963305" calcext:value-type="float">
            <text:p>0.1849</text:p>
          </table:table-cell>
          <table:table-cell table:style-name="ce2" table:formula="of:=PHI([.$A16]+[.G$3]*0.01)" office:value-type="float" office:value="0.182649085389022" calcext:value-type="float">
            <text:p>0.1826</text:p>
          </table:table-cell>
          <table:table-cell table:style-name="ce2" table:formula="of:=PHI([.$A16]+[.H$3]*0.01)" office:value-type="float" office:value="0.18037116322708" calcext:value-type="float">
            <text:p>0.1804</text:p>
          </table:table-cell>
          <table:table-cell table:style-name="ce2" table:formula="of:=PHI([.$A16]+[.I$3]*0.01)" office:value-type="float" office:value="0.178103839072694" calcext:value-type="float">
            <text:p>0.1781</text:p>
          </table:table-cell>
          <table:table-cell table:style-name="ce2" table:formula="of:=PHI([.$A16]+[.J$3]*0.01)" office:value-type="float" office:value="0.175847430297662" calcext:value-type="float">
            <text:p>0.1758</text:p>
          </table:table-cell>
          <table:table-cell table:style-name="ce2" table:formula="of:=PHI([.$A16]+[.K$3]*0.01)" office:value-type="float" office:value="0.173602247015033" calcext:value-type="float">
            <text:p>0.1736</text:p>
          </table:table-cell>
          <table:table-cell table:number-columns-repeated="6"/>
        </table:table-row>
        <table:table-row table:style-name="ro1">
          <table:table-cell table:style-name="ce1" office:value-type="float" office:value="1.3" calcext:value-type="float">
            <text:p>1.3</text:p>
          </table:table-cell>
          <table:table-cell table:style-name="ce2" table:formula="of:=PHI([.$A17]+[.B$3]*0.01)" office:value-type="float" office:value="0.171368592047807" calcext:value-type="float">
            <text:p>0.1714</text:p>
          </table:table-cell>
          <table:table-cell table:style-name="ce2" table:formula="of:=PHI([.$A17]+[.C$3]*0.01)" office:value-type="float" office:value="0.169146760901672" calcext:value-type="float">
            <text:p>0.1691</text:p>
          </table:table-cell>
          <table:table-cell table:style-name="ce2" table:formula="of:=PHI([.$A17]+[.D$3]*0.01)" office:value-type="float" office:value="0.166937041741714" calcext:value-type="float">
            <text:p>0.1669</text:p>
          </table:table-cell>
          <table:table-cell table:style-name="ce2" table:formula="of:=PHI([.$A17]+[.E$3]*0.01)" office:value-type="float" office:value="0.164739715373077" calcext:value-type="float">
            <text:p>0.1647</text:p>
          </table:table-cell>
          <table:table-cell table:style-name="ce2" table:formula="of:=PHI([.$A17]+[.F$3]*0.01)" office:value-type="float" office:value="0.162555055225534" calcext:value-type="float">
            <text:p>0.1626</text:p>
          </table:table-cell>
          <table:table-cell table:style-name="ce2" table:formula="of:=PHI([.$A17]+[.G$3]*0.01)" office:value-type="float" office:value="0.16038332734192" calcext:value-type="float">
            <text:p>0.1604</text:p>
          </table:table-cell>
          <table:table-cell table:style-name="ce2" table:formula="of:=PHI([.$A17]+[.H$3]*0.01)" office:value-type="float" office:value="0.158224790370383" calcext:value-type="float">
            <text:p>0.1582</text:p>
          </table:table-cell>
          <table:table-cell table:style-name="ce2" table:formula="of:=PHI([.$A17]+[.I$3]*0.01)" office:value-type="float" office:value="0.156079695560421" calcext:value-type="float">
            <text:p>0.1561</text:p>
          </table:table-cell>
          <table:table-cell table:style-name="ce2" table:formula="of:=PHI([.$A17]+[.J$3]*0.01)" office:value-type="float" office:value="0.153948286762634" calcext:value-type="float">
            <text:p>0.1539</text:p>
          </table:table-cell>
          <table:table-cell table:style-name="ce2" table:formula="of:=PHI([.$A17]+[.K$3]*0.01)" office:value-type="float" office:value="0.151830800432162" calcext:value-type="float">
            <text:p>0.1518</text:p>
          </table:table-cell>
          <table:table-cell table:number-columns-repeated="6"/>
        </table:table-row>
        <table:table-row table:style-name="ro1">
          <table:table-cell table:style-name="ce1" office:value-type="float" office:value="1.4" calcext:value-type="float">
            <text:p>1.4</text:p>
          </table:table-cell>
          <table:table-cell table:style-name="ce2" table:formula="of:=PHI([.$A18]+[.B$3]*0.01)" office:value-type="float" office:value="0.149727465635745" calcext:value-type="float">
            <text:p>0.1497</text:p>
          </table:table-cell>
          <table:table-cell table:style-name="ce2" table:formula="of:=PHI([.$A18]+[.C$3]*0.01)" office:value-type="float" office:value="0.147638504062356" calcext:value-type="float">
            <text:p>0.1476</text:p>
          </table:table-cell>
          <table:table-cell table:style-name="ce2" table:formula="of:=PHI([.$A18]+[.D$3]*0.01)" office:value-type="float" office:value="0.145564130037348" calcext:value-type="float">
            <text:p>0.1456</text:p>
          </table:table-cell>
          <table:table-cell table:style-name="ce2" table:formula="of:=PHI([.$A18]+[.E$3]*0.01)" office:value-type="float" office:value="0.143504550540062" calcext:value-type="float">
            <text:p>0.1435</text:p>
          </table:table-cell>
          <table:table-cell table:style-name="ce2" table:formula="of:=PHI([.$A18]+[.F$3]*0.01)" office:value-type="float" office:value="0.141459965224839" calcext:value-type="float">
            <text:p>0.1415</text:p>
          </table:table-cell>
          <table:table-cell table:style-name="ce2" table:formula="of:=PHI([.$A18]+[.G$3]*0.01)" office:value-type="float" office:value="0.13943056644536" calcext:value-type="float">
            <text:p>0.1394</text:p>
          </table:table-cell>
          <table:table-cell table:style-name="ce2" table:formula="of:=PHI([.$A18]+[.H$3]*0.01)" office:value-type="float" office:value="0.137416539282282" calcext:value-type="float">
            <text:p>0.1374</text:p>
          </table:table-cell>
          <table:table-cell table:style-name="ce2" table:formula="of:=PHI([.$A18]+[.I$3]*0.01)" office:value-type="float" office:value="0.135418061574071" calcext:value-type="float">
            <text:p>0.1354</text:p>
          </table:table-cell>
          <table:table-cell table:style-name="ce2" table:formula="of:=PHI([.$A18]+[.J$3]*0.01)" office:value-type="float" office:value="0.133435303951002" calcext:value-type="float">
            <text:p>0.1334</text:p>
          </table:table-cell>
          <table:table-cell table:style-name="ce2" table:formula="of:=PHI([.$A18]+[.K$3]*0.01)" office:value-type="float" office:value="0.131468429872231" calcext:value-type="float">
            <text:p>0.1315</text:p>
          </table:table-cell>
          <table:table-cell table:number-columns-repeated="6"/>
        </table:table-row>
        <table:table-row table:style-name="ro1">
          <table:table-cell table:style-name="ce1" office:value-type="float" office:value="1.5" calcext:value-type="float">
            <text:p>1.5</text:p>
          </table:table-cell>
          <table:table-cell table:style-name="ce2" table:formula="of:=PHI([.$A19]+[.B$3]*0.01)" office:value-type="float" office:value="0.129517595665892" calcext:value-type="float">
            <text:p>0.1295</text:p>
          </table:table-cell>
          <table:table-cell table:style-name="ce2" table:formula="of:=PHI([.$A19]+[.C$3]*0.01)" office:value-type="float" office:value="0.127582950572142" calcext:value-type="float">
            <text:p>0.1276</text:p>
          </table:table-cell>
          <table:table-cell table:style-name="ce2" table:formula="of:=PHI([.$A19]+[.D$3]*0.01)" office:value-type="float" office:value="0.125664636789088" calcext:value-type="float">
            <text:p>0.1257</text:p>
          </table:table-cell>
          <table:table-cell table:style-name="ce2" table:formula="of:=PHI([.$A19]+[.E$3]*0.01)" office:value-type="float" office:value="0.123762789521523" calcext:value-type="float">
            <text:p>0.1238</text:p>
          </table:table-cell>
          <table:table-cell table:style-name="ce2" table:formula="of:=PHI([.$A19]+[.F$3]*0.01)" office:value-type="float" office:value="0.121877537032402" calcext:value-type="float">
            <text:p>0.1219</text:p>
          </table:table-cell>
          <table:table-cell table:style-name="ce2" table:formula="of:=PHI([.$A19]+[.G$3]*0.01)" office:value-type="float" office:value="0.120009000696986" calcext:value-type="float">
            <text:p>0.1200</text:p>
          </table:table-cell>
          <table:table-cell table:style-name="ce2" table:formula="of:=PHI([.$A19]+[.H$3]*0.01)" office:value-type="float" office:value="0.118157295059582" calcext:value-type="float">
            <text:p>0.1182</text:p>
          </table:table-cell>
          <table:table-cell table:style-name="ce2" table:formula="of:=PHI([.$A19]+[.I$3]*0.01)" office:value-type="float" office:value="0.116322527892807" calcext:value-type="float">
            <text:p>0.1163</text:p>
          </table:table-cell>
          <table:table-cell table:style-name="ce2" table:formula="of:=PHI([.$A19]+[.J$3]*0.01)" office:value-type="float" office:value="0.114504800259292" calcext:value-type="float">
            <text:p>0.1145</text:p>
          </table:table-cell>
          <table:table-cell table:style-name="ce2" table:formula="of:=PHI([.$A19]+[.K$3]*0.01)" office:value-type="float" office:value="0.112704206575771" calcext:value-type="float">
            <text:p>0.1127</text:p>
          </table:table-cell>
          <table:table-cell table:number-columns-repeated="6"/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table:style-name="ce2" table:formula="of:=PHI([.$A20]+[.B$3]*0.01)" office:value-type="float" office:value="0.110920834679456" calcext:value-type="float">
            <text:p>0.1109</text:p>
          </table:table-cell>
          <table:table-cell table:style-name="ce2" table:formula="of:=PHI([.$A20]+[.C$3]*0.01)" office:value-type="float" office:value="0.109154765896647" calcext:value-type="float">
            <text:p>0.1092</text:p>
          </table:table-cell>
          <table:table-cell table:style-name="ce2" table:formula="of:=PHI([.$A20]+[.D$3]*0.01)" office:value-type="float" office:value="0.107406075113484" calcext:value-type="float">
            <text:p>0.1074</text:p>
          </table:table-cell>
          <table:table-cell table:style-name="ce2" table:formula="of:=PHI([.$A20]+[.E$3]*0.01)" office:value-type="float" office:value="0.105674830848764" calcext:value-type="float">
            <text:p>0.1057</text:p>
          </table:table-cell>
          <table:table-cell table:style-name="ce2" table:formula="of:=PHI([.$A20]+[.F$3]*0.01)" office:value-type="float" office:value="0.103961095328764" calcext:value-type="float">
            <text:p>0.1040</text:p>
          </table:table-cell>
          <table:table-cell table:style-name="ce2" table:formula="of:=PHI([.$A20]+[.G$3]*0.01)" office:value-type="float" office:value="0.102264924563978" calcext:value-type="float">
            <text:p>0.1023</text:p>
          </table:table-cell>
          <table:table-cell table:style-name="ce2" table:formula="of:=PHI([.$A20]+[.H$3]*0.01)" office:value-type="float" office:value="0.100586368427691" calcext:value-type="float">
            <text:p>0.1006</text:p>
          </table:table-cell>
          <table:table-cell table:style-name="ce2" table:formula="of:=PHI([.$A20]+[.I$3]*0.01)" office:value-type="float" office:value="0.0989254707363237" calcext:value-type="float">
            <text:p>0.0989</text:p>
          </table:table-cell>
          <table:table-cell table:style-name="ce2" table:formula="of:=PHI([.$A20]+[.J$3]*0.01)" office:value-type="float" office:value="0.0972822693314675" calcext:value-type="float">
            <text:p>0.0973</text:p>
          </table:table-cell>
          <table:table-cell table:style-name="ce2" table:formula="of:=PHI([.$A20]+[.K$3]*0.01)" office:value-type="float" office:value="0.095656796163524" calcext:value-type="float">
            <text:p>0.0957</text:p>
          </table:table-cell>
          <table:table-cell table:number-columns-repeated="6"/>
        </table:table-row>
        <table:table-row table:style-name="ro1">
          <table:table-cell table:style-name="ce1" office:value-type="float" office:value="1.7" calcext:value-type="float">
            <text:p>1.7</text:p>
          </table:table-cell>
          <table:table-cell table:style-name="ce2" table:formula="of:=PHI([.$A21]+[.B$3]*0.01)" office:value-type="float" office:value="0.0940490773768869" calcext:value-type="float">
            <text:p>0.0940</text:p>
          </table:table-cell>
          <table:table-cell table:style-name="ce2" table:formula="of:=PHI([.$A21]+[.C$3]*0.01)" office:value-type="float" office:value="0.0924591333965806" calcext:value-type="float">
            <text:p>0.0925</text:p>
          </table:table-cell>
          <table:table-cell table:style-name="ce2" table:formula="of:=PHI([.$A21]+[.D$3]*0.01)" office:value-type="float" office:value="0.0908869790162828" calcext:value-type="float">
            <text:p>0.0909</text:p>
          </table:table-cell>
          <table:table-cell table:style-name="ce2" table:formula="of:=PHI([.$A21]+[.E$3]*0.01)" office:value-type="float" office:value="0.089332623487655" calcext:value-type="float">
            <text:p>0.0893</text:p>
          </table:table-cell>
          <table:table-cell table:style-name="ce2" table:formula="of:=PHI([.$A21]+[.F$3]*0.01)" office:value-type="float" office:value="0.0877960706109056" calcext:value-type="float">
            <text:p>0.0878</text:p>
          </table:table-cell>
          <table:table-cell table:style-name="ce2" table:formula="of:=PHI([.$A21]+[.G$3]*0.01)" office:value-type="float" office:value="0.0862773188265115" calcext:value-type="float">
            <text:p>0.0863</text:p>
          </table:table-cell>
          <table:table-cell table:style-name="ce2" table:formula="of:=PHI([.$A21]+[.H$3]*0.01)" office:value-type="float" office:value="0.0847763613080222" calcext:value-type="float">
            <text:p>0.0848</text:p>
          </table:table-cell>
          <table:table-cell table:style-name="ce2" table:formula="of:=PHI([.$A21]+[.I$3]*0.01)" office:value-type="float" office:value="0.0832931860558744" calcext:value-type="float">
            <text:p>0.0833</text:p>
          </table:table-cell>
          <table:table-cell table:style-name="ce2" table:formula="of:=PHI([.$A21]+[.J$3]*0.01)" office:value-type="float" office:value="0.0818277759921428" calcext:value-type="float">
            <text:p>0.0818</text:p>
          </table:table-cell>
          <table:table-cell table:style-name="ce2" table:formula="of:=PHI([.$A21]+[.K$3]*0.01)" office:value-type="float" office:value="0.0803801090561541" calcext:value-type="float">
            <text:p>0.0804</text:p>
          </table:table-cell>
          <table:table-cell table:number-columns-repeated="6"/>
        </table:table-row>
        <table:table-row table:style-name="ro1">
          <table:table-cell table:style-name="ce1" office:value-type="float" office:value="1.8" calcext:value-type="float">
            <text:p>1.8</text:p>
          </table:table-cell>
          <table:table-cell table:style-name="ce2" table:formula="of:=PHI([.$A22]+[.B$3]*0.01)" office:value-type="float" office:value="0.0789501583008942" calcext:value-type="float">
            <text:p>0.0790</text:p>
          </table:table-cell>
          <table:table-cell table:style-name="ce2" table:formula="of:=PHI([.$A22]+[.C$3]*0.01)" office:value-type="float" office:value="0.077537891990134" calcext:value-type="float">
            <text:p>0.0775</text:p>
          </table:table-cell>
          <table:table-cell table:style-name="ce2" table:formula="of:=PHI([.$A22]+[.D$3]*0.01)" office:value-type="float" office:value="0.0761432736962073" calcext:value-type="float">
            <text:p>0.0761</text:p>
          </table:table-cell>
          <table:table-cell table:style-name="ce2" table:formula="of:=PHI([.$A22]+[.E$3]*0.01)" office:value-type="float" office:value="0.0747662623983676" calcext:value-type="float">
            <text:p>0.0748</text:p>
          </table:table-cell>
          <table:table-cell table:style-name="ce2" table:formula="of:=PHI([.$A22]+[.F$3]*0.01)" office:value-type="float" office:value="0.0734068125816569" calcext:value-type="float">
            <text:p>0.0734</text:p>
          </table:table-cell>
          <table:table-cell table:style-name="ce2" table:formula="of:=PHI([.$A22]+[.G$3]*0.01)" office:value-type="float" office:value="0.072064874336218" calcext:value-type="float">
            <text:p>0.0721</text:p>
          </table:table-cell>
          <table:table-cell table:style-name="ce2" table:formula="of:=PHI([.$A22]+[.H$3]*0.01)" office:value-type="float" office:value="0.0707403934569834" calcext:value-type="float">
            <text:p>0.0707</text:p>
          </table:table-cell>
          <table:table-cell table:style-name="ce2" table:formula="of:=PHI([.$A22]+[.I$3]*0.01)" office:value-type="float" office:value="0.0694333115436742" calcext:value-type="float">
            <text:p>0.0694</text:p>
          </table:table-cell>
          <table:table-cell table:style-name="ce2" table:formula="of:=PHI([.$A22]+[.J$3]*0.01)" office:value-type="float" office:value="0.0681435661010446" calcext:value-type="float">
            <text:p>0.0681</text:p>
          </table:table-cell>
          <table:table-cell table:style-name="ce2" table:formula="of:=PHI([.$A22]+[.K$3]*0.01)" office:value-type="float" office:value="0.0668710906393071" calcext:value-type="float">
            <text:p>0.0669</text:p>
          </table:table-cell>
          <table:table-cell table:number-columns-repeated="6"/>
        </table:table-row>
        <table:table-row table:style-name="ro1">
          <table:table-cell table:style-name="ce1" office:value-type="float" office:value="1.9" calcext:value-type="float">
            <text:p>1.9</text:p>
          </table:table-cell>
          <table:table-cell table:style-name="ce2" table:formula="of:=PHI([.$A23]+[.B$3]*0.01)" office:value-type="float" office:value="0.0656158147746766" calcext:value-type="float">
            <text:p>0.0656</text:p>
          </table:table-cell>
          <table:table-cell table:style-name="ce2" table:formula="of:=PHI([.$A23]+[.C$3]*0.01)" office:value-type="float" office:value="0.0643776643299693" calcext:value-type="float">
            <text:p>0.0644</text:p>
          </table:table-cell>
          <table:table-cell table:style-name="ce2" table:formula="of:=PHI([.$A23]+[.D$3]*0.01)" office:value-type="float" office:value="0.0631565614351986" calcext:value-type="float">
            <text:p>0.0632</text:p>
          </table:table-cell>
          <table:table-cell table:style-name="ce2" table:formula="of:=PHI([.$A23]+[.E$3]*0.01)" office:value-type="float" office:value="0.0619524246281051" calcext:value-type="float">
            <text:p>0.0620</text:p>
          </table:table-cell>
          <table:table-cell table:style-name="ce2" table:formula="of:=PHI([.$A23]+[.F$3]*0.01)" office:value-type="float" office:value="0.0607651689545648" calcext:value-type="float">
            <text:p>0.0608</text:p>
          </table:table-cell>
          <table:table-cell table:style-name="ce2" table:formula="of:=PHI([.$A23]+[.G$3]*0.01)" office:value-type="float" office:value="0.0595947060688161" calcext:value-type="float">
            <text:p>0.0596</text:p>
          </table:table-cell>
          <table:table-cell table:style-name="ce2" table:formula="of:=PHI([.$A23]+[.H$3]*0.01)" office:value-type="float" office:value="0.0584409443334515" calcext:value-type="float">
            <text:p>0.0584</text:p>
          </table:table-cell>
          <table:table-cell table:style-name="ce2" table:formula="of:=PHI([.$A23]+[.I$3]*0.01)" office:value-type="float" office:value="0.0573037889191171" calcext:value-type="float">
            <text:p>0.0573</text:p>
          </table:table-cell>
          <table:table-cell table:style-name="ce2" table:formula="of:=PHI([.$A23]+[.J$3]*0.01)" office:value-type="float" office:value="0.056183141903868" calcext:value-type="float">
            <text:p>0.0562</text:p>
          </table:table-cell>
          <table:table-cell table:style-name="ce2" table:formula="of:=PHI([.$A23]+[.K$3]*0.01)" office:value-type="float" office:value="0.0550789023721257" calcext:value-type="float">
            <text:p>0.0551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>
            <text:p>2.0</text:p>
          </table:table-cell>
          <table:table-cell table:style-name="ce2" table:formula="of:=PHI([.$A24]+[.B$3]*0.01)" office:value-type="float" office:value="0.0539909665131881" calcext:value-type="float">
            <text:p>0.0540</text:p>
          </table:table-cell>
          <table:table-cell table:style-name="ce2" table:formula="of:=PHI([.$A24]+[.C$3]*0.01)" office:value-type="float" office:value="0.0529192277192403" calcext:value-type="float">
            <text:p>0.0529</text:p>
          </table:table-cell>
          <table:table-cell table:style-name="ce2" table:formula="of:=PHI([.$A24]+[.D$3]*0.01)" office:value-type="float" office:value="0.0518635766828206" calcext:value-type="float">
            <text:p>0.0519</text:p>
          </table:table-cell>
          <table:table-cell table:style-name="ce2" table:formula="of:=PHI([.$A24]+[.E$3]*0.01)" office:value-type="float" office:value="0.0508239014936912" calcext:value-type="float">
            <text:p>0.0508</text:p>
          </table:table-cell>
          <table:table-cell table:style-name="ce2" table:formula="of:=PHI([.$A24]+[.F$3]*0.01)" office:value-type="float" office:value="0.0498000877350708" calcext:value-type="float">
            <text:p>0.0498</text:p>
          </table:table-cell>
          <table:table-cell table:style-name="ce2" table:formula="of:=PHI([.$A24]+[.G$3]*0.01)" office:value-type="float" office:value="0.0487920185791828" calcext:value-type="float">
            <text:p>0.0488</text:p>
          </table:table-cell>
          <table:table-cell table:style-name="ce2" table:formula="of:=PHI([.$A24]+[.H$3]*0.01)" office:value-type="float" office:value="0.047799574882077" calcext:value-type="float">
            <text:p>0.0478</text:p>
          </table:table-cell>
          <table:table-cell table:style-name="ce2" table:formula="of:=PHI([.$A24]+[.I$3]*0.01)" office:value-type="float" office:value="0.0468226352776832" calcext:value-type="float">
            <text:p>0.0468</text:p>
          </table:table-cell>
          <table:table-cell table:style-name="ce2" table:formula="of:=PHI([.$A24]+[.J$3]*0.01)" office:value-type="float" office:value="0.0458610762710549" calcext:value-type="float">
            <text:p>0.0459</text:p>
          </table:table-cell>
          <table:table-cell table:style-name="ce2" table:formula="of:=PHI([.$A24]+[.K$3]*0.01)" office:value-type="float" office:value="0.0449147723307671" calcext:value-type="float">
            <text:p>0.0449</text:p>
          </table:table-cell>
          <table:table-cell table:number-columns-repeated="6"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2" table:formula="of:=PHI([.$A25]+[.B$3]*0.01)" office:value-type="float" office:value="0.0439835959804272" calcext:value-type="float">
            <text:p>0.0440</text:p>
          </table:table-cell>
          <table:table-cell table:style-name="ce2" table:formula="of:=PHI([.$A25]+[.C$3]*0.01)" office:value-type="float" office:value="0.0430674178892657" calcext:value-type="float">
            <text:p>0.0431</text:p>
          </table:table-cell>
          <table:table-cell table:style-name="ce2" table:formula="of:=PHI([.$A25]+[.D$3]*0.01)" office:value-type="float" office:value="0.0421661069617703" calcext:value-type="float">
            <text:p>0.0422</text:p>
          </table:table-cell>
          <table:table-cell table:style-name="ce2" table:formula="of:=PHI([.$A25]+[.E$3]*0.01)" office:value-type="float" office:value="0.0412795304263304" calcext:value-type="float">
            <text:p>0.0413</text:p>
          </table:table-cell>
          <table:table-cell table:style-name="ce2" table:formula="of:=PHI([.$A25]+[.F$3]*0.01)" office:value-type="float" office:value="0.0404075539228603" calcext:value-type="float">
            <text:p>0.0404</text:p>
          </table:table-cell>
          <table:table-cell table:style-name="ce2" table:formula="of:=PHI([.$A25]+[.G$3]*0.01)" office:value-type="float" office:value="0.0395500415893702" calcext:value-type="float">
            <text:p>0.0396</text:p>
          </table:table-cell>
          <table:table-cell table:style-name="ce2" table:formula="of:=PHI([.$A25]+[.H$3]*0.01)" office:value-type="float" office:value="0.0387068561474556" calcext:value-type="float">
            <text:p>0.0387</text:p>
          </table:table-cell>
          <table:table-cell table:style-name="ce2" table:formula="of:=PHI([.$A25]+[.I$3]*0.01)" office:value-type="float" office:value="0.0378778589866775" calcext:value-type="float">
            <text:p>0.0379</text:p>
          </table:table-cell>
          <table:table-cell table:style-name="ce2" table:formula="of:=PHI([.$A25]+[.J$3]*0.01)" office:value-type="float" office:value="0.0370629102478065" calcext:value-type="float">
            <text:p>0.0371</text:p>
          </table:table-cell>
          <table:table-cell table:style-name="ce2" table:formula="of:=PHI([.$A25]+[.K$3]*0.01)" office:value-type="float" office:value="0.0362618689049062" calcext:value-type="float">
            <text:p>0.0363</text:p>
          </table:table-cell>
          <table:table-cell table:number-columns-repeated="6"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2" table:formula="of:=PHI([.$A26]+[.B$3]*0.01)" office:value-type="float" office:value="0.0354745928462314" calcext:value-type="float">
            <text:p>0.0355</text:p>
          </table:table-cell>
          <table:table-cell table:style-name="ce2" table:formula="of:=PHI([.$A26]+[.C$3]*0.01)" office:value-type="float" office:value="0.0347009389539188" calcext:value-type="float">
            <text:p>0.0347</text:p>
          </table:table-cell>
          <table:table-cell table:style-name="ce2" table:formula="of:=PHI([.$A26]+[.D$3]*0.01)" office:value-type="float" office:value="0.0339407631824492" calcext:value-type="float">
            <text:p>0.0339</text:p>
          </table:table-cell>
          <table:table-cell table:style-name="ce2" table:formula="of:=PHI([.$A26]+[.E$3]*0.01)" office:value-type="float" office:value="0.0331939206358611" calcext:value-type="float">
            <text:p>0.0332</text:p>
          </table:table-cell>
          <table:table-cell table:style-name="ce2" table:formula="of:=PHI([.$A26]+[.F$3]*0.01)" office:value-type="float" office:value="0.0324602656436974" calcext:value-type="float">
            <text:p>0.0325</text:p>
          </table:table-cell>
          <table:table-cell table:style-name="ce2" table:formula="of:=PHI([.$A26]+[.G$3]*0.01)" office:value-type="float" office:value="0.0317396518356674" calcext:value-type="float">
            <text:p>0.0317</text:p>
          </table:table-cell>
          <table:table-cell table:style-name="ce2" table:formula="of:=PHI([.$A26]+[.H$3]*0.01)" office:value-type="float" office:value="0.0310319322150082" calcext:value-type="float">
            <text:p>0.0310</text:p>
          </table:table-cell>
          <table:table-cell table:style-name="ce2" table:formula="of:=PHI([.$A26]+[.I$3]*0.01)" office:value-type="float" office:value="0.0303369592305316" calcext:value-type="float">
            <text:p>0.0303</text:p>
          </table:table-cell>
          <table:table-cell table:style-name="ce2" table:formula="of:=PHI([.$A26]+[.J$3]*0.01)" office:value-type="float" office:value="0.0296545848473412" calcext:value-type="float">
            <text:p>0.0297</text:p>
          </table:table-cell>
          <table:table-cell table:style-name="ce2" table:formula="of:=PHI([.$A26]+[.K$3]*0.01)" office:value-type="float" office:value="0.0289846606162094" calcext:value-type="float">
            <text:p>0.0290</text:p>
          </table:table-cell>
          <table:table-cell table:number-columns-repeated="6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2" table:formula="of:=PHI([.$A27]+[.B$3]*0.01)" office:value-type="float" office:value="0.0283270377416012" calcext:value-type="float">
            <text:p>0.0283</text:p>
          </table:table-cell>
          <table:table-cell table:style-name="ce2" table:formula="of:=PHI([.$A27]+[.C$3]*0.01)" office:value-type="float" office:value="0.0276815671483366" calcext:value-type="float">
            <text:p>0.0277</text:p>
          </table:table-cell>
          <table:table-cell table:style-name="ce2" table:formula="of:=PHI([.$A27]+[.D$3]*0.01)" office:value-type="float" office:value="0.0270480995468818" calcext:value-type="float">
            <text:p>0.0270</text:p>
          </table:table-cell>
          <table:table-cell table:style-name="ce2" table:formula="of:=PHI([.$A27]+[.E$3]*0.01)" office:value-type="float" office:value="0.0264264854972617" calcext:value-type="float">
            <text:p>0.0264</text:p>
          </table:table-cell>
          <table:table-cell table:style-name="ce2" table:formula="of:=PHI([.$A27]+[.F$3]*0.01)" office:value-type="float" office:value="0.0258165754715877" calcext:value-type="float">
            <text:p>0.0258</text:p>
          </table:table-cell>
          <table:table-cell table:style-name="ce2" table:formula="of:=PHI([.$A27]+[.G$3]*0.01)" office:value-type="float" office:value="0.0252182199151944" calcext:value-type="float">
            <text:p>0.0252</text:p>
          </table:table-cell>
          <table:table-cell table:style-name="ce2" table:formula="of:=PHI([.$A27]+[.H$3]*0.01)" office:value-type="float" office:value="0.0246312693063825" calcext:value-type="float">
            <text:p>0.0246</text:p>
          </table:table-cell>
          <table:table-cell table:style-name="ce2" table:formula="of:=PHI([.$A27]+[.I$3]*0.01)" office:value-type="float" office:value="0.024055574214763" calcext:value-type="float">
            <text:p>0.0241</text:p>
          </table:table-cell>
          <table:table-cell table:style-name="ce2" table:formula="of:=PHI([.$A27]+[.J$3]*0.01)" office:value-type="float" office:value="0.0234909853582013" calcext:value-type="float">
            <text:p>0.0235</text:p>
          </table:table-cell>
          <table:table-cell table:style-name="ce2" table:formula="of:=PHI([.$A27]+[.K$3]*0.01)" office:value-type="float" office:value="0.0229373536583607" calcext:value-type="float">
            <text:p>0.0229</text:p>
          </table:table-cell>
          <table:table-cell table:number-columns-repeated="6"/>
        </table:table-row>
        <table:table-row table:style-name="ro1">
          <table:table-cell table:style-name="ce1" office:value-type="float" office:value="2.4" calcext:value-type="float">
            <text:p>2.4</text:p>
          </table:table-cell>
          <table:table-cell table:style-name="ce2" table:formula="of:=PHI([.$A28]+[.B$3]*0.01)" office:value-type="float" office:value="0.0223945302948429" calcext:value-type="float">
            <text:p>0.0224</text:p>
          </table:table-cell>
          <table:table-cell table:style-name="ce2" table:formula="of:=PHI([.$A28]+[.C$3]*0.01)" office:value-type="float" office:value="0.0218623667579294" calcext:value-type="float">
            <text:p>0.0219</text:p>
          </table:table-cell>
          <table:table-cell table:style-name="ce2" table:formula="of:=PHI([.$A28]+[.D$3]*0.01)" office:value-type="float" office:value="0.0213407148999228" calcext:value-type="float">
            <text:p>0.0213</text:p>
          </table:table-cell>
          <table:table-cell table:style-name="ce2" table:formula="of:=PHI([.$A28]+[.E$3]*0.01)" office:value-type="float" office:value="0.0208294269850922" calcext:value-type="float">
            <text:p>0.0208</text:p>
          </table:table-cell>
          <table:table-cell table:style-name="ce2" table:formula="of:=PHI([.$A28]+[.F$3]*0.01)" office:value-type="float" office:value="0.0203283557382258" calcext:value-type="float">
            <text:p>0.0203</text:p>
          </table:table-cell>
          <table:table-cell table:style-name="ce2" table:formula="of:=PHI([.$A28]+[.G$3]*0.01)" office:value-type="float" office:value="0.0198373543917953" calcext:value-type="float">
            <text:p>0.0198</text:p>
          </table:table-cell>
          <table:table-cell table:style-name="ce2" table:formula="of:=PHI([.$A28]+[.H$3]*0.01)" office:value-type="float" office:value="0.0193562767317369" calcext:value-type="float">
            <text:p>0.0194</text:p>
          </table:table-cell>
          <table:table-cell table:style-name="ce2" table:formula="of:=PHI([.$A28]+[.I$3]*0.01)" office:value-type="float" office:value="0.0188849771418562" calcext:value-type="float">
            <text:p>0.0189</text:p>
          </table:table-cell>
          <table:table-cell table:style-name="ce2" table:formula="of:=PHI([.$A28]+[.J$3]*0.01)" office:value-type="float" office:value="0.018423310646862" calcext:value-type="float">
            <text:p>0.0184</text:p>
          </table:table-cell>
          <table:table-cell table:style-name="ce2" table:formula="of:=PHI([.$A28]+[.K$3]*0.01)" office:value-type="float" office:value="0.0179711329540396" calcext:value-type="float">
            <text:p>0.0180</text:p>
          </table:table-cell>
          <table:table-cell table:number-columns-repeated="6"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table:style-name="ce2" table:formula="of:=PHI([.$A29]+[.B$3]*0.01)" office:value-type="float" office:value="0.0175283004935685" calcext:value-type="float">
            <text:p>0.0175</text:p>
          </table:table-cell>
          <table:table-cell table:style-name="ce2" table:formula="of:=PHI([.$A29]+[.C$3]*0.01)" office:value-type="float" office:value="0.017094670457497" calcext:value-type="float">
            <text:p>0.0171</text:p>
          </table:table-cell>
          <table:table-cell table:style-name="ce2" table:formula="of:=PHI([.$A29]+[.D$3]*0.01)" office:value-type="float" office:value="0.0166701008373811" calcext:value-type="float">
            <text:p>0.0167</text:p>
          </table:table-cell>
          <table:table-cell table:style-name="ce2" table:formula="of:=PHI([.$A29]+[.E$3]*0.01)" office:value-type="float" office:value="0.0162544504606005" calcext:value-type="float">
            <text:p>0.0163</text:p>
          </table:table-cell>
          <table:table-cell table:style-name="ce2" table:formula="of:=PHI([.$A29]+[.F$3]*0.01)" office:value-type="float" office:value="0.0158475790253608" calcext:value-type="float">
            <text:p>0.0158</text:p>
          </table:table-cell>
          <table:table-cell table:style-name="ce2" table:formula="of:=PHI([.$A29]+[.G$3]*0.01)" office:value-type="float" office:value="0.0154493471343952" calcext:value-type="float">
            <text:p>0.0154</text:p>
          </table:table-cell>
          <table:table-cell table:style-name="ce2" table:formula="of:=PHI([.$A29]+[.H$3]*0.01)" office:value-type="float" office:value="0.0150596163273775" calcext:value-type="float">
            <text:p>0.0151</text:p>
          </table:table-cell>
          <table:table-cell table:style-name="ce2" table:formula="of:=PHI([.$A29]+[.I$3]*0.01)" office:value-type="float" office:value="0.01467824911206" calcext:value-type="float">
            <text:p>0.0147</text:p>
          </table:table-cell>
          <table:table-cell table:style-name="ce2" table:formula="of:=PHI([.$A29]+[.J$3]*0.01)" office:value-type="float" office:value="0.0143051089941497" calcext:value-type="float">
            <text:p>0.0143</text:p>
          </table:table-cell>
          <table:table-cell table:style-name="ce2" table:formula="of:=PHI([.$A29]+[.K$3]*0.01)" office:value-type="float" office:value="0.0139400605059358" calcext:value-type="float">
            <text:p>0.0139</text:p>
          </table:table-cell>
          <table:table-cell table:number-columns-repeated="6"/>
        </table:table-row>
        <table:table-row table:style-name="ro1">
          <table:table-cell table:style-name="ce1" office:value-type="float" office:value="2.6" calcext:value-type="float">
            <text:p>2.6</text:p>
          </table:table-cell>
          <table:table-cell table:style-name="ce2" table:formula="of:=PHI([.$A30]+[.B$3]*0.01)" office:value-type="float" office:value="0.0135829692336856" calcext:value-type="float">
            <text:p>0.0136</text:p>
          </table:table-cell>
          <table:table-cell table:style-name="ce2" table:formula="of:=PHI([.$A30]+[.C$3]*0.01)" office:value-type="float" office:value="0.0132337018438214" calcext:value-type="float">
            <text:p>0.0132</text:p>
          </table:table-cell>
          <table:table-cell table:style-name="ce2" table:formula="of:=PHI([.$A30]+[.D$3]*0.01)" office:value-type="float" office:value="0.0128921261078953" calcext:value-type="float">
            <text:p>0.0129</text:p>
          </table:table-cell>
          <table:table-cell table:style-name="ce2" table:formula="of:=PHI([.$A30]+[.E$3]*0.01)" office:value-type="float" office:value="0.0125581109263782" calcext:value-type="float">
            <text:p>0.0126</text:p>
          </table:table-cell>
          <table:table-cell table:style-name="ce2" table:formula="of:=PHI([.$A30]+[.F$3]*0.01)" office:value-type="float" office:value="0.012231526351278" calcext:value-type="float">
            <text:p>0.0122</text:p>
          </table:table-cell>
          <table:table-cell table:style-name="ce2" table:formula="of:=PHI([.$A30]+[.G$3]*0.01)" office:value-type="float" office:value="0.0119122436076052" calcext:value-type="float">
            <text:p>0.0119</text:p>
          </table:table-cell>
          <table:table-cell table:style-name="ce2" table:formula="of:=PHI([.$A30]+[.H$3]*0.01)" office:value-type="float" office:value="0.0116001351137026" calcext:value-type="float">
            <text:p>0.0116</text:p>
          </table:table-cell>
          <table:table-cell table:style-name="ce2" table:formula="of:=PHI([.$A30]+[.I$3]*0.01)" office:value-type="float" office:value="0.0112950745004561" calcext:value-type="float">
            <text:p>0.0113</text:p>
          </table:table-cell>
          <table:table-cell table:style-name="ce2" table:formula="of:=PHI([.$A30]+[.J$3]*0.01)" office:value-type="float" office:value="0.0109969366294056" calcext:value-type="float">
            <text:p>0.0110</text:p>
          </table:table-cell>
          <table:table-cell table:style-name="ce2" table:formula="of:=PHI([.$A30]+[.K$3]*0.01)" office:value-type="float" office:value="0.0107055976097722" calcext:value-type="float">
            <text:p>0.0107</text:p>
          </table:table-cell>
          <table:table-cell table:number-columns-repeated="6"/>
        </table:table-row>
        <table:table-row table:style-name="ro1">
          <table:table-cell table:style-name="ce1" office:value-type="float" office:value="2.7" calcext:value-type="float">
            <text:p>2.7</text:p>
          </table:table-cell>
          <table:table-cell table:style-name="ce2" table:formula="of:=PHI([.$A31]+[.B$3]*0.01)" office:value-type="float" office:value="0.0104209348144226" calcext:value-type="float">
            <text:p>0.0104</text:p>
          </table:table-cell>
          <table:table-cell table:style-name="ce2" table:formula="of:=PHI([.$A31]+[.C$3]*0.01)" office:value-type="float" office:value="0.0101428268947871" calcext:value-type="float">
            <text:p>0.0101</text:p>
          </table:table-cell>
          <table:table-cell table:style-name="ce2" table:formula="of:=PHI([.$A31]+[.D$3]*0.01)" office:value-type="float" office:value="0.00987115379475113" calcext:value-type="float">
            <text:p>0.0099</text:p>
          </table:table-cell>
          <table:table-cell table:style-name="ce2" table:formula="of:=PHI([.$A31]+[.E$3]*0.01)" office:value-type="float" office:value="0.00960579676353959" calcext:value-type="float">
            <text:p>0.0096</text:p>
          </table:table-cell>
          <table:table-cell table:style-name="ce2" table:formula="of:=PHI([.$A31]+[.F$3]*0.01)" office:value-type="float" office:value="0.00934663836761228" calcext:value-type="float">
            <text:p>0.0093</text:p>
          </table:table-cell>
          <table:table-cell table:style-name="ce2" table:formula="of:=PHI([.$A31]+[.G$3]*0.01)" office:value-type="float" office:value="0.00909356250159105" calcext:value-type="float">
            <text:p>0.0091</text:p>
          </table:table-cell>
          <table:table-cell table:style-name="ce2" table:formula="of:=PHI([.$A31]+[.H$3]*0.01)" office:value-type="float" office:value="0.00884645439823722" calcext:value-type="float">
            <text:p>0.0088</text:p>
          </table:table-cell>
          <table:table-cell table:style-name="ce2" table:formula="of:=PHI([.$A31]+[.I$3]*0.01)" office:value-type="float" office:value="0.00860520063749967" calcext:value-type="float">
            <text:p>0.0086</text:p>
          </table:table-cell>
          <table:table-cell table:style-name="ce2" table:formula="of:=PHI([.$A31]+[.J$3]*0.01)" office:value-type="float" office:value="0.00836968915465302" calcext:value-type="float">
            <text:p>0.0084</text:p>
          </table:table-cell>
          <table:table-cell table:style-name="ce2" table:formula="of:=PHI([.$A31]+[.K$3]*0.01)" office:value-type="float" office:value="0.00813980924754602" calcext:value-type="float">
            <text:p>0.0081</text:p>
          </table:table-cell>
          <table:table-cell table:number-columns-repeated="6"/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table:style-name="ce2" table:formula="of:=PHI([.$A32]+[.B$3]*0.01)" office:value-type="float" office:value="0.00791545158297996" calcext:value-type="float">
            <text:p>0.0079</text:p>
          </table:table-cell>
          <table:table-cell table:style-name="ce2" table:formula="of:=PHI([.$A32]+[.C$3]*0.01)" office:value-type="float" office:value="0.00769650820223732" calcext:value-type="float">
            <text:p>0.0077</text:p>
          </table:table-cell>
          <table:table-cell table:style-name="ce2" table:formula="of:=PHI([.$A32]+[.D$3]*0.01)" office:value-type="float" office:value="0.00748287252578055" calcext:value-type="float">
            <text:p>0.0075</text:p>
          </table:table-cell>
          <table:table-cell table:style-name="ce2" table:formula="of:=PHI([.$A32]+[.E$3]*0.01)" office:value-type="float" office:value="0.00727443935714122" calcext:value-type="float">
            <text:p>0.0073</text:p>
          </table:table-cell>
          <table:table-cell table:style-name="ce2" table:formula="of:=PHI([.$A32]+[.F$3]*0.01)" office:value-type="float" office:value="0.00707110488601944" calcext:value-type="float">
            <text:p>0.0071</text:p>
          </table:table-cell>
          <table:table-cell table:style-name="ce2" table:formula="of:=PHI([.$A32]+[.G$3]*0.01)" office:value-type="float" office:value="0.00687276669061397" calcext:value-type="float">
            <text:p>0.0069</text:p>
          </table:table-cell>
          <table:table-cell table:style-name="ce2" table:formula="of:=PHI([.$A32]+[.H$3]*0.01)" office:value-type="float" office:value="0.00667932373920261" calcext:value-type="float">
            <text:p>0.0067</text:p>
          </table:table-cell>
          <table:table-cell table:style-name="ce2" table:formula="of:=PHI([.$A32]+[.I$3]*0.01)" office:value-type="float" office:value="0.00649067639099336" calcext:value-type="float">
            <text:p>0.0065</text:p>
          </table:table-cell>
          <table:table-cell table:style-name="ce2" table:formula="of:=PHI([.$A32]+[.J$3]*0.01)" office:value-type="float" office:value="0.00630672639626592" calcext:value-type="float">
            <text:p>0.0063</text:p>
          </table:table-cell>
          <table:table-cell table:style-name="ce2" table:formula="of:=PHI([.$A32]+[.K$3]*0.01)" office:value-type="float" office:value="0.00612737689582369" calcext:value-type="float">
            <text:p>0.0061</text:p>
          </table:table-cell>
          <table:table-cell table:number-columns-repeated="6"/>
        </table:table-row>
        <table:table-row table:style-name="ro1">
          <table:table-cell table:style-name="ce1" office:value-type="float" office:value="2.9" calcext:value-type="float">
            <text:p>2.9</text:p>
          </table:table-cell>
          <table:table-cell table:style-name="ce2" table:formula="of:=PHI([.$A33]+[.B$3]*0.01)" office:value-type="float" office:value="0.00595253241977585" calcext:value-type="float">
            <text:p>0.0060</text:p>
          </table:table-cell>
          <table:table-cell table:style-name="ce2" table:formula="of:=PHI([.$A33]+[.C$3]*0.01)" office:value-type="float" office:value="0.00578209888566947" calcext:value-type="float">
            <text:p>0.0058</text:p>
          </table:table-cell>
          <table:table-cell table:style-name="ce2" table:formula="of:=PHI([.$A33]+[.D$3]*0.01)" office:value-type="float" office:value="0.00561598359599096" calcext:value-type="float">
            <text:p>0.0056</text:p>
          </table:table-cell>
          <table:table-cell table:style-name="ce2" table:formula="of:=PHI([.$A33]+[.E$3]*0.01)" office:value-type="float" office:value="0.00545409523505655" calcext:value-type="float">
            <text:p>0.0055</text:p>
          </table:table-cell>
          <table:table-cell table:style-name="ce2" table:formula="of:=PHI([.$A33]+[.F$3]*0.01)" office:value-type="float" office:value="0.00529634386531101" calcext:value-type="float">
            <text:p>0.0053</text:p>
          </table:table-cell>
          <table:table-cell table:style-name="ce2" table:formula="of:=PHI([.$A33]+[.G$3]*0.01)" office:value-type="float" office:value="0.00514264092305394" calcext:value-type="float">
            <text:p>0.0051</text:p>
          </table:table-cell>
          <table:table-cell table:style-name="ce2" table:formula="of:=PHI([.$A33]+[.H$3]*0.01)" office:value-type="float" office:value="0.00499289921361237" calcext:value-type="float">
            <text:p>0.0050</text:p>
          </table:table-cell>
          <table:table-cell table:style-name="ce2" table:formula="of:=PHI([.$A33]+[.I$3]*0.01)" office:value-type="float" office:value="0.00484703290597894" calcext:value-type="float">
            <text:p>0.0048</text:p>
          </table:table-cell>
          <table:table-cell table:style-name="ce2" table:formula="of:=PHI([.$A33]+[.J$3]*0.01)" office:value-type="float" office:value="0.00470495752693397" calcext:value-type="float">
            <text:p>0.0047</text:p>
          </table:table-cell>
          <table:table-cell table:style-name="ce2" table:formula="of:=PHI([.$A33]+[.K$3]*0.01)" office:value-type="float" office:value="0.00456658995467014" calcext:value-type="float">
            <text:p>0.0046</text:p>
          </table:table-cell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.0</text:p>
          </table:table-cell>
          <table:table-cell table:style-name="ce2" table:formula="of:=PHI([.$A34]+[.B$3]*0.01)" office:value-type="float" office:value="0.00443184841193801" calcext:value-type="float">
            <text:p>0.0044</text:p>
          </table:table-cell>
          <table:table-cell table:style-name="ce2" table:formula="of:=PHI([.$A34]+[.C$3]*0.01)" office:value-type="float" office:value="0.00430065245873045" calcext:value-type="float">
            <text:p>0.0043</text:p>
          </table:table-cell>
          <table:table-cell table:style-name="ce2" table:formula="of:=PHI([.$A34]+[.D$3]*0.01)" office:value-type="float" office:value="0.00417292298452396" calcext:value-type="float">
            <text:p>0.0042</text:p>
          </table:table-cell>
          <table:table-cell table:style-name="ce2" table:formula="of:=PHI([.$A34]+[.E$3]*0.01)" office:value-type="float" office:value="0.00404858220009443" calcext:value-type="float">
            <text:p>0.0040</text:p>
          </table:table-cell>
          <table:table-cell table:style-name="ce2" table:formula="of:=PHI([.$A34]+[.F$3]*0.01)" office:value-type="float" office:value="0.00392755362892478" calcext:value-type="float">
            <text:p>0.0039</text:p>
          </table:table-cell>
          <table:table-cell table:style-name="ce2" table:formula="of:=PHI([.$A34]+[.G$3]*0.01)" office:value-type="float" office:value="0.00380976209822181" calcext:value-type="float">
            <text:p>0.0038</text:p>
          </table:table-cell>
          <table:table-cell table:style-name="ce2" table:formula="of:=PHI([.$A34]+[.H$3]*0.01)" office:value-type="float" office:value="0.00369513372955903" calcext:value-type="float">
            <text:p>0.0037</text:p>
          </table:table-cell>
          <table:table-cell table:style-name="ce2" table:formula="of:=PHI([.$A34]+[.I$3]*0.01)" office:value-type="float" office:value="0.00358359592916236" calcext:value-type="float">
            <text:p>0.0036</text:p>
          </table:table-cell>
          <table:table-cell table:style-name="ce2" table:formula="of:=PHI([.$A34]+[.J$3]*0.01)" office:value-type="float" office:value="0.00347507737785494" calcext:value-type="float">
            <text:p>0.0035</text:p>
          </table:table-cell>
          <table:table-cell table:style-name="ce2" table:formula="of:=PHI([.$A34]+[.K$3]*0.01)" office:value-type="float" office:value="0.00336950802067748" calcext:value-type="float">
            <text:p>0.0034</text:p>
          </table:table-cell>
          <table:table-cell table:number-columns-repeated="6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table:style-name="ce2" table:formula="of:=PHI([.$A35]+[.B$3]*0.01)" office:value-type="float" office:value="0.00326681905619992" calcext:value-type="float">
            <text:p>0.0033</text:p>
          </table:table-cell>
          <table:table-cell table:style-name="ce2" table:formula="of:=PHI([.$A35]+[.C$3]*0.01)" office:value-type="float" office:value="0.00316694292554008" calcext:value-type="float">
            <text:p>0.0032</text:p>
          </table:table-cell>
          <table:table-cell table:style-name="ce2" table:formula="of:=PHI([.$A35]+[.D$3]*0.01)" office:value-type="float" office:value="0.00306981330110474" calcext:value-type="float">
            <text:p>0.0031</text:p>
          </table:table-cell>
          <table:table-cell table:style-name="ce2" table:formula="of:=PHI([.$A35]+[.E$3]*0.01)" office:value-type="float" office:value="0.00297536507506825" calcext:value-type="float">
            <text:p>0.0030</text:p>
          </table:table-cell>
          <table:table-cell table:style-name="ce2" table:formula="of:=PHI([.$A35]+[.F$3]*0.01)" office:value-type="float" office:value="0.00288353434760344" calcext:value-type="float">
            <text:p>0.0029</text:p>
          </table:table-cell>
          <table:table-cell table:style-name="ce2" table:formula="of:=PHI([.$A35]+[.G$3]*0.01)" office:value-type="float" office:value="0.00279425841487945" calcext:value-type="float">
            <text:p>0.0028</text:p>
          </table:table-cell>
          <table:table-cell table:style-name="ce2" table:formula="of:=PHI([.$A35]+[.H$3]*0.01)" office:value-type="float" office:value="0.0027074757568407" calcext:value-type="float">
            <text:p>0.0027</text:p>
          </table:table-cell>
          <table:table-cell table:style-name="ce2" table:formula="of:=PHI([.$A35]+[.I$3]*0.01)" office:value-type="float" office:value="0.00262312602478102" calcext:value-type="float">
            <text:p>0.0026</text:p>
          </table:table-cell>
          <table:table-cell table:style-name="ce2" table:formula="of:=PHI([.$A35]+[.J$3]*0.01)" office:value-type="float" office:value="0.00254115002872652" calcext:value-type="float">
            <text:p>0.0025</text:p>
          </table:table-cell>
          <table:table-cell table:style-name="ce2" table:formula="of:=PHI([.$A35]+[.K$3]*0.01)" office:value-type="float" office:value="0.0024614897246407" calcext:value-type="float">
            <text:p>0.0025</text:p>
          </table:table-cell>
          <table:table-cell table:number-columns-repeated="6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table:style-name="ce2" table:formula="of:=PHI([.$A36]+[.B$3]*0.01)" office:value-type="float" office:value="0.00238408820146484" calcext:value-type="float">
            <text:p>0.0024</text:p>
          </table:table-cell>
          <table:table-cell table:style-name="ce2" table:formula="of:=PHI([.$A36]+[.C$3]*0.01)" office:value-type="float" office:value="0.0023088896680065" calcext:value-type="float">
            <text:p>0.0023</text:p>
          </table:table-cell>
          <table:table-cell table:style-name="ce2" table:formula="of:=PHI([.$A36]+[.D$3]*0.01)" office:value-type="float" office:value="0.00223583943968854" calcext:value-type="float">
            <text:p>0.0022</text:p>
          </table:table-cell>
          <table:table-cell table:style-name="ce2" table:formula="of:=PHI([.$A36]+[.E$3]*0.01)" office:value-type="float" office:value="0.00216488392517106" calcext:value-type="float">
            <text:p>0.0022</text:p>
          </table:table-cell>
          <table:table-cell table:style-name="ce2" table:formula="of:=PHI([.$A36]+[.F$3]*0.01)" office:value-type="float" office:value="0.00209597061285794" calcext:value-type="float">
            <text:p>0.0021</text:p>
          </table:table-cell>
          <table:table-cell table:style-name="ce2" table:formula="of:=PHI([.$A36]+[.G$3]*0.01)" office:value-type="float" office:value="0.00202904805729977" calcext:value-type="float">
            <text:p>0.0020</text:p>
          </table:table-cell>
          <table:table-cell table:style-name="ce2" table:formula="of:=PHI([.$A36]+[.H$3]*0.01)" office:value-type="float" office:value="0.00196406586550437" calcext:value-type="float">
            <text:p>0.0020</text:p>
          </table:table-cell>
          <table:table-cell table:style-name="ce2" table:formula="of:=PHI([.$A36]+[.I$3]*0.01)" office:value-type="float" office:value="0.00190097468316608" calcext:value-type="float">
            <text:p>0.0019</text:p>
          </table:table-cell>
          <table:table-cell table:style-name="ce2" table:formula="of:=PHI([.$A36]+[.J$3]*0.01)" office:value-type="float" office:value="0.00183972618082428" calcext:value-type="float">
            <text:p>0.0018</text:p>
          </table:table-cell>
          <table:table-cell table:style-name="ce2" table:formula="of:=PHI([.$A36]+[.K$3]*0.01)" office:value-type="float" office:value="0.00178027303996188" calcext:value-type="float">
            <text:p>0.0018</text:p>
          </table:table-cell>
          <table:table-cell table:number-columns-repeated="6"/>
        </table:table-row>
        <table:table-row table:style-name="ro1">
          <table:table-cell table:style-name="ce1" office:value-type="float" office:value="3.3" calcext:value-type="float">
            <text:p>3.3</text:p>
          </table:table-cell>
          <table:table-cell table:style-name="ce2" table:formula="of:=PHI([.$A37]+[.B$3]*0.01)" office:value-type="float" office:value="0.00172256893905368" calcext:value-type="float">
            <text:p>0.0017</text:p>
          </table:table-cell>
          <table:table-cell table:style-name="ce2" table:formula="of:=PHI([.$A37]+[.C$3]*0.01)" office:value-type="float" office:value="0.00166656853957458" calcext:value-type="float">
            <text:p>0.0017</text:p>
          </table:table-cell>
          <table:table-cell table:style-name="ce2" table:formula="of:=PHI([.$A37]+[.D$3]*0.01)" office:value-type="float" office:value="0.00161222747197712" calcext:value-type="float">
            <text:p>0.0016</text:p>
          </table:table-cell>
          <table:table-cell table:style-name="ce2" table:formula="of:=PHI([.$A37]+[.E$3]*0.01)" office:value-type="float" office:value="0.00155950232164769" calcext:value-type="float">
            <text:p>0.0016</text:p>
          </table:table-cell>
          <table:table-cell table:style-name="ce2" table:formula="of:=PHI([.$A37]+[.F$3]*0.01)" office:value-type="float" office:value="0.00150835061485031" calcext:value-type="float">
            <text:p>0.0015</text:p>
          </table:table-cell>
          <table:table-cell table:style-name="ce2" table:formula="of:=PHI([.$A37]+[.G$3]*0.01)" office:value-type="float" office:value="0.00145873080466675" calcext:value-type="float">
            <text:p>0.0015</text:p>
          </table:table-cell>
          <table:table-cell table:style-name="ce2" table:formula="of:=PHI([.$A37]+[.H$3]*0.01)" office:value-type="float" office:value="0.00141060225694138" calcext:value-type="float">
            <text:p>0.0014</text:p>
          </table:table-cell>
          <table:table-cell table:style-name="ce2" table:formula="of:=PHI([.$A37]+[.I$3]*0.01)" office:value-type="float" office:value="0.0013639252362389" calcext:value-type="float">
            <text:p>0.0014</text:p>
          </table:table-cell>
          <table:table-cell table:style-name="ce2" table:formula="of:=PHI([.$A37]+[.J$3]*0.01)" office:value-type="float" office:value="0.00131866089182274" calcext:value-type="float">
            <text:p>0.0013</text:p>
          </table:table-cell>
          <table:table-cell table:style-name="ce2" table:formula="of:=PHI([.$A37]+[.K$3]*0.01)" office:value-type="float" office:value="0.00127477124366183" calcext:value-type="float">
            <text:p>0.0013</text:p>
          </table:table-cell>
          <table:table-cell table:number-columns-repeated="6"/>
        </table:table-row>
        <table:table-row table:style-name="ro1">
          <table:table-cell table:style-name="ce1" office:value-type="float" office:value="3.4" calcext:value-type="float">
            <text:p>3.4</text:p>
          </table:table-cell>
          <table:table-cell table:style-name="ce2" table:formula="of:=PHI([.$A38]+[.B$3]*0.01)" office:value-type="float" office:value="0.00123221916847302" calcext:value-type="float">
            <text:p>0.0012</text:p>
          </table:table-cell>
          <table:table-cell table:style-name="ce2" table:formula="of:=PHI([.$A38]+[.C$3]*0.01)" office:value-type="float" office:value="0.00119096838580612" calcext:value-type="float">
            <text:p>0.0012</text:p>
          </table:table-cell>
          <table:table-cell table:style-name="ce2" table:formula="of:=PHI([.$A38]+[.D$3]*0.01)" office:value-type="float" office:value="0.00115098344417848" calcext:value-type="float">
            <text:p>0.0012</text:p>
          </table:table-cell>
          <table:table-cell table:style-name="ce2" table:formula="of:=PHI([.$A38]+[.E$3]*0.01)" office:value-type="float" office:value="0.00111222970726557" calcext:value-type="float">
            <text:p>0.0011</text:p>
          </table:table-cell>
          <table:table-cell table:style-name="ce2" table:formula="of:=PHI([.$A38]+[.F$3]*0.01)" office:value-type="float" office:value="0.00107467334015373" calcext:value-type="float">
            <text:p>0.0011</text:p>
          </table:table-cell>
          <table:table-cell table:style-name="ce2" table:formula="of:=PHI([.$A38]+[.G$3]*0.01)" office:value-type="float" office:value="0.00103828129566141" calcext:value-type="float">
            <text:p>0.0010</text:p>
          </table:table-cell>
          <table:table-cell table:style-name="ce2" table:formula="of:=PHI([.$A38]+[.H$3]*0.01)" office:value-type="float" office:value="0.00100302130073424" calcext:value-type="float">
            <text:p>0.0010</text:p>
          </table:table-cell>
          <table:table-cell table:style-name="ce2" table:formula="of:=PHI([.$A38]+[.I$3]*0.01)" office:value-type="float" office:value="0.000968861842919846" calcext:value-type="float">
            <text:p>0.0010</text:p>
          </table:table-cell>
          <table:table-cell table:style-name="ce2" table:formula="of:=PHI([.$A38]+[.J$3]*0.01)" office:value-type="float" office:value="0.000935772156927478" calcext:value-type="float">
            <text:p>0.0009</text:p>
          </table:table-cell>
          <table:table-cell table:style-name="ce2" table:formula="of:=PHI([.$A38]+[.K$3]*0.01)" office:value-type="float" office:value="0.000903722211277525" calcext:value-type="float">
            <text:p>0.0009</text:p>
          </table:table-cell>
          <table:table-cell table:number-columns-repeated="6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table:style-name="ce2" table:formula="of:=PHI([.$A39]+[.B$3]*0.01)" office:value-type="float" office:value="0.00087268269504576" calcext:value-type="float">
            <text:p>0.0009</text:p>
          </table:table-cell>
          <table:table-cell table:style-name="ce2" table:formula="of:=PHI([.$A39]+[.C$3]*0.01)" office:value-type="float" office:value="0.000842625004706903" calcext:value-type="float">
            <text:p>0.0008</text:p>
          </table:table-cell>
          <table:table-cell table:style-name="ce2" table:formula="of:=PHI([.$A39]+[.D$3]*0.01)" office:value-type="float" office:value="0.000813521231081808" calcext:value-type="float">
            <text:p>0.0008</text:p>
          </table:table-cell>
          <table:table-cell table:style-name="ce2" table:formula="of:=PHI([.$A39]+[.E$3]*0.01)" office:value-type="float" office:value="0.00078534414639247" calcext:value-type="float">
            <text:p>0.0008</text:p>
          </table:table-cell>
          <table:table-cell table:style-name="ce2" table:formula="of:=PHI([.$A39]+[.F$3]*0.01)" office:value-type="float" office:value="0.00075806719142871" calcext:value-type="float">
            <text:p>0.0008</text:p>
          </table:table-cell>
          <table:table-cell table:style-name="ce2" table:formula="of:=PHI([.$A39]+[.G$3]*0.01)" office:value-type="float" office:value="0.000731664462830311" calcext:value-type="float">
            <text:p>0.0007</text:p>
          </table:table-cell>
          <table:table-cell table:style-name="ce2" table:formula="of:=PHI([.$A39]+[.H$3]*0.01)" office:value-type="float" office:value="0.000706110700488036" calcext:value-type="float">
            <text:p>0.0007</text:p>
          </table:table-cell>
          <table:table-cell table:style-name="ce2" table:formula="of:=PHI([.$A39]+[.I$3]*0.01)" office:value-type="float" office:value="0.000681381275066892" calcext:value-type="float">
            <text:p>0.0007</text:p>
          </table:table-cell>
          <table:table-cell table:style-name="ce2" table:formula="of:=PHI([.$A39]+[.J$3]*0.01)" office:value-type="float" office:value="0.000657452175654676" calcext:value-type="float">
            <text:p>0.0007</text:p>
          </table:table-cell>
          <table:table-cell table:style-name="ce2" table:formula="of:=PHI([.$A39]+[.K$3]*0.01)" office:value-type="float" office:value="0.000634299997538758" calcext:value-type="float">
            <text:p>0.0006</text:p>
          </table:table-cell>
          <table:table-cell table:number-columns-repeated="6"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2" table:formula="of:=PHI([.$A40]+[.B$3]*0.01)" office:value-type="float" office:value="0.000611901930113772" calcext:value-type="float">
            <text:p>0.0006</text:p>
          </table:table-cell>
          <table:table-cell table:style-name="ce2" table:formula="of:=PHI([.$A40]+[.C$3]*0.01)" office:value-type="float" office:value="0.000590235744922786" calcext:value-type="float">
            <text:p>0.0006</text:p>
          </table:table-cell>
          <table:table-cell table:style-name="ce2" table:formula="of:=PHI([.$A40]+[.D$3]*0.01)" office:value-type="float" office:value="0.000569279783834253" calcext:value-type="float">
            <text:p>0.0006</text:p>
          </table:table-cell>
          <table:table-cell table:style-name="ce2" table:formula="of:=PHI([.$A40]+[.E$3]*0.01)" office:value-type="float" office:value="0.000549012947356959" calcext:value-type="float">
            <text:p>0.0005</text:p>
          </table:table-cell>
          <table:table-cell table:style-name="ce2" table:formula="of:=PHI([.$A40]+[.F$3]*0.01)" office:value-type="float" office:value="0.000529414683094935" calcext:value-type="float">
            <text:p>0.0005</text:p>
          </table:table-cell>
          <table:table-cell table:style-name="ce2" table:formula="of:=PHI([.$A40]+[.G$3]*0.01)" office:value-type="float" office:value="0.000510464974344186" calcext:value-type="float">
            <text:p>0.0005</text:p>
          </table:table-cell>
          <table:table-cell table:style-name="ce2" table:formula="of:=PHI([.$A40]+[.H$3]*0.01)" office:value-type="float" office:value="0.000492144328832893" calcext:value-type="float">
            <text:p>0.0005</text:p>
          </table:table-cell>
          <table:table-cell table:style-name="ce2" table:formula="of:=PHI([.$A40]+[.I$3]*0.01)" office:value-type="float" office:value="0.000474433767606621" calcext:value-type="float">
            <text:p>0.0005</text:p>
          </table:table-cell>
          <table:table-cell table:style-name="ce2" table:formula="of:=PHI([.$A40]+[.J$3]*0.01)" office:value-type="float" office:value="0.000457314814059857" calcext:value-type="float">
            <text:p>0.0005</text:p>
          </table:table-cell>
          <table:table-cell table:style-name="ce2" table:formula="of:=PHI([.$A40]+[.K$3]*0.01)" office:value-type="float" office:value="0.000440769483115133" calcext:value-type="float">
            <text:p>0.0004</text:p>
          </table:table-cell>
          <table:table-cell table:number-columns-repeated="6"/>
        </table:table-row>
        <table:table-row table:style-name="ro1">
          <table:table-cell table:style-name="ce1" office:value-type="float" office:value="3.7" calcext:value-type="float">
            <text:p>3.7</text:p>
          </table:table-cell>
          <table:table-cell table:style-name="ce2" table:formula="of:=PHI([.$A41]+[.B$3]*0.01)" office:value-type="float" office:value="0.000424780270550751" calcext:value-type="float">
            <text:p>0.0004</text:p>
          </table:table-cell>
          <table:table-cell table:style-name="ce2" table:formula="of:=PHI([.$A41]+[.C$3]*0.01)" office:value-type="float" office:value="0.000409330142478079" calcext:value-type="float">
            <text:p>0.0004</text:p>
          </table:table-cell>
          <table:table-cell table:style-name="ce2" table:formula="of:=PHI([.$A41]+[.D$3]*0.01)" office:value-type="float" office:value="0.000394402524969156" calcext:value-type="float">
            <text:p>0.0004</text:p>
          </table:table-cell>
          <table:table-cell table:style-name="ce2" table:formula="of:=PHI([.$A41]+[.E$3]*0.01)" office:value-type="float" office:value="0.000379981293835321" calcext:value-type="float">
            <text:p>0.0004</text:p>
          </table:table-cell>
          <table:table-cell table:style-name="ce2" table:formula="of:=PHI([.$A41]+[.F$3]*0.01)" office:value-type="float" office:value="0.000366050764557335" calcext:value-type="float">
            <text:p>0.0004</text:p>
          </table:table-cell>
          <table:table-cell table:style-name="ce2" table:formula="of:=PHI([.$A41]+[.G$3]*0.01)" office:value-type="float" office:value="0.000352595682367445" calcext:value-type="float">
            <text:p>0.0004</text:p>
          </table:table-cell>
          <table:table-cell table:style-name="ce2" table:formula="of:=PHI([.$A41]+[.H$3]*0.01)" office:value-type="float" office:value="0.000339601212483654" calcext:value-type="float">
            <text:p>0.0003</text:p>
          </table:table-cell>
          <table:table-cell table:style-name="ce2" table:formula="of:=PHI([.$A41]+[.I$3]*0.01)" office:value-type="float" office:value="0.000327052930496375" calcext:value-type="float">
            <text:p>0.0003</text:p>
          </table:table-cell>
          <table:table-cell table:style-name="ce2" table:formula="of:=PHI([.$A41]+[.J$3]*0.01)" office:value-type="float" office:value="0.000314936812907522" calcext:value-type="float">
            <text:p>0.0003</text:p>
          </table:table-cell>
          <table:table-cell table:style-name="ce2" table:formula="of:=PHI([.$A41]+[.K$3]*0.01)" office:value-type="float" office:value="0.000303239227822004" calcext:value-type="float">
            <text:p>0.0003</text:p>
          </table:table-cell>
          <table:table-cell table:number-columns-repeated="6"/>
        </table:table-row>
        <table:table-row table:style-name="ro1">
          <table:table-cell table:style-name="ce1" office:value-type="float" office:value="3.8" calcext:value-type="float">
            <text:p>3.8</text:p>
          </table:table-cell>
          <table:table-cell table:style-name="ce2" table:formula="of:=PHI([.$A42]+[.B$3]*0.01)" office:value-type="float" office:value="0.00029194692579146" calcext:value-type="float">
            <text:p>0.0003</text:p>
          </table:table-cell>
          <table:table-cell table:style-name="ce2" table:formula="of:=PHI([.$A42]+[.C$3]*0.01)" office:value-type="float" office:value="0.000281047030809986" calcext:value-type="float">
            <text:p>0.0003</text:p>
          </table:table-cell>
          <table:table-cell table:style-name="ce2" table:formula="of:=PHI([.$A42]+[.D$3]*0.01)" office:value-type="float" office:value="0.000270527031461521" calcext:value-type="float">
            <text:p>0.0003</text:p>
          </table:table-cell>
          <table:table-cell table:style-name="ce2" table:formula="of:=PHI([.$A42]+[.E$3]*0.01)" office:value-type="float" office:value="0.000260374772218442" calcext:value-type="float">
            <text:p>0.0003</text:p>
          </table:table-cell>
          <table:table-cell table:style-name="ce2" table:formula="of:=PHI([.$A42]+[.F$3]*0.01)" office:value-type="float" office:value="0.00025057844489086" calcext:value-type="float">
            <text:p>0.0003</text:p>
          </table:table-cell>
          <table:table-cell table:style-name="ce2" table:formula="of:=PHI([.$A42]+[.G$3]*0.01)" office:value-type="float" office:value="0.000241126580225993" calcext:value-type="float">
            <text:p>0.0002</text:p>
          </table:table-cell>
          <table:table-cell table:style-name="ce2" table:formula="of:=PHI([.$A42]+[.H$3]*0.01)" office:value-type="float" office:value="0.000232008039656942" calcext:value-type="float">
            <text:p>0.0002</text:p>
          </table:table-cell>
          <table:table-cell table:style-name="ce2" table:formula="of:=PHI([.$A42]+[.I$3]*0.01)" office:value-type="float" office:value="0.000223212007200102" calcext:value-type="float">
            <text:p>0.0002</text:p>
          </table:table-cell>
          <table:table-cell table:style-name="ce2" table:formula="of:=PHI([.$A42]+[.J$3]*0.01)" office:value-type="float" office:value="0.000214727981500367" calcext:value-type="float">
            <text:p>0.0002</text:p>
          </table:table-cell>
          <table:table-cell table:style-name="ce2" table:formula="of:=PHI([.$A42]+[.K$3]*0.01)" office:value-type="float" office:value="0.000206545768023225" calcext:value-type="float">
            <text:p>0.0002</text:p>
          </table:table-cell>
          <table:table-cell table:number-columns-repeated="6"/>
        </table:table-row>
        <table:table-row table:style-name="ro1">
          <table:table-cell table:style-name="ce1" office:value-type="float" office:value="3.9" calcext:value-type="float">
            <text:p>3.9</text:p>
          </table:table-cell>
          <table:table-cell table:style-name="ce2" table:formula="of:=PHI([.$A43]+[.B$3]*0.01)" office:value-type="float" office:value="0.000198655471392772" calcext:value-type="float">
            <text:p>0.0002</text:p>
          </table:table-cell>
          <table:table-cell table:style-name="ce2" table:formula="of:=PHI([.$A43]+[.C$3]*0.01)" office:value-type="float" office:value="0.000191047487874598" calcext:value-type="float">
            <text:p>0.0002</text:p>
          </table:table-cell>
          <table:table-cell table:style-name="ce2" table:formula="of:=PHI([.$A43]+[.D$3]*0.01)" office:value-type="float" office:value="0.000183712498002457" calcext:value-type="float">
            <text:p>0.0002</text:p>
          </table:table-cell>
          <table:table-cell table:style-name="ce2" table:formula="of:=PHI([.$A43]+[.E$3]*0.01)" office:value-type="float" office:value="0.000176641459347571" calcext:value-type="float">
            <text:p>0.0002</text:p>
          </table:table-cell>
          <table:table-cell table:style-name="ce2" table:formula="of:=PHI([.$A43]+[.F$3]*0.01)" office:value-type="float" office:value="0.000169825599429343" calcext:value-type="float">
            <text:p>0.0002</text:p>
          </table:table-cell>
          <table:table-cell table:style-name="ce2" table:formula="of:=PHI([.$A43]+[.G$3]*0.01)" office:value-type="float" office:value="0.000163256408766242" calcext:value-type="float">
            <text:p>0.0002</text:p>
          </table:table-cell>
          <table:table-cell table:style-name="ce2" table:formula="of:=PHI([.$A43]+[.H$3]*0.01)" office:value-type="float" office:value="0.000156925634065532" calcext:value-type="float">
            <text:p>0.0002</text:p>
          </table:table-cell>
          <table:table-cell table:style-name="ce2" table:formula="of:=PHI([.$A43]+[.I$3]*0.01)" office:value-type="float" office:value="0.000150825271550518" calcext:value-type="float">
            <text:p>0.0002</text:p>
          </table:table-cell>
          <table:table-cell table:style-name="ce2" table:formula="of:=PHI([.$A43]+[.J$3]*0.01)" office:value-type="float" office:value="0.000144947560423891" calcext:value-type="float">
            <text:p>0.0001</text:p>
          </table:table-cell>
          <table:table-cell table:style-name="ce2" table:formula="of:=PHI([.$A43]+[.K$3]*0.01)" office:value-type="float" office:value="0.00013928497646576" calcext:value-type="float">
            <text:p>0.0001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>
            <text:p>4.0</text:p>
          </table:table-cell>
          <table:table-cell table:style-name="ce2" table:formula="of:=PHI([.$A44]+[.B$3]*0.01)" office:value-type="float" office:value="0.000133830225764885" calcext:value-type="float">
            <text:p>0.0001</text:p>
          </table:table-cell>
          <table:table-cell table:style-name="ce2" table:formula="of:=PHI([.$A44]+[.C$3]*0.01)" office:value-type="float" office:value="0.000128576238581621" calcext:value-type="float">
            <text:p>0.0001</text:p>
          </table:table-cell>
          <table:table-cell table:style-name="ce2" table:formula="of:=PHI([.$A44]+[.D$3]*0.01)" office:value-type="float" office:value="0.000123516163341024" calcext:value-type="float">
            <text:p>0.0001</text:p>
          </table:table-cell>
          <table:table-cell table:style-name="ce2" table:formula="of:=PHI([.$A44]+[.E$3]*0.01)" office:value-type="float" office:value="0.000118643360754566" calcext:value-type="float">
            <text:p>0.0001</text:p>
          </table:table-cell>
          <table:table-cell table:style-name="ce2" table:formula="of:=PHI([.$A44]+[.F$3]*0.01)" office:value-type="float" office:value="0.000113951398068865" calcext:value-type="float">
            <text:p>0.0001</text:p>
          </table:table-cell>
          <table:table-cell table:style-name="ce2" table:formula="of:=PHI([.$A44]+[.G$3]*0.01)" office:value-type="float" office:value="0.000109434043439801" calcext:value-type="float">
            <text:p>0.0001</text:p>
          </table:table-cell>
          <table:table-cell table:style-name="ce2" table:formula="of:=PHI([.$A44]+[.H$3]*0.01)" office:value-type="float" office:value="0.0001050852604304" calcext:value-type="float">
            <text:p>0.0001</text:p>
          </table:table-cell>
          <table:table-cell table:style-name="ce2" table:formula="of:=PHI([.$A44]+[.I$3]*0.01)" office:value-type="float" office:value="0.000100899202630814" calcext:value-type="float">
            <text:p>0.0001</text:p>
          </table:table-cell>
          <table:table-cell table:style-name="ce2" table:formula="of:=PHI([.$A44]+[.J$3]*0.01)" office:value-type="float" office:value="0.0000968702083987193" calcext:value-type="float">
            <text:p>0.0001</text:p>
          </table:table-cell>
          <table:table-cell table:style-name="ce2" table:formula="of:=PHI([.$A44]+[.K$3]*0.01)" office:value-type="float" office:value="0.0000929927957184459" calcext:value-type="float">
            <text:p>0.0001</text:p>
          </table:table-cell>
          <table:table-cell table:number-columns-repeated="6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ROUND(POISSON([.$A3];[.B$2];0);4)" office:value-type="float" office:value="0.9048" calcext:value-type="float">
            <text:p>0.9048</text:p>
          </table:table-cell>
          <table:table-cell table:style-name="ce2" table:formula="of:=ROUND(POISSON([.$A3];[.C$2];0);4)" office:value-type="float" office:value="0.8187" calcext:value-type="float">
            <text:p>0.8187</text:p>
          </table:table-cell>
          <table:table-cell table:style-name="ce2" table:formula="of:=ROUND(POISSON([.$A3];[.D$2];0);4)" office:value-type="float" office:value="0.7408" calcext:value-type="float">
            <text:p>0.7408</text:p>
          </table:table-cell>
          <table:table-cell table:style-name="ce2" table:formula="of:=ROUND(POISSON([.$A3];[.E$2];0);4)" office:value-type="float" office:value="0.6703" calcext:value-type="float">
            <text:p>0.6703</text:p>
          </table:table-cell>
          <table:table-cell table:style-name="ce2" table:formula="of:=ROUND(POISSON([.$A3];[.F$2];0);4)" office:value-type="float" office:value="0.6065" calcext:value-type="float">
            <text:p>0.6065</text:p>
          </table:table-cell>
          <table:table-cell table:style-name="ce2" table:formula="of:=ROUND(POISSON([.$A3];[.G$2];0);4)" office:value-type="float" office:value="0.5488" calcext:value-type="float">
            <text:p>0.5488</text:p>
          </table:table-cell>
          <table:table-cell table:style-name="ce2" table:formula="of:=ROUND(POISSON([.$A3];[.H$2];0);4)" office:value-type="float" office:value="0.4966" calcext:value-type="float">
            <text:p>0.4966</text:p>
          </table:table-cell>
          <table:table-cell table:style-name="ce2" table:formula="of:=ROUND(POISSON([.$A3];[.I$2];0);4)" office:value-type="float" office:value="0.4493" calcext:value-type="float">
            <text:p>0.4493</text:p>
          </table:table-cell>
          <table:table-cell table:style-name="ce2" table:formula="of:=ROUND(POISSON([.$A3];[.J$2];0);4)" office:value-type="float" office:value="0.4066" calcext:value-type="float">
            <text:p>0.4066</text:p>
          </table:table-cell>
          <table:table-cell table:style-name="ce2" table:formula="of:=ROUND(POISSON([.$A3];[.K$2];0);4)" office:value-type="float" office:value="0.3679" calcext:value-type="float">
            <text:p>0.367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ROUND(POISSON([.$A4];[.B$2];0);4)" office:value-type="float" office:value="0.0905" calcext:value-type="float">
            <text:p>0.0905</text:p>
          </table:table-cell>
          <table:table-cell table:style-name="ce2" table:formula="of:=ROUND(POISSON([.$A4];[.C$2];0);4)" office:value-type="float" office:value="0.1637" calcext:value-type="float">
            <text:p>0.1637</text:p>
          </table:table-cell>
          <table:table-cell table:style-name="ce2" table:formula="of:=ROUND(POISSON([.$A4];[.D$2];0);4)" office:value-type="float" office:value="0.2222" calcext:value-type="float">
            <text:p>0.2222</text:p>
          </table:table-cell>
          <table:table-cell table:style-name="ce2" table:formula="of:=ROUND(POISSON([.$A4];[.E$2];0);4)" office:value-type="float" office:value="0.2681" calcext:value-type="float">
            <text:p>0.2681</text:p>
          </table:table-cell>
          <table:table-cell table:style-name="ce2" table:formula="of:=ROUND(POISSON([.$A4];[.F$2];0);4)" office:value-type="float" office:value="0.3033" calcext:value-type="float">
            <text:p>0.3033</text:p>
          </table:table-cell>
          <table:table-cell table:style-name="ce2" table:formula="of:=ROUND(POISSON([.$A4];[.G$2];0);4)" office:value-type="float" office:value="0.3293" calcext:value-type="float">
            <text:p>0.3293</text:p>
          </table:table-cell>
          <table:table-cell table:style-name="ce2" table:formula="of:=ROUND(POISSON([.$A4];[.H$2];0);4)" office:value-type="float" office:value="0.3476" calcext:value-type="float">
            <text:p>0.3476</text:p>
          </table:table-cell>
          <table:table-cell table:style-name="ce2" table:formula="of:=ROUND(POISSON([.$A4];[.I$2];0);4)" office:value-type="float" office:value="0.3595" calcext:value-type="float">
            <text:p>0.3595</text:p>
          </table:table-cell>
          <table:table-cell table:style-name="ce2" table:formula="of:=ROUND(POISSON([.$A4];[.J$2];0);4)" office:value-type="float" office:value="0.3659" calcext:value-type="float">
            <text:p>0.3659</text:p>
          </table:table-cell>
          <table:table-cell table:style-name="ce2" table:formula="of:=ROUND(POISSON([.$A4];[.K$2];0);4)" office:value-type="float" office:value="0.3679" calcext:value-type="float">
            <text:p>0.367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ROUND(POISSON([.$A5];[.B$2];0);4)" office:value-type="float" office:value="0.0045" calcext:value-type="float">
            <text:p>0.0045</text:p>
          </table:table-cell>
          <table:table-cell table:style-name="ce2" table:formula="of:=ROUND(POISSON([.$A5];[.C$2];0);4)" office:value-type="float" office:value="0.0164" calcext:value-type="float">
            <text:p>0.0164</text:p>
          </table:table-cell>
          <table:table-cell table:style-name="ce2" table:formula="of:=ROUND(POISSON([.$A5];[.D$2];0);4)" office:value-type="float" office:value="0.0333" calcext:value-type="float">
            <text:p>0.0333</text:p>
          </table:table-cell>
          <table:table-cell table:style-name="ce2" table:formula="of:=ROUND(POISSON([.$A5];[.E$2];0);4)" office:value-type="float" office:value="0.0536" calcext:value-type="float">
            <text:p>0.0536</text:p>
          </table:table-cell>
          <table:table-cell table:style-name="ce2" table:formula="of:=ROUND(POISSON([.$A5];[.F$2];0);4)" office:value-type="float" office:value="0.0758" calcext:value-type="float">
            <text:p>0.0758</text:p>
          </table:table-cell>
          <table:table-cell table:style-name="ce2" table:formula="of:=ROUND(POISSON([.$A5];[.G$2];0);4)" office:value-type="float" office:value="0.0988" calcext:value-type="float">
            <text:p>0.0988</text:p>
          </table:table-cell>
          <table:table-cell table:style-name="ce2" table:formula="of:=ROUND(POISSON([.$A5];[.H$2];0);4)" office:value-type="float" office:value="0.1217" calcext:value-type="float">
            <text:p>0.1217</text:p>
          </table:table-cell>
          <table:table-cell table:style-name="ce2" table:formula="of:=ROUND(POISSON([.$A5];[.I$2];0);4)" office:value-type="float" office:value="0.1438" calcext:value-type="float">
            <text:p>0.1438</text:p>
          </table:table-cell>
          <table:table-cell table:style-name="ce2" table:formula="of:=ROUND(POISSON([.$A5];[.J$2];0);4)" office:value-type="float" office:value="0.1647" calcext:value-type="float">
            <text:p>0.1647</text:p>
          </table:table-cell>
          <table:table-cell table:style-name="ce2" table:formula="of:=ROUND(POISSON([.$A5];[.K$2];0);4)" office:value-type="float" office:value="0.1839" calcext:value-type="float">
            <text:p>0.183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ROUND(POISSON([.$A6];[.B$2];0);4)" office:value-type="float" office:value="0.0002" calcext:value-type="float">
            <text:p>0.0002</text:p>
          </table:table-cell>
          <table:table-cell table:style-name="ce2" table:formula="of:=ROUND(POISSON([.$A6];[.C$2];0);4)" office:value-type="float" office:value="0.0011" calcext:value-type="float">
            <text:p>0.0011</text:p>
          </table:table-cell>
          <table:table-cell table:style-name="ce2" table:formula="of:=ROUND(POISSON([.$A6];[.D$2];0);4)" office:value-type="float" office:value="0.0033" calcext:value-type="float">
            <text:p>0.0033</text:p>
          </table:table-cell>
          <table:table-cell table:style-name="ce2" table:formula="of:=ROUND(POISSON([.$A6];[.E$2];0);4)" office:value-type="float" office:value="0.0072" calcext:value-type="float">
            <text:p>0.0072</text:p>
          </table:table-cell>
          <table:table-cell table:style-name="ce2" table:formula="of:=ROUND(POISSON([.$A6];[.F$2];0);4)" office:value-type="float" office:value="0.0126" calcext:value-type="float">
            <text:p>0.0126</text:p>
          </table:table-cell>
          <table:table-cell table:style-name="ce2" table:formula="of:=ROUND(POISSON([.$A6];[.G$2];0);4)" office:value-type="float" office:value="0.0198" calcext:value-type="float">
            <text:p>0.0198</text:p>
          </table:table-cell>
          <table:table-cell table:style-name="ce2" table:formula="of:=ROUND(POISSON([.$A6];[.H$2];0);4)" office:value-type="float" office:value="0.0284" calcext:value-type="float">
            <text:p>0.0284</text:p>
          </table:table-cell>
          <table:table-cell table:style-name="ce2" table:formula="of:=ROUND(POISSON([.$A6];[.I$2];0);4)" office:value-type="float" office:value="0.0383" calcext:value-type="float">
            <text:p>0.0383</text:p>
          </table:table-cell>
          <table:table-cell table:style-name="ce2" table:formula="of:=ROUND(POISSON([.$A6];[.J$2];0);4)" office:value-type="float" office:value="0.0494" calcext:value-type="float">
            <text:p>0.0494</text:p>
          </table:table-cell>
          <table:table-cell table:style-name="ce2" table:formula="of:=ROUND(POISSON([.$A6];[.K$2];0);4)" office:value-type="float" office:value="0.0613" calcext:value-type="float">
            <text:p>0.061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ROUND(POISSON([.$A7];[.B$2];0);4)" office:value-type="float" office:value="0" calcext:value-type="float">
            <text:p>0.0000</text:p>
          </table:table-cell>
          <table:table-cell table:style-name="ce2" table:formula="of:=ROUND(POISSON([.$A7];[.C$2];0);4)" office:value-type="float" office:value="0.0001" calcext:value-type="float">
            <text:p>0.0001</text:p>
          </table:table-cell>
          <table:table-cell table:style-name="ce2" table:formula="of:=ROUND(POISSON([.$A7];[.D$2];0);4)" office:value-type="float" office:value="0.0003" calcext:value-type="float">
            <text:p>0.0003</text:p>
          </table:table-cell>
          <table:table-cell table:style-name="ce2" table:formula="of:=ROUND(POISSON([.$A7];[.E$2];0);4)" office:value-type="float" office:value="0.0007" calcext:value-type="float">
            <text:p>0.0007</text:p>
          </table:table-cell>
          <table:table-cell table:style-name="ce2" table:formula="of:=ROUND(POISSON([.$A7];[.F$2];0);4)" office:value-type="float" office:value="0.0016" calcext:value-type="float">
            <text:p>0.0016</text:p>
          </table:table-cell>
          <table:table-cell table:style-name="ce2" table:formula="of:=ROUND(POISSON([.$A7];[.G$2];0);4)" office:value-type="float" office:value="0.003" calcext:value-type="float">
            <text:p>0.0030</text:p>
          </table:table-cell>
          <table:table-cell table:style-name="ce2" table:formula="of:=ROUND(POISSON([.$A7];[.H$2];0);4)" office:value-type="float" office:value="0.005" calcext:value-type="float">
            <text:p>0.0050</text:p>
          </table:table-cell>
          <table:table-cell table:style-name="ce2" table:formula="of:=ROUND(POISSON([.$A7];[.I$2];0);4)" office:value-type="float" office:value="0.0077" calcext:value-type="float">
            <text:p>0.0077</text:p>
          </table:table-cell>
          <table:table-cell table:style-name="ce2" table:formula="of:=ROUND(POISSON([.$A7];[.J$2];0);4)" office:value-type="float" office:value="0.0111" calcext:value-type="float">
            <text:p>0.0111</text:p>
          </table:table-cell>
          <table:table-cell table:style-name="ce2" table:formula="of:=ROUND(POISSON([.$A7];[.K$2];0);4)" office:value-type="float" office:value="0.0153" calcext:value-type="float">
            <text:p>0.015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ROUND(POISSON([.$A8];[.B$2];0);4)" office:value-type="float" office:value="0" calcext:value-type="float">
            <text:p>0.0000</text:p>
          </table:table-cell>
          <table:table-cell table:style-name="ce2" table:formula="of:=ROUND(POISSON([.$A8];[.C$2];0);4)" office:value-type="float" office:value="0" calcext:value-type="float">
            <text:p>0.0000</text:p>
          </table:table-cell>
          <table:table-cell table:style-name="ce2" table:formula="of:=ROUND(POISSON([.$A8];[.D$2];0);4)" office:value-type="float" office:value="0" calcext:value-type="float">
            <text:p>0.0000</text:p>
          </table:table-cell>
          <table:table-cell table:style-name="ce2" table:formula="of:=ROUND(POISSON([.$A8];[.E$2];0);4)" office:value-type="float" office:value="0.0001" calcext:value-type="float">
            <text:p>0.0001</text:p>
          </table:table-cell>
          <table:table-cell table:style-name="ce2" table:formula="of:=ROUND(POISSON([.$A8];[.F$2];0);4)" office:value-type="float" office:value="0.0002" calcext:value-type="float">
            <text:p>0.0002</text:p>
          </table:table-cell>
          <table:table-cell table:style-name="ce2" table:formula="of:=ROUND(POISSON([.$A8];[.G$2];0);4)" office:value-type="float" office:value="0.0004" calcext:value-type="float">
            <text:p>0.0004</text:p>
          </table:table-cell>
          <table:table-cell table:style-name="ce2" table:formula="of:=ROUND(POISSON([.$A8];[.H$2];0);4)" office:value-type="float" office:value="0.0007" calcext:value-type="float">
            <text:p>0.0007</text:p>
          </table:table-cell>
          <table:table-cell table:style-name="ce2" table:formula="of:=ROUND(POISSON([.$A8];[.I$2];0);4)" office:value-type="float" office:value="0.0012" calcext:value-type="float">
            <text:p>0.0012</text:p>
          </table:table-cell>
          <table:table-cell table:style-name="ce2" table:formula="of:=ROUND(POISSON([.$A8];[.J$2];0);4)" office:value-type="float" office:value="0.002" calcext:value-type="float">
            <text:p>0.0020</text:p>
          </table:table-cell>
          <table:table-cell table:style-name="ce2" table:formula="of:=ROUND(POISSON([.$A8];[.K$2];0);4)" office:value-type="float" office:value="0.0031" calcext:value-type="float">
            <text:p>0.003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ROUND(POISSON([.$A9];[.B$2];0);4)" office:value-type="float" office:value="0" calcext:value-type="float">
            <text:p>0.0000</text:p>
          </table:table-cell>
          <table:table-cell table:style-name="ce2" table:formula="of:=ROUND(POISSON([.$A9];[.C$2];0);4)" office:value-type="float" office:value="0" calcext:value-type="float">
            <text:p>0.0000</text:p>
          </table:table-cell>
          <table:table-cell table:style-name="ce2" table:formula="of:=ROUND(POISSON([.$A9];[.D$2];0);4)" office:value-type="float" office:value="0" calcext:value-type="float">
            <text:p>0.0000</text:p>
          </table:table-cell>
          <table:table-cell table:style-name="ce2" table:formula="of:=ROUND(POISSON([.$A9];[.E$2];0);4)" office:value-type="float" office:value="0" calcext:value-type="float">
            <text:p>0.0000</text:p>
          </table:table-cell>
          <table:table-cell table:style-name="ce2" table:formula="of:=ROUND(POISSON([.$A9];[.F$2];0);4)" office:value-type="float" office:value="0" calcext:value-type="float">
            <text:p>0.0000</text:p>
          </table:table-cell>
          <table:table-cell table:style-name="ce2" table:formula="of:=ROUND(POISSON([.$A9];[.G$2];0);4)" office:value-type="float" office:value="0" calcext:value-type="float">
            <text:p>0.0000</text:p>
          </table:table-cell>
          <table:table-cell table:style-name="ce2" table:formula="of:=ROUND(POISSON([.$A9];[.H$2];0);4)" office:value-type="float" office:value="0.0001" calcext:value-type="float">
            <text:p>0.0001</text:p>
          </table:table-cell>
          <table:table-cell table:style-name="ce2" table:formula="of:=ROUND(POISSON([.$A9];[.I$2];0);4)" office:value-type="float" office:value="0.0002" calcext:value-type="float">
            <text:p>0.0002</text:p>
          </table:table-cell>
          <table:table-cell table:style-name="ce2" table:formula="of:=ROUND(POISSON([.$A9];[.J$2];0);4)" office:value-type="float" office:value="0.0003" calcext:value-type="float">
            <text:p>0.0003</text:p>
          </table:table-cell>
          <table:table-cell table:style-name="ce2" table:formula="of:=ROUND(POISSON([.$A9];[.K$2];0);4)" office:value-type="float" office:value="0.0005" calcext:value-type="float">
            <text:p>0.000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ROUND(POISSON([.$A10];[.B$2];0);4)" office:value-type="float" office:value="0" calcext:value-type="float">
            <text:p>0.0000</text:p>
          </table:table-cell>
          <table:table-cell table:style-name="ce2" table:formula="of:=ROUND(POISSON([.$A10];[.C$2];0);4)" office:value-type="float" office:value="0" calcext:value-type="float">
            <text:p>0.0000</text:p>
          </table:table-cell>
          <table:table-cell table:style-name="ce2" table:formula="of:=ROUND(POISSON([.$A10];[.D$2];0);4)" office:value-type="float" office:value="0" calcext:value-type="float">
            <text:p>0.0000</text:p>
          </table:table-cell>
          <table:table-cell table:style-name="ce2" table:formula="of:=ROUND(POISSON([.$A10];[.E$2];0);4)" office:value-type="float" office:value="0" calcext:value-type="float">
            <text:p>0.0000</text:p>
          </table:table-cell>
          <table:table-cell table:style-name="ce2" table:formula="of:=ROUND(POISSON([.$A10];[.F$2];0);4)" office:value-type="float" office:value="0" calcext:value-type="float">
            <text:p>0.0000</text:p>
          </table:table-cell>
          <table:table-cell table:style-name="ce2" table:formula="of:=ROUND(POISSON([.$A10];[.G$2];0);4)" office:value-type="float" office:value="0" calcext:value-type="float">
            <text:p>0.0000</text:p>
          </table:table-cell>
          <table:table-cell table:style-name="ce2" table:formula="of:=ROUND(POISSON([.$A10];[.H$2];0);4)" office:value-type="float" office:value="0" calcext:value-type="float">
            <text:p>0.0000</text:p>
          </table:table-cell>
          <table:table-cell table:style-name="ce2" table:formula="of:=ROUND(POISSON([.$A10];[.I$2];0);4)" office:value-type="float" office:value="0" calcext:value-type="float">
            <text:p>0.0000</text:p>
          </table:table-cell>
          <table:table-cell table:style-name="ce2" table:formula="of:=ROUND(POISSON([.$A10];[.J$2];0);4)" office:value-type="float" office:value="0" calcext:value-type="float">
            <text:p>0.0000</text:p>
          </table:table-cell>
          <table:table-cell table:style-name="ce2" table:formula="of:=ROUND(POISSON([.$A10];[.K$2];0);4)" office:value-type="float" office:value="0.0001" calcext:value-type="float">
            <text:p>0.0001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ROUND(POISSON([.$A13];[.B$12];0);4)" office:value-type="float" office:value="0.3329" calcext:value-type="float">
            <text:p>0.3329</text:p>
          </table:table-cell>
          <table:table-cell table:style-name="ce2" table:formula="of:=ROUND(POISSON([.$A13];[.C$12];0);4)" office:value-type="float" office:value="0.3012" calcext:value-type="float">
            <text:p>0.3012</text:p>
          </table:table-cell>
          <table:table-cell table:style-name="ce2" table:formula="of:=ROUND(POISSON([.$A13];[.D$12];0);4)" office:value-type="float" office:value="0.2725" calcext:value-type="float">
            <text:p>0.2725</text:p>
          </table:table-cell>
          <table:table-cell table:style-name="ce2" table:formula="of:=ROUND(POISSON([.$A13];[.E$12];0);4)" office:value-type="float" office:value="0.2466" calcext:value-type="float">
            <text:p>0.2466</text:p>
          </table:table-cell>
          <table:table-cell table:style-name="ce2" table:formula="of:=ROUND(POISSON([.$A13];[.F$12];0);4)" office:value-type="float" office:value="0.2231" calcext:value-type="float">
            <text:p>0.2231</text:p>
          </table:table-cell>
          <table:table-cell table:style-name="ce2" table:formula="of:=ROUND(POISSON([.$A13];[.G$12];0);4)" office:value-type="float" office:value="0.2019" calcext:value-type="float">
            <text:p>0.2019</text:p>
          </table:table-cell>
          <table:table-cell table:style-name="ce2" table:formula="of:=ROUND(POISSON([.$A13];[.H$12];0);4)" office:value-type="float" office:value="0.1827" calcext:value-type="float">
            <text:p>0.1827</text:p>
          </table:table-cell>
          <table:table-cell table:style-name="ce2" table:formula="of:=ROUND(POISSON([.$A13];[.I$12];0);4)" office:value-type="float" office:value="0.1653" calcext:value-type="float">
            <text:p>0.1653</text:p>
          </table:table-cell>
          <table:table-cell table:style-name="ce2" table:formula="of:=ROUND(POISSON([.$A13];[.J$12];0);4)" office:value-type="float" office:value="0.1496" calcext:value-type="float">
            <text:p>0.1496</text:p>
          </table:table-cell>
          <table:table-cell table:style-name="ce2" table:formula="of:=ROUND(POISSON([.$A13];[.K$12];0);4)" office:value-type="float" office:value="0.1353" calcext:value-type="float">
            <text:p>0.135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ROUND(POISSON([.$A14];[.B$12];0);4)" office:value-type="float" office:value="0.3662" calcext:value-type="float">
            <text:p>0.3662</text:p>
          </table:table-cell>
          <table:table-cell table:style-name="ce2" table:formula="of:=ROUND(POISSON([.$A14];[.C$12];0);4)" office:value-type="float" office:value="0.3614" calcext:value-type="float">
            <text:p>0.3614</text:p>
          </table:table-cell>
          <table:table-cell table:style-name="ce2" table:formula="of:=ROUND(POISSON([.$A14];[.D$12];0);4)" office:value-type="float" office:value="0.3543" calcext:value-type="float">
            <text:p>0.3543</text:p>
          </table:table-cell>
          <table:table-cell table:style-name="ce2" table:formula="of:=ROUND(POISSON([.$A14];[.E$12];0);4)" office:value-type="float" office:value="0.3452" calcext:value-type="float">
            <text:p>0.3452</text:p>
          </table:table-cell>
          <table:table-cell table:style-name="ce2" table:formula="of:=ROUND(POISSON([.$A14];[.F$12];0);4)" office:value-type="float" office:value="0.3347" calcext:value-type="float">
            <text:p>0.3347</text:p>
          </table:table-cell>
          <table:table-cell table:style-name="ce2" table:formula="of:=ROUND(POISSON([.$A14];[.G$12];0);4)" office:value-type="float" office:value="0.323" calcext:value-type="float">
            <text:p>0.3230</text:p>
          </table:table-cell>
          <table:table-cell table:style-name="ce2" table:formula="of:=ROUND(POISSON([.$A14];[.H$12];0);4)" office:value-type="float" office:value="0.3106" calcext:value-type="float">
            <text:p>0.3106</text:p>
          </table:table-cell>
          <table:table-cell table:style-name="ce2" table:formula="of:=ROUND(POISSON([.$A14];[.I$12];0);4)" office:value-type="float" office:value="0.2975" calcext:value-type="float">
            <text:p>0.2975</text:p>
          </table:table-cell>
          <table:table-cell table:style-name="ce2" table:formula="of:=ROUND(POISSON([.$A14];[.J$12];0);4)" office:value-type="float" office:value="0.2842" calcext:value-type="float">
            <text:p>0.2842</text:p>
          </table:table-cell>
          <table:table-cell table:style-name="ce2" table:formula="of:=ROUND(POISSON([.$A14];[.K$12];0);4)" office:value-type="float" office:value="0.2707" calcext:value-type="float">
            <text:p>0.270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ROUND(POISSON([.$A15];[.B$12];0);4)" office:value-type="float" office:value="0.2014" calcext:value-type="float">
            <text:p>0.2014</text:p>
          </table:table-cell>
          <table:table-cell table:style-name="ce2" table:formula="of:=ROUND(POISSON([.$A15];[.C$12];0);4)" office:value-type="float" office:value="0.2169" calcext:value-type="float">
            <text:p>0.2169</text:p>
          </table:table-cell>
          <table:table-cell table:style-name="ce2" table:formula="of:=ROUND(POISSON([.$A15];[.D$12];0);4)" office:value-type="float" office:value="0.2303" calcext:value-type="float">
            <text:p>0.2303</text:p>
          </table:table-cell>
          <table:table-cell table:style-name="ce2" table:formula="of:=ROUND(POISSON([.$A15];[.E$12];0);4)" office:value-type="float" office:value="0.2417" calcext:value-type="float">
            <text:p>0.2417</text:p>
          </table:table-cell>
          <table:table-cell table:style-name="ce2" table:formula="of:=ROUND(POISSON([.$A15];[.F$12];0);4)" office:value-type="float" office:value="0.251" calcext:value-type="float">
            <text:p>0.2510</text:p>
          </table:table-cell>
          <table:table-cell table:style-name="ce2" table:formula="of:=ROUND(POISSON([.$A15];[.G$12];0);4)" office:value-type="float" office:value="0.2584" calcext:value-type="float">
            <text:p>0.2584</text:p>
          </table:table-cell>
          <table:table-cell table:style-name="ce2" table:formula="of:=ROUND(POISSON([.$A15];[.H$12];0);4)" office:value-type="float" office:value="0.264" calcext:value-type="float">
            <text:p>0.2640</text:p>
          </table:table-cell>
          <table:table-cell table:style-name="ce2" table:formula="of:=ROUND(POISSON([.$A15];[.I$12];0);4)" office:value-type="float" office:value="0.2678" calcext:value-type="float">
            <text:p>0.2678</text:p>
          </table:table-cell>
          <table:table-cell table:style-name="ce2" table:formula="of:=ROUND(POISSON([.$A15];[.J$12];0);4)" office:value-type="float" office:value="0.27" calcext:value-type="float">
            <text:p>0.2700</text:p>
          </table:table-cell>
          <table:table-cell table:style-name="ce2" table:formula="of:=ROUND(POISSON([.$A15];[.K$12];0);4)" office:value-type="float" office:value="0.2707" calcext:value-type="float">
            <text:p>0.270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ROUND(POISSON([.$A16];[.B$12];0);4)" office:value-type="float" office:value="0.0738" calcext:value-type="float">
            <text:p>0.0738</text:p>
          </table:table-cell>
          <table:table-cell table:style-name="ce2" table:formula="of:=ROUND(POISSON([.$A16];[.C$12];0);4)" office:value-type="float" office:value="0.0867" calcext:value-type="float">
            <text:p>0.0867</text:p>
          </table:table-cell>
          <table:table-cell table:style-name="ce2" table:formula="of:=ROUND(POISSON([.$A16];[.D$12];0);4)" office:value-type="float" office:value="0.0998" calcext:value-type="float">
            <text:p>0.0998</text:p>
          </table:table-cell>
          <table:table-cell table:style-name="ce2" table:formula="of:=ROUND(POISSON([.$A16];[.E$12];0);4)" office:value-type="float" office:value="0.1128" calcext:value-type="float">
            <text:p>0.1128</text:p>
          </table:table-cell>
          <table:table-cell table:style-name="ce2" table:formula="of:=ROUND(POISSON([.$A16];[.F$12];0);4)" office:value-type="float" office:value="0.1255" calcext:value-type="float">
            <text:p>0.1255</text:p>
          </table:table-cell>
          <table:table-cell table:style-name="ce2" table:formula="of:=ROUND(POISSON([.$A16];[.G$12];0);4)" office:value-type="float" office:value="0.1378" calcext:value-type="float">
            <text:p>0.1378</text:p>
          </table:table-cell>
          <table:table-cell table:style-name="ce2" table:formula="of:=ROUND(POISSON([.$A16];[.H$12];0);4)" office:value-type="float" office:value="0.1496" calcext:value-type="float">
            <text:p>0.1496</text:p>
          </table:table-cell>
          <table:table-cell table:style-name="ce2" table:formula="of:=ROUND(POISSON([.$A16];[.I$12];0);4)" office:value-type="float" office:value="0.1607" calcext:value-type="float">
            <text:p>0.1607</text:p>
          </table:table-cell>
          <table:table-cell table:style-name="ce2" table:formula="of:=ROUND(POISSON([.$A16];[.J$12];0);4)" office:value-type="float" office:value="0.171" calcext:value-type="float">
            <text:p>0.1710</text:p>
          </table:table-cell>
          <table:table-cell table:style-name="ce2" table:formula="of:=ROUND(POISSON([.$A16];[.K$12];0);4)" office:value-type="float" office:value="0.1804" calcext:value-type="float">
            <text:p>0.180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ROUND(POISSON([.$A17];[.B$12];0);4)" office:value-type="float" office:value="0.0203" calcext:value-type="float">
            <text:p>0.0203</text:p>
          </table:table-cell>
          <table:table-cell table:style-name="ce2" table:formula="of:=ROUND(POISSON([.$A17];[.C$12];0);4)" office:value-type="float" office:value="0.026" calcext:value-type="float">
            <text:p>0.0260</text:p>
          </table:table-cell>
          <table:table-cell table:style-name="ce2" table:formula="of:=ROUND(POISSON([.$A17];[.D$12];0);4)" office:value-type="float" office:value="0.0324" calcext:value-type="float">
            <text:p>0.0324</text:p>
          </table:table-cell>
          <table:table-cell table:style-name="ce2" table:formula="of:=ROUND(POISSON([.$A17];[.E$12];0);4)" office:value-type="float" office:value="0.0395" calcext:value-type="float">
            <text:p>0.0395</text:p>
          </table:table-cell>
          <table:table-cell table:style-name="ce2" table:formula="of:=ROUND(POISSON([.$A17];[.F$12];0);4)" office:value-type="float" office:value="0.0471" calcext:value-type="float">
            <text:p>0.0471</text:p>
          </table:table-cell>
          <table:table-cell table:style-name="ce2" table:formula="of:=ROUND(POISSON([.$A17];[.G$12];0);4)" office:value-type="float" office:value="0.0551" calcext:value-type="float">
            <text:p>0.0551</text:p>
          </table:table-cell>
          <table:table-cell table:style-name="ce2" table:formula="of:=ROUND(POISSON([.$A17];[.H$12];0);4)" office:value-type="float" office:value="0.0636" calcext:value-type="float">
            <text:p>0.0636</text:p>
          </table:table-cell>
          <table:table-cell table:style-name="ce2" table:formula="of:=ROUND(POISSON([.$A17];[.I$12];0);4)" office:value-type="float" office:value="0.0723" calcext:value-type="float">
            <text:p>0.0723</text:p>
          </table:table-cell>
          <table:table-cell table:style-name="ce2" table:formula="of:=ROUND(POISSON([.$A17];[.J$12];0);4)" office:value-type="float" office:value="0.0812" calcext:value-type="float">
            <text:p>0.0812</text:p>
          </table:table-cell>
          <table:table-cell table:style-name="ce2" table:formula="of:=ROUND(POISSON([.$A17];[.K$12];0);4)" office:value-type="float" office:value="0.0902" calcext:value-type="float">
            <text:p>0.090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ROUND(POISSON([.$A18];[.B$12];0);4)" office:value-type="float" office:value="0.0045" calcext:value-type="float">
            <text:p>0.0045</text:p>
          </table:table-cell>
          <table:table-cell table:style-name="ce2" table:formula="of:=ROUND(POISSON([.$A18];[.C$12];0);4)" office:value-type="float" office:value="0.0062" calcext:value-type="float">
            <text:p>0.0062</text:p>
          </table:table-cell>
          <table:table-cell table:style-name="ce2" table:formula="of:=ROUND(POISSON([.$A18];[.D$12];0);4)" office:value-type="float" office:value="0.0084" calcext:value-type="float">
            <text:p>0.0084</text:p>
          </table:table-cell>
          <table:table-cell table:style-name="ce2" table:formula="of:=ROUND(POISSON([.$A18];[.E$12];0);4)" office:value-type="float" office:value="0.0111" calcext:value-type="float">
            <text:p>0.0111</text:p>
          </table:table-cell>
          <table:table-cell table:style-name="ce2" table:formula="of:=ROUND(POISSON([.$A18];[.F$12];0);4)" office:value-type="float" office:value="0.0141" calcext:value-type="float">
            <text:p>0.0141</text:p>
          </table:table-cell>
          <table:table-cell table:style-name="ce2" table:formula="of:=ROUND(POISSON([.$A18];[.G$12];0);4)" office:value-type="float" office:value="0.0176" calcext:value-type="float">
            <text:p>0.0176</text:p>
          </table:table-cell>
          <table:table-cell table:style-name="ce2" table:formula="of:=ROUND(POISSON([.$A18];[.H$12];0);4)" office:value-type="float" office:value="0.0216" calcext:value-type="float">
            <text:p>0.0216</text:p>
          </table:table-cell>
          <table:table-cell table:style-name="ce2" table:formula="of:=ROUND(POISSON([.$A18];[.I$12];0);4)" office:value-type="float" office:value="0.026" calcext:value-type="float">
            <text:p>0.0260</text:p>
          </table:table-cell>
          <table:table-cell table:style-name="ce2" table:formula="of:=ROUND(POISSON([.$A18];[.J$12];0);4)" office:value-type="float" office:value="0.0309" calcext:value-type="float">
            <text:p>0.0309</text:p>
          </table:table-cell>
          <table:table-cell table:style-name="ce2" table:formula="of:=ROUND(POISSON([.$A18];[.K$12];0);4)" office:value-type="float" office:value="0.0361" calcext:value-type="float">
            <text:p>0.036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ROUND(POISSON([.$A19];[.B$12];0);4)" office:value-type="float" office:value="0.0008" calcext:value-type="float">
            <text:p>0.0008</text:p>
          </table:table-cell>
          <table:table-cell table:style-name="ce2" table:formula="of:=ROUND(POISSON([.$A19];[.C$12];0);4)" office:value-type="float" office:value="0.0012" calcext:value-type="float">
            <text:p>0.0012</text:p>
          </table:table-cell>
          <table:table-cell table:style-name="ce2" table:formula="of:=ROUND(POISSON([.$A19];[.D$12];0);4)" office:value-type="float" office:value="0.0018" calcext:value-type="float">
            <text:p>0.0018</text:p>
          </table:table-cell>
          <table:table-cell table:style-name="ce2" table:formula="of:=ROUND(POISSON([.$A19];[.E$12];0);4)" office:value-type="float" office:value="0.0026" calcext:value-type="float">
            <text:p>0.0026</text:p>
          </table:table-cell>
          <table:table-cell table:style-name="ce2" table:formula="of:=ROUND(POISSON([.$A19];[.F$12];0);4)" office:value-type="float" office:value="0.0035" calcext:value-type="float">
            <text:p>0.0035</text:p>
          </table:table-cell>
          <table:table-cell table:style-name="ce2" table:formula="of:=ROUND(POISSON([.$A19];[.G$12];0);4)" office:value-type="float" office:value="0.0047" calcext:value-type="float">
            <text:p>0.0047</text:p>
          </table:table-cell>
          <table:table-cell table:style-name="ce2" table:formula="of:=ROUND(POISSON([.$A19];[.H$12];0);4)" office:value-type="float" office:value="0.0061" calcext:value-type="float">
            <text:p>0.0061</text:p>
          </table:table-cell>
          <table:table-cell table:style-name="ce2" table:formula="of:=ROUND(POISSON([.$A19];[.I$12];0);4)" office:value-type="float" office:value="0.0078" calcext:value-type="float">
            <text:p>0.0078</text:p>
          </table:table-cell>
          <table:table-cell table:style-name="ce2" table:formula="of:=ROUND(POISSON([.$A19];[.J$12];0);4)" office:value-type="float" office:value="0.0098" calcext:value-type="float">
            <text:p>0.0098</text:p>
          </table:table-cell>
          <table:table-cell table:style-name="ce2" table:formula="of:=ROUND(POISSON([.$A19];[.K$12];0);4)" office:value-type="float" office:value="0.012" calcext:value-type="float">
            <text:p>0.012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ROUND(POISSON([.$A20];[.B$12];0);4)" office:value-type="float" office:value="0.0001" calcext:value-type="float">
            <text:p>0.0001</text:p>
          </table:table-cell>
          <table:table-cell table:style-name="ce2" table:formula="of:=ROUND(POISSON([.$A20];[.C$12];0);4)" office:value-type="float" office:value="0.0002" calcext:value-type="float">
            <text:p>0.0002</text:p>
          </table:table-cell>
          <table:table-cell table:style-name="ce2" table:formula="of:=ROUND(POISSON([.$A20];[.D$12];0);4)" office:value-type="float" office:value="0.0003" calcext:value-type="float">
            <text:p>0.0003</text:p>
          </table:table-cell>
          <table:table-cell table:style-name="ce2" table:formula="of:=ROUND(POISSON([.$A20];[.E$12];0);4)" office:value-type="float" office:value="0.0005" calcext:value-type="float">
            <text:p>0.0005</text:p>
          </table:table-cell>
          <table:table-cell table:style-name="ce2" table:formula="of:=ROUND(POISSON([.$A20];[.F$12];0);4)" office:value-type="float" office:value="0.0008" calcext:value-type="float">
            <text:p>0.0008</text:p>
          </table:table-cell>
          <table:table-cell table:style-name="ce2" table:formula="of:=ROUND(POISSON([.$A20];[.G$12];0);4)" office:value-type="float" office:value="0.0011" calcext:value-type="float">
            <text:p>0.0011</text:p>
          </table:table-cell>
          <table:table-cell table:style-name="ce2" table:formula="of:=ROUND(POISSON([.$A20];[.H$12];0);4)" office:value-type="float" office:value="0.0015" calcext:value-type="float">
            <text:p>0.0015</text:p>
          </table:table-cell>
          <table:table-cell table:style-name="ce2" table:formula="of:=ROUND(POISSON([.$A20];[.I$12];0);4)" office:value-type="float" office:value="0.002" calcext:value-type="float">
            <text:p>0.0020</text:p>
          </table:table-cell>
          <table:table-cell table:style-name="ce2" table:formula="of:=ROUND(POISSON([.$A20];[.J$12];0);4)" office:value-type="float" office:value="0.0027" calcext:value-type="float">
            <text:p>0.0027</text:p>
          </table:table-cell>
          <table:table-cell table:style-name="ce2" table:formula="of:=ROUND(POISSON([.$A20];[.K$12];0);4)" office:value-type="float" office:value="0.0034" calcext:value-type="float">
            <text:p>0.003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ROUND(POISSON([.$A21];[.B$12];0);4)" office:value-type="float" office:value="0" calcext:value-type="float">
            <text:p>0.0000</text:p>
          </table:table-cell>
          <table:table-cell table:style-name="ce2" table:formula="of:=ROUND(POISSON([.$A21];[.C$12];0);4)" office:value-type="float" office:value="0" calcext:value-type="float">
            <text:p>0.0000</text:p>
          </table:table-cell>
          <table:table-cell table:style-name="ce2" table:formula="of:=ROUND(POISSON([.$A21];[.D$12];0);4)" office:value-type="float" office:value="0.0001" calcext:value-type="float">
            <text:p>0.0001</text:p>
          </table:table-cell>
          <table:table-cell table:style-name="ce2" table:formula="of:=ROUND(POISSON([.$A21];[.E$12];0);4)" office:value-type="float" office:value="0.0001" calcext:value-type="float">
            <text:p>0.0001</text:p>
          </table:table-cell>
          <table:table-cell table:style-name="ce2" table:formula="of:=ROUND(POISSON([.$A21];[.F$12];0);4)" office:value-type="float" office:value="0.0001" calcext:value-type="float">
            <text:p>0.0001</text:p>
          </table:table-cell>
          <table:table-cell table:style-name="ce2" table:formula="of:=ROUND(POISSON([.$A21];[.G$12];0);4)" office:value-type="float" office:value="0.0002" calcext:value-type="float">
            <text:p>0.0002</text:p>
          </table:table-cell>
          <table:table-cell table:style-name="ce2" table:formula="of:=ROUND(POISSON([.$A21];[.H$12];0);4)" office:value-type="float" office:value="0.0003" calcext:value-type="float">
            <text:p>0.0003</text:p>
          </table:table-cell>
          <table:table-cell table:style-name="ce2" table:formula="of:=ROUND(POISSON([.$A21];[.I$12];0);4)" office:value-type="float" office:value="0.0005" calcext:value-type="float">
            <text:p>0.0005</text:p>
          </table:table-cell>
          <table:table-cell table:style-name="ce2" table:formula="of:=ROUND(POISSON([.$A21];[.J$12];0);4)" office:value-type="float" office:value="0.0006" calcext:value-type="float">
            <text:p>0.0006</text:p>
          </table:table-cell>
          <table:table-cell table:style-name="ce2" table:formula="of:=ROUND(POISSON([.$A21];[.K$12];0);4)" office:value-type="float" office:value="0.0009" calcext:value-type="float">
            <text:p>0.000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ROUND(POISSON([.$A22];[.B$12];0);4)" office:value-type="float" office:value="0" calcext:value-type="float">
            <text:p>0.0000</text:p>
          </table:table-cell>
          <table:table-cell table:style-name="ce2" table:formula="of:=ROUND(POISSON([.$A22];[.C$12];0);4)" office:value-type="float" office:value="0" calcext:value-type="float">
            <text:p>0.0000</text:p>
          </table:table-cell>
          <table:table-cell table:style-name="ce2" table:formula="of:=ROUND(POISSON([.$A22];[.D$12];0);4)" office:value-type="float" office:value="0" calcext:value-type="float">
            <text:p>0.0000</text:p>
          </table:table-cell>
          <table:table-cell table:style-name="ce2" table:formula="of:=ROUND(POISSON([.$A22];[.E$12];0);4)" office:value-type="float" office:value="0" calcext:value-type="float">
            <text:p>0.0000</text:p>
          </table:table-cell>
          <table:table-cell table:style-name="ce2" table:formula="of:=ROUND(POISSON([.$A22];[.F$12];0);4)" office:value-type="float" office:value="0" calcext:value-type="float">
            <text:p>0.0000</text:p>
          </table:table-cell>
          <table:table-cell table:style-name="ce2" table:formula="of:=ROUND(POISSON([.$A22];[.G$12];0);4)" office:value-type="float" office:value="0" calcext:value-type="float">
            <text:p>0.0000</text:p>
          </table:table-cell>
          <table:table-cell table:style-name="ce2" table:formula="of:=ROUND(POISSON([.$A22];[.H$12];0);4)" office:value-type="float" office:value="0.0001" calcext:value-type="float">
            <text:p>0.0001</text:p>
          </table:table-cell>
          <table:table-cell table:style-name="ce2" table:formula="of:=ROUND(POISSON([.$A22];[.I$12];0);4)" office:value-type="float" office:value="0.0001" calcext:value-type="float">
            <text:p>0.0001</text:p>
          </table:table-cell>
          <table:table-cell table:style-name="ce2" table:formula="of:=ROUND(POISSON([.$A22];[.J$12];0);4)" office:value-type="float" office:value="0.0001" calcext:value-type="float">
            <text:p>0.0001</text:p>
          </table:table-cell>
          <table:table-cell table:style-name="ce2" table:formula="of:=ROUND(POISSON([.$A22];[.K$12];0);4)" office:value-type="float" office:value="0.0002" calcext:value-type="float">
            <text:p>0.000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ROUND(POISSON([.$A25];[.B$24];0);4)" office:value-type="float" office:value="0.0498" calcext:value-type="float">
            <text:p>0.0498</text:p>
          </table:table-cell>
          <table:table-cell table:style-name="ce2" table:formula="of:=ROUND(POISSON([.$A25];[.C$24];0);4)" office:value-type="float" office:value="0.0183" calcext:value-type="float">
            <text:p>0.0183</text:p>
          </table:table-cell>
          <table:table-cell table:style-name="ce2" table:formula="of:=ROUND(POISSON([.$A25];[.D$24];0);4)" office:value-type="float" office:value="0.0067" calcext:value-type="float">
            <text:p>0.0067</text:p>
          </table:table-cell>
          <table:table-cell table:style-name="ce2" table:formula="of:=ROUND(POISSON([.$A25];[.E$24];0);4)" office:value-type="float" office:value="0.0025" calcext:value-type="float">
            <text:p>0.0025</text:p>
          </table:table-cell>
          <table:table-cell table:style-name="ce2" table:formula="of:=ROUND(POISSON([.$A25];[.F$24];0);4)" office:value-type="float" office:value="0.0009" calcext:value-type="float">
            <text:p>0.0009</text:p>
          </table:table-cell>
          <table:table-cell table:style-name="ce2" table:formula="of:=ROUND(POISSON([.$A25];[.G$24];0);4)" office:value-type="float" office:value="0.0003" calcext:value-type="float">
            <text:p>0.0003</text:p>
          </table:table-cell>
          <table:table-cell table:style-name="ce2" table:formula="of:=ROUND(POISSON([.$A25];[.H$24];0);4)" office:value-type="float" office:value="0.0001" calcext:value-type="float">
            <text:p>0.0001</text:p>
          </table:table-cell>
          <table:table-cell table:style-name="ce2" table:formula="of:=ROUND(POISSON([.$A25];[.I$24];0);4)" office:value-type="float" office:value="0" calcext:value-type="float">
            <text:p>0.0000</text:p>
          </table:table-cell>
          <table:table-cell table:style-name="ce2" table:formula="of:=ROUND(POISSON([.$A25];[.J$24];0);4)" office:value-type="float" office:value="0" calcext:value-type="float">
            <text:p>0.0000</text:p>
          </table:table-cell>
          <table:table-cell table:style-name="ce2" table:formula="of:=ROUND(POISSON([.$A25];[.K$24];0);4)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ROUND(POISSON([.$A26];[.B$24];0);4)" office:value-type="float" office:value="0.1494" calcext:value-type="float">
            <text:p>0.1494</text:p>
          </table:table-cell>
          <table:table-cell table:style-name="ce2" table:formula="of:=ROUND(POISSON([.$A26];[.C$24];0);4)" office:value-type="float" office:value="0.0733" calcext:value-type="float">
            <text:p>0.0733</text:p>
          </table:table-cell>
          <table:table-cell table:style-name="ce2" table:formula="of:=ROUND(POISSON([.$A26];[.D$24];0);4)" office:value-type="float" office:value="0.0337" calcext:value-type="float">
            <text:p>0.0337</text:p>
          </table:table-cell>
          <table:table-cell table:style-name="ce2" table:formula="of:=ROUND(POISSON([.$A26];[.E$24];0);4)" office:value-type="float" office:value="0.0149" calcext:value-type="float">
            <text:p>0.0149</text:p>
          </table:table-cell>
          <table:table-cell table:style-name="ce2" table:formula="of:=ROUND(POISSON([.$A26];[.F$24];0);4)" office:value-type="float" office:value="0.0064" calcext:value-type="float">
            <text:p>0.0064</text:p>
          </table:table-cell>
          <table:table-cell table:style-name="ce2" table:formula="of:=ROUND(POISSON([.$A26];[.G$24];0);4)" office:value-type="float" office:value="0.0027" calcext:value-type="float">
            <text:p>0.0027</text:p>
          </table:table-cell>
          <table:table-cell table:style-name="ce2" table:formula="of:=ROUND(POISSON([.$A26];[.H$24];0);4)" office:value-type="float" office:value="0.0011" calcext:value-type="float">
            <text:p>0.0011</text:p>
          </table:table-cell>
          <table:table-cell table:style-name="ce2" table:formula="of:=ROUND(POISSON([.$A26];[.I$24];0);4)" office:value-type="float" office:value="0.0005" calcext:value-type="float">
            <text:p>0.0005</text:p>
          </table:table-cell>
          <table:table-cell table:style-name="ce2" table:formula="of:=ROUND(POISSON([.$A26];[.J$24];0);4)" office:value-type="float" office:value="0.0002" calcext:value-type="float">
            <text:p>0.0002</text:p>
          </table:table-cell>
          <table:table-cell table:style-name="ce2" table:formula="of:=ROUND(POISSON([.$A26];[.K$24];0);4)" office:value-type="float" office:value="0.0001" calcext:value-type="float">
            <text:p>0.00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ROUND(POISSON([.$A27];[.B$24];0);4)" office:value-type="float" office:value="0.224" calcext:value-type="float">
            <text:p>0.2240</text:p>
          </table:table-cell>
          <table:table-cell table:style-name="ce2" table:formula="of:=ROUND(POISSON([.$A27];[.C$24];0);4)" office:value-type="float" office:value="0.1465" calcext:value-type="float">
            <text:p>0.1465</text:p>
          </table:table-cell>
          <table:table-cell table:style-name="ce2" table:formula="of:=ROUND(POISSON([.$A27];[.D$24];0);4)" office:value-type="float" office:value="0.0842" calcext:value-type="float">
            <text:p>0.0842</text:p>
          </table:table-cell>
          <table:table-cell table:style-name="ce2" table:formula="of:=ROUND(POISSON([.$A27];[.E$24];0);4)" office:value-type="float" office:value="0.0446" calcext:value-type="float">
            <text:p>0.0446</text:p>
          </table:table-cell>
          <table:table-cell table:style-name="ce2" table:formula="of:=ROUND(POISSON([.$A27];[.F$24];0);4)" office:value-type="float" office:value="0.0223" calcext:value-type="float">
            <text:p>0.0223</text:p>
          </table:table-cell>
          <table:table-cell table:style-name="ce2" table:formula="of:=ROUND(POISSON([.$A27];[.G$24];0);4)" office:value-type="float" office:value="0.0107" calcext:value-type="float">
            <text:p>0.0107</text:p>
          </table:table-cell>
          <table:table-cell table:style-name="ce2" table:formula="of:=ROUND(POISSON([.$A27];[.H$24];0);4)" office:value-type="float" office:value="0.005" calcext:value-type="float">
            <text:p>0.0050</text:p>
          </table:table-cell>
          <table:table-cell table:style-name="ce2" table:formula="of:=ROUND(POISSON([.$A27];[.I$24];0);4)" office:value-type="float" office:value="0.0023" calcext:value-type="float">
            <text:p>0.0023</text:p>
          </table:table-cell>
          <table:table-cell table:style-name="ce2" table:formula="of:=ROUND(POISSON([.$A27];[.J$24];0);4)" office:value-type="float" office:value="0.001" calcext:value-type="float">
            <text:p>0.0010</text:p>
          </table:table-cell>
          <table:table-cell table:style-name="ce2" table:formula="of:=ROUND(POISSON([.$A27];[.K$24];0);4)" office:value-type="float" office:value="0.0004" calcext:value-type="float">
            <text:p>0.000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ROUND(POISSON([.$A28];[.B$24];0);4)" office:value-type="float" office:value="0.224" calcext:value-type="float">
            <text:p>0.2240</text:p>
          </table:table-cell>
          <table:table-cell table:style-name="ce2" table:formula="of:=ROUND(POISSON([.$A28];[.C$24];0);4)" office:value-type="float" office:value="0.1954" calcext:value-type="float">
            <text:p>0.1954</text:p>
          </table:table-cell>
          <table:table-cell table:style-name="ce2" table:formula="of:=ROUND(POISSON([.$A28];[.D$24];0);4)" office:value-type="float" office:value="0.1404" calcext:value-type="float">
            <text:p>0.1404</text:p>
          </table:table-cell>
          <table:table-cell table:style-name="ce2" table:formula="of:=ROUND(POISSON([.$A28];[.E$24];0);4)" office:value-type="float" office:value="0.0892" calcext:value-type="float">
            <text:p>0.0892</text:p>
          </table:table-cell>
          <table:table-cell table:style-name="ce2" table:formula="of:=ROUND(POISSON([.$A28];[.F$24];0);4)" office:value-type="float" office:value="0.0521" calcext:value-type="float">
            <text:p>0.0521</text:p>
          </table:table-cell>
          <table:table-cell table:style-name="ce2" table:formula="of:=ROUND(POISSON([.$A28];[.G$24];0);4)" office:value-type="float" office:value="0.0286" calcext:value-type="float">
            <text:p>0.0286</text:p>
          </table:table-cell>
          <table:table-cell table:style-name="ce2" table:formula="of:=ROUND(POISSON([.$A28];[.H$24];0);4)" office:value-type="float" office:value="0.015" calcext:value-type="float">
            <text:p>0.0150</text:p>
          </table:table-cell>
          <table:table-cell table:style-name="ce2" table:formula="of:=ROUND(POISSON([.$A28];[.I$24];0);4)" office:value-type="float" office:value="0.0076" calcext:value-type="float">
            <text:p>0.0076</text:p>
          </table:table-cell>
          <table:table-cell table:style-name="ce2" table:formula="of:=ROUND(POISSON([.$A28];[.J$24];0);4)" office:value-type="float" office:value="0.0037" calcext:value-type="float">
            <text:p>0.0037</text:p>
          </table:table-cell>
          <table:table-cell table:style-name="ce2" table:formula="of:=ROUND(POISSON([.$A28];[.K$24];0);4)" office:value-type="float" office:value="0.0018" calcext:value-type="float">
            <text:p>0.001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ROUND(POISSON([.$A29];[.B$24];0);4)" office:value-type="float" office:value="0.168" calcext:value-type="float">
            <text:p>0.1680</text:p>
          </table:table-cell>
          <table:table-cell table:style-name="ce2" table:formula="of:=ROUND(POISSON([.$A29];[.C$24];0);4)" office:value-type="float" office:value="0.1954" calcext:value-type="float">
            <text:p>0.1954</text:p>
          </table:table-cell>
          <table:table-cell table:style-name="ce2" table:formula="of:=ROUND(POISSON([.$A29];[.D$24];0);4)" office:value-type="float" office:value="0.1755" calcext:value-type="float">
            <text:p>0.1755</text:p>
          </table:table-cell>
          <table:table-cell table:style-name="ce2" table:formula="of:=ROUND(POISSON([.$A29];[.E$24];0);4)" office:value-type="float" office:value="0.1339" calcext:value-type="float">
            <text:p>0.1339</text:p>
          </table:table-cell>
          <table:table-cell table:style-name="ce2" table:formula="of:=ROUND(POISSON([.$A29];[.F$24];0);4)" office:value-type="float" office:value="0.0912" calcext:value-type="float">
            <text:p>0.0912</text:p>
          </table:table-cell>
          <table:table-cell table:style-name="ce2" table:formula="of:=ROUND(POISSON([.$A29];[.G$24];0);4)" office:value-type="float" office:value="0.0573" calcext:value-type="float">
            <text:p>0.0573</text:p>
          </table:table-cell>
          <table:table-cell table:style-name="ce2" table:formula="of:=ROUND(POISSON([.$A29];[.H$24];0);4)" office:value-type="float" office:value="0.0337" calcext:value-type="float">
            <text:p>0.0337</text:p>
          </table:table-cell>
          <table:table-cell table:style-name="ce2" table:formula="of:=ROUND(POISSON([.$A29];[.I$24];0);4)" office:value-type="float" office:value="0.0189" calcext:value-type="float">
            <text:p>0.0189</text:p>
          </table:table-cell>
          <table:table-cell table:style-name="ce2" table:formula="of:=ROUND(POISSON([.$A29];[.J$24];0);4)" office:value-type="float" office:value="0.0102" calcext:value-type="float">
            <text:p>0.0102</text:p>
          </table:table-cell>
          <table:table-cell table:style-name="ce2" table:formula="of:=ROUND(POISSON([.$A29];[.K$24];0);4)" office:value-type="float" office:value="0.0053" calcext:value-type="float">
            <text:p>0.005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ROUND(POISSON([.$A30];[.B$24];0);4)" office:value-type="float" office:value="0.1008" calcext:value-type="float">
            <text:p>0.1008</text:p>
          </table:table-cell>
          <table:table-cell table:style-name="ce2" table:formula="of:=ROUND(POISSON([.$A30];[.C$24];0);4)" office:value-type="float" office:value="0.1563" calcext:value-type="float">
            <text:p>0.1563</text:p>
          </table:table-cell>
          <table:table-cell table:style-name="ce2" table:formula="of:=ROUND(POISSON([.$A30];[.D$24];0);4)" office:value-type="float" office:value="0.1755" calcext:value-type="float">
            <text:p>0.1755</text:p>
          </table:table-cell>
          <table:table-cell table:style-name="ce2" table:formula="of:=ROUND(POISSON([.$A30];[.E$24];0);4)" office:value-type="float" office:value="0.1606" calcext:value-type="float">
            <text:p>0.1606</text:p>
          </table:table-cell>
          <table:table-cell table:style-name="ce2" table:formula="of:=ROUND(POISSON([.$A30];[.F$24];0);4)" office:value-type="float" office:value="0.1277" calcext:value-type="float">
            <text:p>0.1277</text:p>
          </table:table-cell>
          <table:table-cell table:style-name="ce2" table:formula="of:=ROUND(POISSON([.$A30];[.G$24];0);4)" office:value-type="float" office:value="0.0916" calcext:value-type="float">
            <text:p>0.0916</text:p>
          </table:table-cell>
          <table:table-cell table:style-name="ce2" table:formula="of:=ROUND(POISSON([.$A30];[.H$24];0);4)" office:value-type="float" office:value="0.0607" calcext:value-type="float">
            <text:p>0.0607</text:p>
          </table:table-cell>
          <table:table-cell table:style-name="ce2" table:formula="of:=ROUND(POISSON([.$A30];[.I$24];0);4)" office:value-type="float" office:value="0.0378" calcext:value-type="float">
            <text:p>0.0378</text:p>
          </table:table-cell>
          <table:table-cell table:style-name="ce2" table:formula="of:=ROUND(POISSON([.$A30];[.J$24];0);4)" office:value-type="float" office:value="0.0224" calcext:value-type="float">
            <text:p>0.0224</text:p>
          </table:table-cell>
          <table:table-cell table:style-name="ce2" table:formula="of:=ROUND(POISSON([.$A30];[.K$24];0);4)" office:value-type="float" office:value="0.0127" calcext:value-type="float">
            <text:p>0.012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ROUND(POISSON([.$A31];[.B$24];0);4)" office:value-type="float" office:value="0.0504" calcext:value-type="float">
            <text:p>0.0504</text:p>
          </table:table-cell>
          <table:table-cell table:style-name="ce2" table:formula="of:=ROUND(POISSON([.$A31];[.C$24];0);4)" office:value-type="float" office:value="0.1042" calcext:value-type="float">
            <text:p>0.1042</text:p>
          </table:table-cell>
          <table:table-cell table:style-name="ce2" table:formula="of:=ROUND(POISSON([.$A31];[.D$24];0);4)" office:value-type="float" office:value="0.1462" calcext:value-type="float">
            <text:p>0.1462</text:p>
          </table:table-cell>
          <table:table-cell table:style-name="ce2" table:formula="of:=ROUND(POISSON([.$A31];[.E$24];0);4)" office:value-type="float" office:value="0.1606" calcext:value-type="float">
            <text:p>0.1606</text:p>
          </table:table-cell>
          <table:table-cell table:style-name="ce2" table:formula="of:=ROUND(POISSON([.$A31];[.F$24];0);4)" office:value-type="float" office:value="0.149" calcext:value-type="float">
            <text:p>0.1490</text:p>
          </table:table-cell>
          <table:table-cell table:style-name="ce2" table:formula="of:=ROUND(POISSON([.$A31];[.G$24];0);4)" office:value-type="float" office:value="0.1221" calcext:value-type="float">
            <text:p>0.1221</text:p>
          </table:table-cell>
          <table:table-cell table:style-name="ce2" table:formula="of:=ROUND(POISSON([.$A31];[.H$24];0);4)" office:value-type="float" office:value="0.0911" calcext:value-type="float">
            <text:p>0.0911</text:p>
          </table:table-cell>
          <table:table-cell table:style-name="ce2" table:formula="of:=ROUND(POISSON([.$A31];[.I$24];0);4)" office:value-type="float" office:value="0.0631" calcext:value-type="float">
            <text:p>0.0631</text:p>
          </table:table-cell>
          <table:table-cell table:style-name="ce2" table:formula="of:=ROUND(POISSON([.$A31];[.J$24];0);4)" office:value-type="float" office:value="0.0411" calcext:value-type="float">
            <text:p>0.0411</text:p>
          </table:table-cell>
          <table:table-cell table:style-name="ce2" table:formula="of:=ROUND(POISSON([.$A31];[.K$24];0);4)" office:value-type="float" office:value="0.0255" calcext:value-type="float">
            <text:p>0.025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ROUND(POISSON([.$A32];[.B$24];0);4)" office:value-type="float" office:value="0.0216" calcext:value-type="float">
            <text:p>0.0216</text:p>
          </table:table-cell>
          <table:table-cell table:style-name="ce2" table:formula="of:=ROUND(POISSON([.$A32];[.C$24];0);4)" office:value-type="float" office:value="0.0595" calcext:value-type="float">
            <text:p>0.0595</text:p>
          </table:table-cell>
          <table:table-cell table:style-name="ce2" table:formula="of:=ROUND(POISSON([.$A32];[.D$24];0);4)" office:value-type="float" office:value="0.1044" calcext:value-type="float">
            <text:p>0.1044</text:p>
          </table:table-cell>
          <table:table-cell table:style-name="ce2" table:formula="of:=ROUND(POISSON([.$A32];[.E$24];0);4)" office:value-type="float" office:value="0.1377" calcext:value-type="float">
            <text:p>0.1377</text:p>
          </table:table-cell>
          <table:table-cell table:style-name="ce2" table:formula="of:=ROUND(POISSON([.$A32];[.F$24];0);4)" office:value-type="float" office:value="0.149" calcext:value-type="float">
            <text:p>0.1490</text:p>
          </table:table-cell>
          <table:table-cell table:style-name="ce2" table:formula="of:=ROUND(POISSON([.$A32];[.G$24];0);4)" office:value-type="float" office:value="0.1396" calcext:value-type="float">
            <text:p>0.1396</text:p>
          </table:table-cell>
          <table:table-cell table:style-name="ce2" table:formula="of:=ROUND(POISSON([.$A32];[.H$24];0);4)" office:value-type="float" office:value="0.1171" calcext:value-type="float">
            <text:p>0.1171</text:p>
          </table:table-cell>
          <table:table-cell table:style-name="ce2" table:formula="of:=ROUND(POISSON([.$A32];[.I$24];0);4)" office:value-type="float" office:value="0.0901" calcext:value-type="float">
            <text:p>0.0901</text:p>
          </table:table-cell>
          <table:table-cell table:style-name="ce2" table:formula="of:=ROUND(POISSON([.$A32];[.J$24];0);4)" office:value-type="float" office:value="0.0646" calcext:value-type="float">
            <text:p>0.0646</text:p>
          </table:table-cell>
          <table:table-cell table:style-name="ce2" table:formula="of:=ROUND(POISSON([.$A32];[.K$24];0);4)" office:value-type="float" office:value="0.0437" calcext:value-type="float">
            <text:p>0.043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ROUND(POISSON([.$A33];[.B$24];0);4)" office:value-type="float" office:value="0.0081" calcext:value-type="float">
            <text:p>0.0081</text:p>
          </table:table-cell>
          <table:table-cell table:style-name="ce2" table:formula="of:=ROUND(POISSON([.$A33];[.C$24];0);4)" office:value-type="float" office:value="0.0298" calcext:value-type="float">
            <text:p>0.0298</text:p>
          </table:table-cell>
          <table:table-cell table:style-name="ce2" table:formula="of:=ROUND(POISSON([.$A33];[.D$24];0);4)" office:value-type="float" office:value="0.0653" calcext:value-type="float">
            <text:p>0.0653</text:p>
          </table:table-cell>
          <table:table-cell table:style-name="ce2" table:formula="of:=ROUND(POISSON([.$A33];[.E$24];0);4)" office:value-type="float" office:value="0.1033" calcext:value-type="float">
            <text:p>0.1033</text:p>
          </table:table-cell>
          <table:table-cell table:style-name="ce2" table:formula="of:=ROUND(POISSON([.$A33];[.F$24];0);4)" office:value-type="float" office:value="0.1304" calcext:value-type="float">
            <text:p>0.1304</text:p>
          </table:table-cell>
          <table:table-cell table:style-name="ce2" table:formula="of:=ROUND(POISSON([.$A33];[.G$24];0);4)" office:value-type="float" office:value="0.1396" calcext:value-type="float">
            <text:p>0.1396</text:p>
          </table:table-cell>
          <table:table-cell table:style-name="ce2" table:formula="of:=ROUND(POISSON([.$A33];[.H$24];0);4)" office:value-type="float" office:value="0.1318" calcext:value-type="float">
            <text:p>0.1318</text:p>
          </table:table-cell>
          <table:table-cell table:style-name="ce2" table:formula="of:=ROUND(POISSON([.$A33];[.I$24];0);4)" office:value-type="float" office:value="0.1126" calcext:value-type="float">
            <text:p>0.1126</text:p>
          </table:table-cell>
          <table:table-cell table:style-name="ce2" table:formula="of:=ROUND(POISSON([.$A33];[.J$24];0);4)" office:value-type="float" office:value="0.0888" calcext:value-type="float">
            <text:p>0.0888</text:p>
          </table:table-cell>
          <table:table-cell table:style-name="ce2" table:formula="of:=ROUND(POISSON([.$A33];[.K$24];0);4)" office:value-type="float" office:value="0.0655" calcext:value-type="float">
            <text:p>0.065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ROUND(POISSON([.$A34];[.B$24];0);4)" office:value-type="float" office:value="0.0027" calcext:value-type="float">
            <text:p>0.0027</text:p>
          </table:table-cell>
          <table:table-cell table:style-name="ce2" table:formula="of:=ROUND(POISSON([.$A34];[.C$24];0);4)" office:value-type="float" office:value="0.0132" calcext:value-type="float">
            <text:p>0.0132</text:p>
          </table:table-cell>
          <table:table-cell table:style-name="ce2" table:formula="of:=ROUND(POISSON([.$A34];[.D$24];0);4)" office:value-type="float" office:value="0.0363" calcext:value-type="float">
            <text:p>0.0363</text:p>
          </table:table-cell>
          <table:table-cell table:style-name="ce2" table:formula="of:=ROUND(POISSON([.$A34];[.E$24];0);4)" office:value-type="float" office:value="0.0688" calcext:value-type="float">
            <text:p>0.0688</text:p>
          </table:table-cell>
          <table:table-cell table:style-name="ce2" table:formula="of:=ROUND(POISSON([.$A34];[.F$24];0);4)" office:value-type="float" office:value="0.1014" calcext:value-type="float">
            <text:p>0.1014</text:p>
          </table:table-cell>
          <table:table-cell table:style-name="ce2" table:formula="of:=ROUND(POISSON([.$A34];[.G$24];0);4)" office:value-type="float" office:value="0.1241" calcext:value-type="float">
            <text:p>0.1241</text:p>
          </table:table-cell>
          <table:table-cell table:style-name="ce2" table:formula="of:=ROUND(POISSON([.$A34];[.H$24];0);4)" office:value-type="float" office:value="0.1318" calcext:value-type="float">
            <text:p>0.1318</text:p>
          </table:table-cell>
          <table:table-cell table:style-name="ce2" table:formula="of:=ROUND(POISSON([.$A34];[.I$24];0);4)" office:value-type="float" office:value="0.1251" calcext:value-type="float">
            <text:p>0.1251</text:p>
          </table:table-cell>
          <table:table-cell table:style-name="ce2" table:formula="of:=ROUND(POISSON([.$A34];[.J$24];0);4)" office:value-type="float" office:value="0.1085" calcext:value-type="float">
            <text:p>0.1085</text:p>
          </table:table-cell>
          <table:table-cell table:style-name="ce2" table:formula="of:=ROUND(POISSON([.$A34];[.K$24];0);4)" office:value-type="float" office:value="0.0874" calcext:value-type="float">
            <text:p>0.0874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ROUND(POISSON([.$A35];[.B$24];0);4)" office:value-type="float" office:value="0.0008" calcext:value-type="float">
            <text:p>0.0008</text:p>
          </table:table-cell>
          <table:table-cell table:style-name="ce2" table:formula="of:=ROUND(POISSON([.$A35];[.C$24];0);4)" office:value-type="float" office:value="0.0053" calcext:value-type="float">
            <text:p>0.0053</text:p>
          </table:table-cell>
          <table:table-cell table:style-name="ce2" table:formula="of:=ROUND(POISSON([.$A35];[.D$24];0);4)" office:value-type="float" office:value="0.0181" calcext:value-type="float">
            <text:p>0.0181</text:p>
          </table:table-cell>
          <table:table-cell table:style-name="ce2" table:formula="of:=ROUND(POISSON([.$A35];[.E$24];0);4)" office:value-type="float" office:value="0.0413" calcext:value-type="float">
            <text:p>0.0413</text:p>
          </table:table-cell>
          <table:table-cell table:style-name="ce2" table:formula="of:=ROUND(POISSON([.$A35];[.F$24];0);4)" office:value-type="float" office:value="0.071" calcext:value-type="float">
            <text:p>0.0710</text:p>
          </table:table-cell>
          <table:table-cell table:style-name="ce2" table:formula="of:=ROUND(POISSON([.$A35];[.G$24];0);4)" office:value-type="float" office:value="0.0993" calcext:value-type="float">
            <text:p>0.0993</text:p>
          </table:table-cell>
          <table:table-cell table:style-name="ce2" table:formula="of:=ROUND(POISSON([.$A35];[.H$24];0);4)" office:value-type="float" office:value="0.1186" calcext:value-type="float">
            <text:p>0.1186</text:p>
          </table:table-cell>
          <table:table-cell table:style-name="ce2" table:formula="of:=ROUND(POISSON([.$A35];[.I$24];0);4)" office:value-type="float" office:value="0.1251" calcext:value-type="float">
            <text:p>0.1251</text:p>
          </table:table-cell>
          <table:table-cell table:style-name="ce2" table:formula="of:=ROUND(POISSON([.$A35];[.J$24];0);4)" office:value-type="float" office:value="0.1194" calcext:value-type="float">
            <text:p>0.1194</text:p>
          </table:table-cell>
          <table:table-cell table:style-name="ce2" table:formula="of:=ROUND(POISSON([.$A35];[.K$24];0);4)" office:value-type="float" office:value="0.1048" calcext:value-type="float">
            <text:p>0.1048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ROUND(POISSON([.$A36];[.B$24];0);4)" office:value-type="float" office:value="0.0002" calcext:value-type="float">
            <text:p>0.0002</text:p>
          </table:table-cell>
          <table:table-cell table:style-name="ce2" table:formula="of:=ROUND(POISSON([.$A36];[.C$24];0);4)" office:value-type="float" office:value="0.0019" calcext:value-type="float">
            <text:p>0.0019</text:p>
          </table:table-cell>
          <table:table-cell table:style-name="ce2" table:formula="of:=ROUND(POISSON([.$A36];[.D$24];0);4)" office:value-type="float" office:value="0.0082" calcext:value-type="float">
            <text:p>0.0082</text:p>
          </table:table-cell>
          <table:table-cell table:style-name="ce2" table:formula="of:=ROUND(POISSON([.$A36];[.E$24];0);4)" office:value-type="float" office:value="0.0225" calcext:value-type="float">
            <text:p>0.0225</text:p>
          </table:table-cell>
          <table:table-cell table:style-name="ce2" table:formula="of:=ROUND(POISSON([.$A36];[.F$24];0);4)" office:value-type="float" office:value="0.0452" calcext:value-type="float">
            <text:p>0.0452</text:p>
          </table:table-cell>
          <table:table-cell table:style-name="ce2" table:formula="of:=ROUND(POISSON([.$A36];[.G$24];0);4)" office:value-type="float" office:value="0.0722" calcext:value-type="float">
            <text:p>0.0722</text:p>
          </table:table-cell>
          <table:table-cell table:style-name="ce2" table:formula="of:=ROUND(POISSON([.$A36];[.H$24];0);4)" office:value-type="float" office:value="0.097" calcext:value-type="float">
            <text:p>0.0970</text:p>
          </table:table-cell>
          <table:table-cell table:style-name="ce2" table:formula="of:=ROUND(POISSON([.$A36];[.I$24];0);4)" office:value-type="float" office:value="0.1137" calcext:value-type="float">
            <text:p>0.1137</text:p>
          </table:table-cell>
          <table:table-cell table:style-name="ce2" table:formula="of:=ROUND(POISSON([.$A36];[.J$24];0);4)" office:value-type="float" office:value="0.1194" calcext:value-type="float">
            <text:p>0.1194</text:p>
          </table:table-cell>
          <table:table-cell table:style-name="ce2" table:formula="of:=ROUND(POISSON([.$A36];[.K$24];0);4)" office:value-type="float" office:value="0.1144" calcext:value-type="float">
            <text:p>0.114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ROUND(POISSON([.$A37];[.B$24];0);4)" office:value-type="float" office:value="0.0001" calcext:value-type="float">
            <text:p>0.0001</text:p>
          </table:table-cell>
          <table:table-cell table:style-name="ce2" table:formula="of:=ROUND(POISSON([.$A37];[.C$24];0);4)" office:value-type="float" office:value="0.0006" calcext:value-type="float">
            <text:p>0.0006</text:p>
          </table:table-cell>
          <table:table-cell table:style-name="ce2" table:formula="of:=ROUND(POISSON([.$A37];[.D$24];0);4)" office:value-type="float" office:value="0.0034" calcext:value-type="float">
            <text:p>0.0034</text:p>
          </table:table-cell>
          <table:table-cell table:style-name="ce2" table:formula="of:=ROUND(POISSON([.$A37];[.E$24];0);4)" office:value-type="float" office:value="0.0113" calcext:value-type="float">
            <text:p>0.0113</text:p>
          </table:table-cell>
          <table:table-cell table:style-name="ce2" table:formula="of:=ROUND(POISSON([.$A37];[.F$24];0);4)" office:value-type="float" office:value="0.0263" calcext:value-type="float">
            <text:p>0.0263</text:p>
          </table:table-cell>
          <table:table-cell table:style-name="ce2" table:formula="of:=ROUND(POISSON([.$A37];[.G$24];0);4)" office:value-type="float" office:value="0.0481" calcext:value-type="float">
            <text:p>0.0481</text:p>
          </table:table-cell>
          <table:table-cell table:style-name="ce2" table:formula="of:=ROUND(POISSON([.$A37];[.H$24];0);4)" office:value-type="float" office:value="0.0728" calcext:value-type="float">
            <text:p>0.0728</text:p>
          </table:table-cell>
          <table:table-cell table:style-name="ce2" table:formula="of:=ROUND(POISSON([.$A37];[.I$24];0);4)" office:value-type="float" office:value="0.0948" calcext:value-type="float">
            <text:p>0.0948</text:p>
          </table:table-cell>
          <table:table-cell table:style-name="ce2" table:formula="of:=ROUND(POISSON([.$A37];[.J$24];0);4)" office:value-type="float" office:value="0.1094" calcext:value-type="float">
            <text:p>0.1094</text:p>
          </table:table-cell>
          <table:table-cell table:style-name="ce2" table:formula="of:=ROUND(POISSON([.$A37];[.K$24];0);4)" office:value-type="float" office:value="0.1144" calcext:value-type="float">
            <text:p>0.1144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ROUND(POISSON([.$A38];[.B$24];0);4)" office:value-type="float" office:value="0" calcext:value-type="float">
            <text:p>0.0000</text:p>
          </table:table-cell>
          <table:table-cell table:style-name="ce2" table:formula="of:=ROUND(POISSON([.$A38];[.C$24];0);4)" office:value-type="float" office:value="0.0002" calcext:value-type="float">
            <text:p>0.0002</text:p>
          </table:table-cell>
          <table:table-cell table:style-name="ce2" table:formula="of:=ROUND(POISSON([.$A38];[.D$24];0);4)" office:value-type="float" office:value="0.0013" calcext:value-type="float">
            <text:p>0.0013</text:p>
          </table:table-cell>
          <table:table-cell table:style-name="ce2" table:formula="of:=ROUND(POISSON([.$A38];[.E$24];0);4)" office:value-type="float" office:value="0.0052" calcext:value-type="float">
            <text:p>0.0052</text:p>
          </table:table-cell>
          <table:table-cell table:style-name="ce2" table:formula="of:=ROUND(POISSON([.$A38];[.F$24];0);4)" office:value-type="float" office:value="0.0142" calcext:value-type="float">
            <text:p>0.0142</text:p>
          </table:table-cell>
          <table:table-cell table:style-name="ce2" table:formula="of:=ROUND(POISSON([.$A38];[.G$24];0);4)" office:value-type="float" office:value="0.0296" calcext:value-type="float">
            <text:p>0.0296</text:p>
          </table:table-cell>
          <table:table-cell table:style-name="ce2" table:formula="of:=ROUND(POISSON([.$A38];[.H$24];0);4)" office:value-type="float" office:value="0.0504" calcext:value-type="float">
            <text:p>0.0504</text:p>
          </table:table-cell>
          <table:table-cell table:style-name="ce2" table:formula="of:=ROUND(POISSON([.$A38];[.I$24];0);4)" office:value-type="float" office:value="0.0729" calcext:value-type="float">
            <text:p>0.0729</text:p>
          </table:table-cell>
          <table:table-cell table:style-name="ce2" table:formula="of:=ROUND(POISSON([.$A38];[.J$24];0);4)" office:value-type="float" office:value="0.0926" calcext:value-type="float">
            <text:p>0.0926</text:p>
          </table:table-cell>
          <table:table-cell table:style-name="ce2" table:formula="of:=ROUND(POISSON([.$A38];[.K$24];0);4)" office:value-type="float" office:value="0.1056" calcext:value-type="float">
            <text:p>0.1056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ROUND(POISSON([.$A39];[.B$24];0);4)" office:value-type="float" office:value="0" calcext:value-type="float">
            <text:p>0.0000</text:p>
          </table:table-cell>
          <table:table-cell table:style-name="ce2" table:formula="of:=ROUND(POISSON([.$A39];[.C$24];0);4)" office:value-type="float" office:value="0.0001" calcext:value-type="float">
            <text:p>0.0001</text:p>
          </table:table-cell>
          <table:table-cell table:style-name="ce2" table:formula="of:=ROUND(POISSON([.$A39];[.D$24];0);4)" office:value-type="float" office:value="0.0005" calcext:value-type="float">
            <text:p>0.0005</text:p>
          </table:table-cell>
          <table:table-cell table:style-name="ce2" table:formula="of:=ROUND(POISSON([.$A39];[.E$24];0);4)" office:value-type="float" office:value="0.0022" calcext:value-type="float">
            <text:p>0.0022</text:p>
          </table:table-cell>
          <table:table-cell table:style-name="ce2" table:formula="of:=ROUND(POISSON([.$A39];[.F$24];0);4)" office:value-type="float" office:value="0.0071" calcext:value-type="float">
            <text:p>0.0071</text:p>
          </table:table-cell>
          <table:table-cell table:style-name="ce2" table:formula="of:=ROUND(POISSON([.$A39];[.G$24];0);4)" office:value-type="float" office:value="0.0169" calcext:value-type="float">
            <text:p>0.0169</text:p>
          </table:table-cell>
          <table:table-cell table:style-name="ce2" table:formula="of:=ROUND(POISSON([.$A39];[.H$24];0);4)" office:value-type="float" office:value="0.0324" calcext:value-type="float">
            <text:p>0.0324</text:p>
          </table:table-cell>
          <table:table-cell table:style-name="ce2" table:formula="of:=ROUND(POISSON([.$A39];[.I$24];0);4)" office:value-type="float" office:value="0.0521" calcext:value-type="float">
            <text:p>0.0521</text:p>
          </table:table-cell>
          <table:table-cell table:style-name="ce2" table:formula="of:=ROUND(POISSON([.$A39];[.J$24];0);4)" office:value-type="float" office:value="0.0728" calcext:value-type="float">
            <text:p>0.0728</text:p>
          </table:table-cell>
          <table:table-cell table:style-name="ce2" table:formula="of:=ROUND(POISSON([.$A39];[.K$24];0);4)" office:value-type="float" office:value="0.0905" calcext:value-type="float">
            <text:p>0.090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ROUND(POISSON([.$A40];[.B$24];0);4)" office:value-type="float" office:value="0" calcext:value-type="float">
            <text:p>0.0000</text:p>
          </table:table-cell>
          <table:table-cell table:style-name="ce2" table:formula="of:=ROUND(POISSON([.$A40];[.C$24];0);4)" office:value-type="float" office:value="0" calcext:value-type="float">
            <text:p>0.0000</text:p>
          </table:table-cell>
          <table:table-cell table:style-name="ce2" table:formula="of:=ROUND(POISSON([.$A40];[.D$24];0);4)" office:value-type="float" office:value="0.0002" calcext:value-type="float">
            <text:p>0.0002</text:p>
          </table:table-cell>
          <table:table-cell table:style-name="ce2" table:formula="of:=ROUND(POISSON([.$A40];[.E$24];0);4)" office:value-type="float" office:value="0.0009" calcext:value-type="float">
            <text:p>0.0009</text:p>
          </table:table-cell>
          <table:table-cell table:style-name="ce2" table:formula="of:=ROUND(POISSON([.$A40];[.F$24];0);4)" office:value-type="float" office:value="0.0033" calcext:value-type="float">
            <text:p>0.0033</text:p>
          </table:table-cell>
          <table:table-cell table:style-name="ce2" table:formula="of:=ROUND(POISSON([.$A40];[.G$24];0);4)" office:value-type="float" office:value="0.009" calcext:value-type="float">
            <text:p>0.0090</text:p>
          </table:table-cell>
          <table:table-cell table:style-name="ce2" table:formula="of:=ROUND(POISSON([.$A40];[.H$24];0);4)" office:value-type="float" office:value="0.0194" calcext:value-type="float">
            <text:p>0.0194</text:p>
          </table:table-cell>
          <table:table-cell table:style-name="ce2" table:formula="of:=ROUND(POISSON([.$A40];[.I$24];0);4)" office:value-type="float" office:value="0.0347" calcext:value-type="float">
            <text:p>0.0347</text:p>
          </table:table-cell>
          <table:table-cell table:style-name="ce2" table:formula="of:=ROUND(POISSON([.$A40];[.J$24];0);4)" office:value-type="float" office:value="0.0534" calcext:value-type="float">
            <text:p>0.0534</text:p>
          </table:table-cell>
          <table:table-cell table:style-name="ce2" table:formula="of:=ROUND(POISSON([.$A40];[.K$24];0);4)" office:value-type="float" office:value="0.0724" calcext:value-type="float">
            <text:p>0.0724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ROUND(POISSON([.$A41];[.B$24];0);4)" office:value-type="float" office:value="0" calcext:value-type="float">
            <text:p>0.0000</text:p>
          </table:table-cell>
          <table:table-cell table:style-name="ce2" table:formula="of:=ROUND(POISSON([.$A41];[.C$24];0);4)" office:value-type="float" office:value="0" calcext:value-type="float">
            <text:p>0.0000</text:p>
          </table:table-cell>
          <table:table-cell table:style-name="ce2" table:formula="of:=ROUND(POISSON([.$A41];[.D$24];0);4)" office:value-type="float" office:value="0" calcext:value-type="float">
            <text:p>0.0000</text:p>
          </table:table-cell>
          <table:table-cell table:style-name="ce2" table:formula="of:=ROUND(POISSON([.$A41];[.E$24];0);4)" office:value-type="float" office:value="0.0003" calcext:value-type="float">
            <text:p>0.0003</text:p>
          </table:table-cell>
          <table:table-cell table:style-name="ce2" table:formula="of:=ROUND(POISSON([.$A41];[.F$24];0);4)" office:value-type="float" office:value="0.0014" calcext:value-type="float">
            <text:p>0.0014</text:p>
          </table:table-cell>
          <table:table-cell table:style-name="ce2" table:formula="of:=ROUND(POISSON([.$A41];[.G$24];0);4)" office:value-type="float" office:value="0.0045" calcext:value-type="float">
            <text:p>0.0045</text:p>
          </table:table-cell>
          <table:table-cell table:style-name="ce2" table:formula="of:=ROUND(POISSON([.$A41];[.H$24];0);4)" office:value-type="float" office:value="0.0109" calcext:value-type="float">
            <text:p>0.0109</text:p>
          </table:table-cell>
          <table:table-cell table:style-name="ce2" table:formula="of:=ROUND(POISSON([.$A41];[.I$24];0);4)" office:value-type="float" office:value="0.0217" calcext:value-type="float">
            <text:p>0.0217</text:p>
          </table:table-cell>
          <table:table-cell table:style-name="ce2" table:formula="of:=ROUND(POISSON([.$A41];[.J$24];0);4)" office:value-type="float" office:value="0.0367" calcext:value-type="float">
            <text:p>0.0367</text:p>
          </table:table-cell>
          <table:table-cell table:style-name="ce2" table:formula="of:=ROUND(POISSON([.$A41];[.K$24];0);4)" office:value-type="float" office:value="0.0543" calcext:value-type="float">
            <text:p>0.054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ROUND(POISSON([.$A42];[.B$24];0);4)" office:value-type="float" office:value="0" calcext:value-type="float">
            <text:p>0.0000</text:p>
          </table:table-cell>
          <table:table-cell table:style-name="ce2" table:formula="of:=ROUND(POISSON([.$A42];[.C$24];0);4)" office:value-type="float" office:value="0" calcext:value-type="float">
            <text:p>0.0000</text:p>
          </table:table-cell>
          <table:table-cell table:style-name="ce2" table:formula="of:=ROUND(POISSON([.$A42];[.D$24];0);4)" office:value-type="float" office:value="0" calcext:value-type="float">
            <text:p>0.0000</text:p>
          </table:table-cell>
          <table:table-cell table:style-name="ce2" table:formula="of:=ROUND(POISSON([.$A42];[.E$24];0);4)" office:value-type="float" office:value="0.0001" calcext:value-type="float">
            <text:p>0.0001</text:p>
          </table:table-cell>
          <table:table-cell table:style-name="ce2" table:formula="of:=ROUND(POISSON([.$A42];[.F$24];0);4)" office:value-type="float" office:value="0.0006" calcext:value-type="float">
            <text:p>0.0006</text:p>
          </table:table-cell>
          <table:table-cell table:style-name="ce2" table:formula="of:=ROUND(POISSON([.$A42];[.G$24];0);4)" office:value-type="float" office:value="0.0021" calcext:value-type="float">
            <text:p>0.0021</text:p>
          </table:table-cell>
          <table:table-cell table:style-name="ce2" table:formula="of:=ROUND(POISSON([.$A42];[.H$24];0);4)" office:value-type="float" office:value="0.0058" calcext:value-type="float">
            <text:p>0.0058</text:p>
          </table:table-cell>
          <table:table-cell table:style-name="ce2" table:formula="of:=ROUND(POISSON([.$A42];[.I$24];0);4)" office:value-type="float" office:value="0.0128" calcext:value-type="float">
            <text:p>0.0128</text:p>
          </table:table-cell>
          <table:table-cell table:style-name="ce2" table:formula="of:=ROUND(POISSON([.$A42];[.J$24];0);4)" office:value-type="float" office:value="0.0237" calcext:value-type="float">
            <text:p>0.0237</text:p>
          </table:table-cell>
          <table:table-cell table:style-name="ce2" table:formula="of:=ROUND(POISSON([.$A42];[.K$24];0);4)" office:value-type="float" office:value="0.0383" calcext:value-type="float">
            <text:p>0.038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ROUND(POISSON([.$A43];[.B$24];0);4)" office:value-type="float" office:value="0" calcext:value-type="float">
            <text:p>0.0000</text:p>
          </table:table-cell>
          <table:table-cell table:style-name="ce2" table:formula="of:=ROUND(POISSON([.$A43];[.C$24];0);4)" office:value-type="float" office:value="0" calcext:value-type="float">
            <text:p>0.0000</text:p>
          </table:table-cell>
          <table:table-cell table:style-name="ce2" table:formula="of:=ROUND(POISSON([.$A43];[.D$24];0);4)" office:value-type="float" office:value="0" calcext:value-type="float">
            <text:p>0.0000</text:p>
          </table:table-cell>
          <table:table-cell table:style-name="ce2" table:formula="of:=ROUND(POISSON([.$A43];[.E$24];0);4)" office:value-type="float" office:value="0" calcext:value-type="float">
            <text:p>0.0000</text:p>
          </table:table-cell>
          <table:table-cell table:style-name="ce2" table:formula="of:=ROUND(POISSON([.$A43];[.F$24];0);4)" office:value-type="float" office:value="0.0002" calcext:value-type="float">
            <text:p>0.0002</text:p>
          </table:table-cell>
          <table:table-cell table:style-name="ce2" table:formula="of:=ROUND(POISSON([.$A43];[.G$24];0);4)" office:value-type="float" office:value="0.0009" calcext:value-type="float">
            <text:p>0.0009</text:p>
          </table:table-cell>
          <table:table-cell table:style-name="ce2" table:formula="of:=ROUND(POISSON([.$A43];[.H$24];0);4)" office:value-type="float" office:value="0.0029" calcext:value-type="float">
            <text:p>0.0029</text:p>
          </table:table-cell>
          <table:table-cell table:style-name="ce2" table:formula="of:=ROUND(POISSON([.$A43];[.I$24];0);4)" office:value-type="float" office:value="0.0071" calcext:value-type="float">
            <text:p>0.0071</text:p>
          </table:table-cell>
          <table:table-cell table:style-name="ce2" table:formula="of:=ROUND(POISSON([.$A43];[.J$24];0);4)" office:value-type="float" office:value="0.0145" calcext:value-type="float">
            <text:p>0.0145</text:p>
          </table:table-cell>
          <table:table-cell table:style-name="ce2" table:formula="of:=ROUND(POISSON([.$A43];[.K$24];0);4)" office:value-type="float" office:value="0.0255" calcext:value-type="float">
            <text:p>0.025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ROUND(POISSON([.$A44];[.B$24];0);4)" office:value-type="float" office:value="0" calcext:value-type="float">
            <text:p>0.0000</text:p>
          </table:table-cell>
          <table:table-cell table:style-name="ce2" table:formula="of:=ROUND(POISSON([.$A44];[.C$24];0);4)" office:value-type="float" office:value="0" calcext:value-type="float">
            <text:p>0.0000</text:p>
          </table:table-cell>
          <table:table-cell table:style-name="ce2" table:formula="of:=ROUND(POISSON([.$A44];[.D$24];0);4)" office:value-type="float" office:value="0" calcext:value-type="float">
            <text:p>0.0000</text:p>
          </table:table-cell>
          <table:table-cell table:style-name="ce2" table:formula="of:=ROUND(POISSON([.$A44];[.E$24];0);4)" office:value-type="float" office:value="0" calcext:value-type="float">
            <text:p>0.0000</text:p>
          </table:table-cell>
          <table:table-cell table:style-name="ce2" table:formula="of:=ROUND(POISSON([.$A44];[.F$24];0);4)" office:value-type="float" office:value="0.0001" calcext:value-type="float">
            <text:p>0.0001</text:p>
          </table:table-cell>
          <table:table-cell table:style-name="ce2" table:formula="of:=ROUND(POISSON([.$A44];[.G$24];0);4)" office:value-type="float" office:value="0.0004" calcext:value-type="float">
            <text:p>0.0004</text:p>
          </table:table-cell>
          <table:table-cell table:style-name="ce2" table:formula="of:=ROUND(POISSON([.$A44];[.H$24];0);4)" office:value-type="float" office:value="0.0014" calcext:value-type="float">
            <text:p>0.0014</text:p>
          </table:table-cell>
          <table:table-cell table:style-name="ce2" table:formula="of:=ROUND(POISSON([.$A44];[.I$24];0);4)" office:value-type="float" office:value="0.0037" calcext:value-type="float">
            <text:p>0.0037</text:p>
          </table:table-cell>
          <table:table-cell table:style-name="ce2" table:formula="of:=ROUND(POISSON([.$A44];[.J$24];0);4)" office:value-type="float" office:value="0.0084" calcext:value-type="float">
            <text:p>0.0084</text:p>
          </table:table-cell>
          <table:table-cell table:style-name="ce2" table:formula="of:=ROUND(POISSON([.$A44];[.K$24];0);4)" office:value-type="float" office:value="0.0161" calcext:value-type="float">
            <text:p>0.016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ROUND(POISSON([.$A45];[.B$24];0);4)" office:value-type="float" office:value="0" calcext:value-type="float">
            <text:p>0.0000</text:p>
          </table:table-cell>
          <table:table-cell table:style-name="ce2" table:formula="of:=ROUND(POISSON([.$A45];[.C$24];0);4)" office:value-type="float" office:value="0" calcext:value-type="float">
            <text:p>0.0000</text:p>
          </table:table-cell>
          <table:table-cell table:style-name="ce2" table:formula="of:=ROUND(POISSON([.$A45];[.D$24];0);4)" office:value-type="float" office:value="0" calcext:value-type="float">
            <text:p>0.0000</text:p>
          </table:table-cell>
          <table:table-cell table:style-name="ce2" table:formula="of:=ROUND(POISSON([.$A45];[.E$24];0);4)" office:value-type="float" office:value="0" calcext:value-type="float">
            <text:p>0.0000</text:p>
          </table:table-cell>
          <table:table-cell table:style-name="ce2" table:formula="of:=ROUND(POISSON([.$A45];[.F$24];0);4)" office:value-type="float" office:value="0" calcext:value-type="float">
            <text:p>0.0000</text:p>
          </table:table-cell>
          <table:table-cell table:style-name="ce2" table:formula="of:=ROUND(POISSON([.$A45];[.G$24];0);4)" office:value-type="float" office:value="0.0002" calcext:value-type="float">
            <text:p>0.0002</text:p>
          </table:table-cell>
          <table:table-cell table:style-name="ce2" table:formula="of:=ROUND(POISSON([.$A45];[.H$24];0);4)" office:value-type="float" office:value="0.0006" calcext:value-type="float">
            <text:p>0.0006</text:p>
          </table:table-cell>
          <table:table-cell table:style-name="ce2" table:formula="of:=ROUND(POISSON([.$A45];[.I$24];0);4)" office:value-type="float" office:value="0.0019" calcext:value-type="float">
            <text:p>0.0019</text:p>
          </table:table-cell>
          <table:table-cell table:style-name="ce2" table:formula="of:=ROUND(POISSON([.$A45];[.J$24];0);4)" office:value-type="float" office:value="0.0046" calcext:value-type="float">
            <text:p>0.0046</text:p>
          </table:table-cell>
          <table:table-cell table:style-name="ce2" table:formula="of:=ROUND(POISSON([.$A45];[.K$24];0);4)" office:value-type="float" office:value="0.0097" calcext:value-type="float">
            <text:p>0.009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ROUND(POISSON([.$A46];[.B$24];0);4)" office:value-type="float" office:value="0" calcext:value-type="float">
            <text:p>0.0000</text:p>
          </table:table-cell>
          <table:table-cell table:style-name="ce2" table:formula="of:=ROUND(POISSON([.$A46];[.C$24];0);4)" office:value-type="float" office:value="0" calcext:value-type="float">
            <text:p>0.0000</text:p>
          </table:table-cell>
          <table:table-cell table:style-name="ce2" table:formula="of:=ROUND(POISSON([.$A46];[.D$24];0);4)" office:value-type="float" office:value="0" calcext:value-type="float">
            <text:p>0.0000</text:p>
          </table:table-cell>
          <table:table-cell table:style-name="ce2" table:formula="of:=ROUND(POISSON([.$A46];[.E$24];0);4)" office:value-type="float" office:value="0" calcext:value-type="float">
            <text:p>0.0000</text:p>
          </table:table-cell>
          <table:table-cell table:style-name="ce2" table:formula="of:=ROUND(POISSON([.$A46];[.F$24];0);4)" office:value-type="float" office:value="0" calcext:value-type="float">
            <text:p>0.0000</text:p>
          </table:table-cell>
          <table:table-cell table:style-name="ce2" table:formula="of:=ROUND(POISSON([.$A46];[.G$24];0);4)" office:value-type="float" office:value="0.0001" calcext:value-type="float">
            <text:p>0.0001</text:p>
          </table:table-cell>
          <table:table-cell table:style-name="ce2" table:formula="of:=ROUND(POISSON([.$A46];[.H$24];0);4)" office:value-type="float" office:value="0.0003" calcext:value-type="float">
            <text:p>0.0003</text:p>
          </table:table-cell>
          <table:table-cell table:style-name="ce2" table:formula="of:=ROUND(POISSON([.$A46];[.I$24];0);4)" office:value-type="float" office:value="0.0009" calcext:value-type="float">
            <text:p>0.0009</text:p>
          </table:table-cell>
          <table:table-cell table:style-name="ce2" table:formula="of:=ROUND(POISSON([.$A46];[.J$24];0);4)" office:value-type="float" office:value="0.0024" calcext:value-type="float">
            <text:p>0.0024</text:p>
          </table:table-cell>
          <table:table-cell table:style-name="ce2" table:formula="of:=ROUND(POISSON([.$A46];[.K$24];0);4)" office:value-type="float" office:value="0.0055" calcext:value-type="float">
            <text:p>0.0055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ROUND(POISSON([.$A47];[.B$24];0);4)" office:value-type="float" office:value="0" calcext:value-type="float">
            <text:p>0.0000</text:p>
          </table:table-cell>
          <table:table-cell table:style-name="ce2" table:formula="of:=ROUND(POISSON([.$A47];[.C$24];0);4)" office:value-type="float" office:value="0" calcext:value-type="float">
            <text:p>0.0000</text:p>
          </table:table-cell>
          <table:table-cell table:style-name="ce2" table:formula="of:=ROUND(POISSON([.$A47];[.D$24];0);4)" office:value-type="float" office:value="0" calcext:value-type="float">
            <text:p>0.0000</text:p>
          </table:table-cell>
          <table:table-cell table:style-name="ce2" table:formula="of:=ROUND(POISSON([.$A47];[.E$24];0);4)" office:value-type="float" office:value="0" calcext:value-type="float">
            <text:p>0.0000</text:p>
          </table:table-cell>
          <table:table-cell table:style-name="ce2" table:formula="of:=ROUND(POISSON([.$A47];[.F$24];0);4)" office:value-type="float" office:value="0" calcext:value-type="float">
            <text:p>0.0000</text:p>
          </table:table-cell>
          <table:table-cell table:style-name="ce2" table:formula="of:=ROUND(POISSON([.$A47];[.G$24];0);4)" office:value-type="float" office:value="0" calcext:value-type="float">
            <text:p>0.0000</text:p>
          </table:table-cell>
          <table:table-cell table:style-name="ce2" table:formula="of:=ROUND(POISSON([.$A47];[.H$24];0);4)" office:value-type="float" office:value="0.0001" calcext:value-type="float">
            <text:p>0.0001</text:p>
          </table:table-cell>
          <table:table-cell table:style-name="ce2" table:formula="of:=ROUND(POISSON([.$A47];[.I$24];0);4)" office:value-type="float" office:value="0.0004" calcext:value-type="float">
            <text:p>0.0004</text:p>
          </table:table-cell>
          <table:table-cell table:style-name="ce2" table:formula="of:=ROUND(POISSON([.$A47];[.J$24];0);4)" office:value-type="float" office:value="0.0012" calcext:value-type="float">
            <text:p>0.0012</text:p>
          </table:table-cell>
          <table:table-cell table:style-name="ce2" table:formula="of:=ROUND(POISSON([.$A47];[.K$24];0);4)" office:value-type="float" office:value="0.003" calcext:value-type="float">
            <text:p>0.0030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ROUND(POISSON([.$A48];[.B$24];0);4)" office:value-type="float" office:value="0" calcext:value-type="float">
            <text:p>0.0000</text:p>
          </table:table-cell>
          <table:table-cell table:style-name="ce2" table:formula="of:=ROUND(POISSON([.$A48];[.C$24];0);4)" office:value-type="float" office:value="0" calcext:value-type="float">
            <text:p>0.0000</text:p>
          </table:table-cell>
          <table:table-cell table:style-name="ce2" table:formula="of:=ROUND(POISSON([.$A48];[.D$24];0);4)" office:value-type="float" office:value="0" calcext:value-type="float">
            <text:p>0.0000</text:p>
          </table:table-cell>
          <table:table-cell table:style-name="ce2" table:formula="of:=ROUND(POISSON([.$A48];[.E$24];0);4)" office:value-type="float" office:value="0" calcext:value-type="float">
            <text:p>0.0000</text:p>
          </table:table-cell>
          <table:table-cell table:style-name="ce2" table:formula="of:=ROUND(POISSON([.$A48];[.F$24];0);4)" office:value-type="float" office:value="0" calcext:value-type="float">
            <text:p>0.0000</text:p>
          </table:table-cell>
          <table:table-cell table:style-name="ce2" table:formula="of:=ROUND(POISSON([.$A48];[.G$24];0);4)" office:value-type="float" office:value="0" calcext:value-type="float">
            <text:p>0.0000</text:p>
          </table:table-cell>
          <table:table-cell table:style-name="ce2" table:formula="of:=ROUND(POISSON([.$A48];[.H$24];0);4)" office:value-type="float" office:value="0" calcext:value-type="float">
            <text:p>0.0000</text:p>
          </table:table-cell>
          <table:table-cell table:style-name="ce2" table:formula="of:=ROUND(POISSON([.$A48];[.I$24];0);4)" office:value-type="float" office:value="0.0002" calcext:value-type="float">
            <text:p>0.0002</text:p>
          </table:table-cell>
          <table:table-cell table:style-name="ce2" table:formula="of:=ROUND(POISSON([.$A48];[.J$24];0);4)" office:value-type="float" office:value="0.0006" calcext:value-type="float">
            <text:p>0.0006</text:p>
          </table:table-cell>
          <table:table-cell table:style-name="ce2" table:formula="of:=ROUND(POISSON([.$A48];[.K$24];0);4)" office:value-type="float" office:value="0.0016" calcext:value-type="float">
            <text:p>0.0016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ROUND(POISSON([.$A49];[.B$24];0);4)" office:value-type="float" office:value="0" calcext:value-type="float">
            <text:p>0.0000</text:p>
          </table:table-cell>
          <table:table-cell table:style-name="ce2" table:formula="of:=ROUND(POISSON([.$A49];[.C$24];0);4)" office:value-type="float" office:value="0" calcext:value-type="float">
            <text:p>0.0000</text:p>
          </table:table-cell>
          <table:table-cell table:style-name="ce2" table:formula="of:=ROUND(POISSON([.$A49];[.D$24];0);4)" office:value-type="float" office:value="0" calcext:value-type="float">
            <text:p>0.0000</text:p>
          </table:table-cell>
          <table:table-cell table:style-name="ce2" table:formula="of:=ROUND(POISSON([.$A49];[.E$24];0);4)" office:value-type="float" office:value="0" calcext:value-type="float">
            <text:p>0.0000</text:p>
          </table:table-cell>
          <table:table-cell table:style-name="ce2" table:formula="of:=ROUND(POISSON([.$A49];[.F$24];0);4)" office:value-type="float" office:value="0" calcext:value-type="float">
            <text:p>0.0000</text:p>
          </table:table-cell>
          <table:table-cell table:style-name="ce2" table:formula="of:=ROUND(POISSON([.$A49];[.G$24];0);4)" office:value-type="float" office:value="0" calcext:value-type="float">
            <text:p>0.0000</text:p>
          </table:table-cell>
          <table:table-cell table:style-name="ce2" table:formula="of:=ROUND(POISSON([.$A49];[.H$24];0);4)" office:value-type="float" office:value="0" calcext:value-type="float">
            <text:p>0.0000</text:p>
          </table:table-cell>
          <table:table-cell table:style-name="ce2" table:formula="of:=ROUND(POISSON([.$A49];[.I$24];0);4)" office:value-type="float" office:value="0.0001" calcext:value-type="float">
            <text:p>0.0001</text:p>
          </table:table-cell>
          <table:table-cell table:style-name="ce2" table:formula="of:=ROUND(POISSON([.$A49];[.J$24];0);4)" office:value-type="float" office:value="0.0003" calcext:value-type="float">
            <text:p>0.0003</text:p>
          </table:table-cell>
          <table:table-cell table:style-name="ce2" table:formula="of:=ROUND(POISSON([.$A49];[.K$24];0);4)" office:value-type="float" office:value="0.0008" calcext:value-type="float">
            <text:p>0.000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ROUND(POISSON([.$A50];[.B$24];0);4)" office:value-type="float" office:value="0" calcext:value-type="float">
            <text:p>0.0000</text:p>
          </table:table-cell>
          <table:table-cell table:style-name="ce2" table:formula="of:=ROUND(POISSON([.$A50];[.C$24];0);4)" office:value-type="float" office:value="0" calcext:value-type="float">
            <text:p>0.0000</text:p>
          </table:table-cell>
          <table:table-cell table:style-name="ce2" table:formula="of:=ROUND(POISSON([.$A50];[.D$24];0);4)" office:value-type="float" office:value="0" calcext:value-type="float">
            <text:p>0.0000</text:p>
          </table:table-cell>
          <table:table-cell table:style-name="ce2" table:formula="of:=ROUND(POISSON([.$A50];[.E$24];0);4)" office:value-type="float" office:value="0" calcext:value-type="float">
            <text:p>0.0000</text:p>
          </table:table-cell>
          <table:table-cell table:style-name="ce2" table:formula="of:=ROUND(POISSON([.$A50];[.F$24];0);4)" office:value-type="float" office:value="0" calcext:value-type="float">
            <text:p>0.0000</text:p>
          </table:table-cell>
          <table:table-cell table:style-name="ce2" table:formula="of:=ROUND(POISSON([.$A50];[.G$24];0);4)" office:value-type="float" office:value="0" calcext:value-type="float">
            <text:p>0.0000</text:p>
          </table:table-cell>
          <table:table-cell table:style-name="ce2" table:formula="of:=ROUND(POISSON([.$A50];[.H$24];0);4)" office:value-type="float" office:value="0" calcext:value-type="float">
            <text:p>0.0000</text:p>
          </table:table-cell>
          <table:table-cell table:style-name="ce2" table:formula="of:=ROUND(POISSON([.$A50];[.I$24];0);4)" office:value-type="float" office:value="0" calcext:value-type="float">
            <text:p>0.0000</text:p>
          </table:table-cell>
          <table:table-cell table:style-name="ce2" table:formula="of:=ROUND(POISSON([.$A50];[.J$24];0);4)" office:value-type="float" office:value="0.0001" calcext:value-type="float">
            <text:p>0.0001</text:p>
          </table:table-cell>
          <table:table-cell table:style-name="ce2" table:formula="of:=ROUND(POISSON([.$A50];[.K$24];0);4)" office:value-type="float" office:value="0.0004" calcext:value-type="float">
            <text:p>0.0004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ROUND(POISSON([.$A51];[.B$24];0);4)" office:value-type="float" office:value="0" calcext:value-type="float">
            <text:p>0.0000</text:p>
          </table:table-cell>
          <table:table-cell table:style-name="ce2" table:formula="of:=ROUND(POISSON([.$A51];[.C$24];0);4)" office:value-type="float" office:value="0" calcext:value-type="float">
            <text:p>0.0000</text:p>
          </table:table-cell>
          <table:table-cell table:style-name="ce2" table:formula="of:=ROUND(POISSON([.$A51];[.D$24];0);4)" office:value-type="float" office:value="0" calcext:value-type="float">
            <text:p>0.0000</text:p>
          </table:table-cell>
          <table:table-cell table:style-name="ce2" table:formula="of:=ROUND(POISSON([.$A51];[.E$24];0);4)" office:value-type="float" office:value="0" calcext:value-type="float">
            <text:p>0.0000</text:p>
          </table:table-cell>
          <table:table-cell table:style-name="ce2" table:formula="of:=ROUND(POISSON([.$A51];[.F$24];0);4)" office:value-type="float" office:value="0" calcext:value-type="float">
            <text:p>0.0000</text:p>
          </table:table-cell>
          <table:table-cell table:style-name="ce2" table:formula="of:=ROUND(POISSON([.$A51];[.G$24];0);4)" office:value-type="float" office:value="0" calcext:value-type="float">
            <text:p>0.0000</text:p>
          </table:table-cell>
          <table:table-cell table:style-name="ce2" table:formula="of:=ROUND(POISSON([.$A51];[.H$24];0);4)" office:value-type="float" office:value="0" calcext:value-type="float">
            <text:p>0.0000</text:p>
          </table:table-cell>
          <table:table-cell table:style-name="ce2" table:formula="of:=ROUND(POISSON([.$A51];[.I$24];0);4)" office:value-type="float" office:value="0" calcext:value-type="float">
            <text:p>0.0000</text:p>
          </table:table-cell>
          <table:table-cell table:style-name="ce2" table:formula="of:=ROUND(POISSON([.$A51];[.J$24];0);4)" office:value-type="float" office:value="0" calcext:value-type="float">
            <text:p>0.0000</text:p>
          </table:table-cell>
          <table:table-cell table:style-name="ce2" table:formula="of:=ROUND(POISSON([.$A51];[.K$24];0);4)" office:value-type="float" office:value="0.0002" calcext:value-type="float">
            <text:p>0.000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ROUND(POISSON([.$A52];[.B$24];0);4)" office:value-type="float" office:value="0" calcext:value-type="float">
            <text:p>0.0000</text:p>
          </table:table-cell>
          <table:table-cell table:style-name="ce2" table:formula="of:=ROUND(POISSON([.$A52];[.C$24];0);4)" office:value-type="float" office:value="0" calcext:value-type="float">
            <text:p>0.0000</text:p>
          </table:table-cell>
          <table:table-cell table:style-name="ce2" table:formula="of:=ROUND(POISSON([.$A52];[.D$24];0);4)" office:value-type="float" office:value="0" calcext:value-type="float">
            <text:p>0.0000</text:p>
          </table:table-cell>
          <table:table-cell table:style-name="ce2" table:formula="of:=ROUND(POISSON([.$A52];[.E$24];0);4)" office:value-type="float" office:value="0" calcext:value-type="float">
            <text:p>0.0000</text:p>
          </table:table-cell>
          <table:table-cell table:style-name="ce2" table:formula="of:=ROUND(POISSON([.$A52];[.F$24];0);4)" office:value-type="float" office:value="0" calcext:value-type="float">
            <text:p>0.0000</text:p>
          </table:table-cell>
          <table:table-cell table:style-name="ce2" table:formula="of:=ROUND(POISSON([.$A52];[.G$24];0);4)" office:value-type="float" office:value="0" calcext:value-type="float">
            <text:p>0.0000</text:p>
          </table:table-cell>
          <table:table-cell table:style-name="ce2" table:formula="of:=ROUND(POISSON([.$A52];[.H$24];0);4)" office:value-type="float" office:value="0" calcext:value-type="float">
            <text:p>0.0000</text:p>
          </table:table-cell>
          <table:table-cell table:style-name="ce2" table:formula="of:=ROUND(POISSON([.$A52];[.I$24];0);4)" office:value-type="float" office:value="0" calcext:value-type="float">
            <text:p>0.0000</text:p>
          </table:table-cell>
          <table:table-cell table:style-name="ce2" table:formula="of:=ROUND(POISSON([.$A52];[.J$24];0);4)" office:value-type="float" office:value="0" calcext:value-type="float">
            <text:p>0.0000</text:p>
          </table:table-cell>
          <table:table-cell table:style-name="ce2" table:formula="of:=ROUND(POISSON([.$A52];[.K$24];0);4)" office:value-type="float" office:value="0.0001" calcext:value-type="float">
            <text:p>0.0001</text:p>
          </table:table-cell>
          <table:table-cell table:number-columns-repeated="1013"/>
        </table:table-row>
        <table:table-row table:style-name="ro1" table:number-rows-repeated="3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1" table:number-rows-repeated="5">
          <table:table-cell table:number-columns-repeated="10"/>
          <table:table-cell table:style-name="ce2"/>
          <table:table-cell table:number-columns-repeated="101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ROUND(POISSON([.$A74];[.B$73];0);4)" office:value-type="float" office:value="0.9048" calcext:value-type="float">
            <text:p>0.9048</text:p>
          </table:table-cell>
          <table:table-cell table:style-name="ce2" table:formula="of:=ROUND(POISSON([.$A74];[.C$73];0);4)" office:value-type="float" office:value="0.8187" calcext:value-type="float">
            <text:p>0.8187</text:p>
          </table:table-cell>
          <table:table-cell table:style-name="ce2" table:formula="of:=ROUND(POISSON([.$A74];[.D$73];0);4)" office:value-type="float" office:value="0.7408" calcext:value-type="float">
            <text:p>0.7408</text:p>
          </table:table-cell>
          <table:table-cell table:style-name="ce2" table:formula="of:=ROUND(POISSON([.$A74];[.E$73];0);4)" office:value-type="float" office:value="0.6703" calcext:value-type="float">
            <text:p>0.6703</text:p>
          </table:table-cell>
          <table:table-cell table:style-name="ce2" table:formula="of:=ROUND(POISSON([.$A74];[.F$73];0);4)" office:value-type="float" office:value="0.6065" calcext:value-type="float">
            <text:p>0.6065</text:p>
          </table:table-cell>
          <table:table-cell table:style-name="ce2" table:formula="of:=ROUND(POISSON([.$A74];[.G$73];0);4)" office:value-type="float" office:value="0.5488" calcext:value-type="float">
            <text:p>0.5488</text:p>
          </table:table-cell>
          <table:table-cell table:style-name="ce2" table:formula="of:=ROUND(POISSON([.$A74];[.H$73];0);4)" office:value-type="float" office:value="0.4966" calcext:value-type="float">
            <text:p>0.4966</text:p>
          </table:table-cell>
          <table:table-cell table:style-name="ce2" table:formula="of:=ROUND(POISSON([.$A74];[.I$73];0);4)" office:value-type="float" office:value="0.4493" calcext:value-type="float">
            <text:p>0.4493</text:p>
          </table:table-cell>
          <table:table-cell table:style-name="ce2" table:formula="of:=ROUND(POISSON([.$A74];[.J$73];0);4)" office:value-type="float" office:value="0.4066" calcext:value-type="float">
            <text:p>0.4066</text:p>
          </table:table-cell>
          <table:table-cell table:style-name="ce2" table:formula="of:=ROUND(POISSON([.$A74];[.K$73];0);4)" office:value-type="float" office:value="0.3679" calcext:value-type="float">
            <text:p>0.3679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ROUND(POISSON([.$A75];[.B$73];0);4)" office:value-type="float" office:value="0.0905" calcext:value-type="float">
            <text:p>0.0905</text:p>
          </table:table-cell>
          <table:table-cell table:style-name="ce2" table:formula="of:=ROUND(POISSON([.$A75];[.C$73];0);4)" office:value-type="float" office:value="0.1637" calcext:value-type="float">
            <text:p>0.1637</text:p>
          </table:table-cell>
          <table:table-cell table:style-name="ce2" table:formula="of:=ROUND(POISSON([.$A75];[.D$73];0);4)" office:value-type="float" office:value="0.2222" calcext:value-type="float">
            <text:p>0.2222</text:p>
          </table:table-cell>
          <table:table-cell table:style-name="ce2" table:formula="of:=ROUND(POISSON([.$A75];[.E$73];0);4)" office:value-type="float" office:value="0.2681" calcext:value-type="float">
            <text:p>0.2681</text:p>
          </table:table-cell>
          <table:table-cell table:style-name="ce2" table:formula="of:=ROUND(POISSON([.$A75];[.F$73];0);4)" office:value-type="float" office:value="0.3033" calcext:value-type="float">
            <text:p>0.3033</text:p>
          </table:table-cell>
          <table:table-cell table:style-name="ce2" table:formula="of:=ROUND(POISSON([.$A75];[.G$73];0);4)" office:value-type="float" office:value="0.3293" calcext:value-type="float">
            <text:p>0.3293</text:p>
          </table:table-cell>
          <table:table-cell table:style-name="ce2" table:formula="of:=ROUND(POISSON([.$A75];[.H$73];0);4)" office:value-type="float" office:value="0.3476" calcext:value-type="float">
            <text:p>0.3476</text:p>
          </table:table-cell>
          <table:table-cell table:style-name="ce2" table:formula="of:=ROUND(POISSON([.$A75];[.I$73];0);4)" office:value-type="float" office:value="0.3595" calcext:value-type="float">
            <text:p>0.3595</text:p>
          </table:table-cell>
          <table:table-cell table:style-name="ce2" table:formula="of:=ROUND(POISSON([.$A75];[.J$73];0);4)" office:value-type="float" office:value="0.3659" calcext:value-type="float">
            <text:p>0.3659</text:p>
          </table:table-cell>
          <table:table-cell table:style-name="ce2" table:formula="of:=ROUND(POISSON([.$A75];[.K$73];0);4)" office:value-type="float" office:value="0.3679" calcext:value-type="float">
            <text:p>0.367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ROUND(POISSON([.$A76];[.B$73];0);4)" office:value-type="float" office:value="0.0045" calcext:value-type="float">
            <text:p>0.0045</text:p>
          </table:table-cell>
          <table:table-cell table:style-name="ce2" table:formula="of:=ROUND(POISSON([.$A76];[.C$73];0);4)" office:value-type="float" office:value="0.0164" calcext:value-type="float">
            <text:p>0.0164</text:p>
          </table:table-cell>
          <table:table-cell table:style-name="ce2" table:formula="of:=ROUND(POISSON([.$A76];[.D$73];0);4)" office:value-type="float" office:value="0.0333" calcext:value-type="float">
            <text:p>0.0333</text:p>
          </table:table-cell>
          <table:table-cell table:style-name="ce2" table:formula="of:=ROUND(POISSON([.$A76];[.E$73];0);4)" office:value-type="float" office:value="0.0536" calcext:value-type="float">
            <text:p>0.0536</text:p>
          </table:table-cell>
          <table:table-cell table:style-name="ce2" table:formula="of:=ROUND(POISSON([.$A76];[.F$73];0);4)" office:value-type="float" office:value="0.0758" calcext:value-type="float">
            <text:p>0.0758</text:p>
          </table:table-cell>
          <table:table-cell table:style-name="ce2" table:formula="of:=ROUND(POISSON([.$A76];[.G$73];0);4)" office:value-type="float" office:value="0.0988" calcext:value-type="float">
            <text:p>0.0988</text:p>
          </table:table-cell>
          <table:table-cell table:style-name="ce2" table:formula="of:=ROUND(POISSON([.$A76];[.H$73];0);4)" office:value-type="float" office:value="0.1217" calcext:value-type="float">
            <text:p>0.1217</text:p>
          </table:table-cell>
          <table:table-cell table:style-name="ce2" table:formula="of:=ROUND(POISSON([.$A76];[.I$73];0);4)" office:value-type="float" office:value="0.1438" calcext:value-type="float">
            <text:p>0.1438</text:p>
          </table:table-cell>
          <table:table-cell table:style-name="ce2" table:formula="of:=ROUND(POISSON([.$A76];[.J$73];0);4)" office:value-type="float" office:value="0.1647" calcext:value-type="float">
            <text:p>0.1647</text:p>
          </table:table-cell>
          <table:table-cell table:style-name="ce2" table:formula="of:=ROUND(POISSON([.$A76];[.K$73];0);4)" office:value-type="float" office:value="0.1839" calcext:value-type="float">
            <text:p>0.183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ROUND(POISSON([.$A77];[.B$73];0);4)" office:value-type="float" office:value="0.0002" calcext:value-type="float">
            <text:p>0.0002</text:p>
          </table:table-cell>
          <table:table-cell table:style-name="ce2" table:formula="of:=ROUND(POISSON([.$A77];[.C$73];0);4)" office:value-type="float" office:value="0.0011" calcext:value-type="float">
            <text:p>0.0011</text:p>
          </table:table-cell>
          <table:table-cell table:style-name="ce2" table:formula="of:=ROUND(POISSON([.$A77];[.D$73];0);4)" office:value-type="float" office:value="0.0033" calcext:value-type="float">
            <text:p>0.0033</text:p>
          </table:table-cell>
          <table:table-cell table:style-name="ce2" table:formula="of:=ROUND(POISSON([.$A77];[.E$73];0);4)" office:value-type="float" office:value="0.0072" calcext:value-type="float">
            <text:p>0.0072</text:p>
          </table:table-cell>
          <table:table-cell table:style-name="ce2" table:formula="of:=ROUND(POISSON([.$A77];[.F$73];0);4)" office:value-type="float" office:value="0.0126" calcext:value-type="float">
            <text:p>0.0126</text:p>
          </table:table-cell>
          <table:table-cell table:style-name="ce2" table:formula="of:=ROUND(POISSON([.$A77];[.G$73];0);4)" office:value-type="float" office:value="0.0198" calcext:value-type="float">
            <text:p>0.0198</text:p>
          </table:table-cell>
          <table:table-cell table:style-name="ce2" table:formula="of:=ROUND(POISSON([.$A77];[.H$73];0);4)" office:value-type="float" office:value="0.0284" calcext:value-type="float">
            <text:p>0.0284</text:p>
          </table:table-cell>
          <table:table-cell table:style-name="ce2" table:formula="of:=ROUND(POISSON([.$A77];[.I$73];0);4)" office:value-type="float" office:value="0.0383" calcext:value-type="float">
            <text:p>0.0383</text:p>
          </table:table-cell>
          <table:table-cell table:style-name="ce2" table:formula="of:=ROUND(POISSON([.$A77];[.J$73];0);4)" office:value-type="float" office:value="0.0494" calcext:value-type="float">
            <text:p>0.0494</text:p>
          </table:table-cell>
          <table:table-cell table:style-name="ce2" table:formula="of:=ROUND(POISSON([.$A77];[.K$73];0);4)" office:value-type="float" office:value="0.0613" calcext:value-type="float">
            <text:p>0.061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ROUND(POISSON([.$A78];[.B$73];0);4)" office:value-type="float" office:value="0" calcext:value-type="float">
            <text:p>0.0000</text:p>
          </table:table-cell>
          <table:table-cell table:style-name="ce2" table:formula="of:=ROUND(POISSON([.$A78];[.C$73];0);4)" office:value-type="float" office:value="0.0001" calcext:value-type="float">
            <text:p>0.0001</text:p>
          </table:table-cell>
          <table:table-cell table:style-name="ce2" table:formula="of:=ROUND(POISSON([.$A78];[.D$73];0);4)" office:value-type="float" office:value="0.0003" calcext:value-type="float">
            <text:p>0.0003</text:p>
          </table:table-cell>
          <table:table-cell table:style-name="ce2" table:formula="of:=ROUND(POISSON([.$A78];[.E$73];0);4)" office:value-type="float" office:value="0.0007" calcext:value-type="float">
            <text:p>0.0007</text:p>
          </table:table-cell>
          <table:table-cell table:style-name="ce2" table:formula="of:=ROUND(POISSON([.$A78];[.F$73];0);4)" office:value-type="float" office:value="0.0016" calcext:value-type="float">
            <text:p>0.0016</text:p>
          </table:table-cell>
          <table:table-cell table:style-name="ce2" table:formula="of:=ROUND(POISSON([.$A78];[.G$73];0);4)" office:value-type="float" office:value="0.003" calcext:value-type="float">
            <text:p>0.0030</text:p>
          </table:table-cell>
          <table:table-cell table:style-name="ce2" table:formula="of:=ROUND(POISSON([.$A78];[.H$73];0);4)" office:value-type="float" office:value="0.005" calcext:value-type="float">
            <text:p>0.0050</text:p>
          </table:table-cell>
          <table:table-cell table:style-name="ce2" table:formula="of:=ROUND(POISSON([.$A78];[.I$73];0);4)" office:value-type="float" office:value="0.0077" calcext:value-type="float">
            <text:p>0.0077</text:p>
          </table:table-cell>
          <table:table-cell table:style-name="ce2" table:formula="of:=ROUND(POISSON([.$A78];[.J$73];0);4)" office:value-type="float" office:value="0.0111" calcext:value-type="float">
            <text:p>0.0111</text:p>
          </table:table-cell>
          <table:table-cell table:style-name="ce2" table:formula="of:=ROUND(POISSON([.$A78];[.K$73];0);4)" office:value-type="float" office:value="0.0153" calcext:value-type="float">
            <text:p>0.015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ROUND(POISSON([.$A79];[.B$73];0);4)" office:value-type="float" office:value="0" calcext:value-type="float">
            <text:p>0.0000</text:p>
          </table:table-cell>
          <table:table-cell table:style-name="ce2" table:formula="of:=ROUND(POISSON([.$A79];[.C$73];0);4)" office:value-type="float" office:value="0" calcext:value-type="float">
            <text:p>0.0000</text:p>
          </table:table-cell>
          <table:table-cell table:style-name="ce2" table:formula="of:=ROUND(POISSON([.$A79];[.D$73];0);4)" office:value-type="float" office:value="0" calcext:value-type="float">
            <text:p>0.0000</text:p>
          </table:table-cell>
          <table:table-cell table:style-name="ce2" table:formula="of:=ROUND(POISSON([.$A79];[.E$73];0);4)" office:value-type="float" office:value="0.0001" calcext:value-type="float">
            <text:p>0.0001</text:p>
          </table:table-cell>
          <table:table-cell table:style-name="ce2" table:formula="of:=ROUND(POISSON([.$A79];[.F$73];0);4)" office:value-type="float" office:value="0.0002" calcext:value-type="float">
            <text:p>0.0002</text:p>
          </table:table-cell>
          <table:table-cell table:style-name="ce2" table:formula="of:=ROUND(POISSON([.$A79];[.G$73];0);4)" office:value-type="float" office:value="0.0004" calcext:value-type="float">
            <text:p>0.0004</text:p>
          </table:table-cell>
          <table:table-cell table:style-name="ce2" table:formula="of:=ROUND(POISSON([.$A79];[.H$73];0);4)" office:value-type="float" office:value="0.0007" calcext:value-type="float">
            <text:p>0.0007</text:p>
          </table:table-cell>
          <table:table-cell table:style-name="ce2" table:formula="of:=ROUND(POISSON([.$A79];[.I$73];0);4)" office:value-type="float" office:value="0.0012" calcext:value-type="float">
            <text:p>0.0012</text:p>
          </table:table-cell>
          <table:table-cell table:style-name="ce2" table:formula="of:=ROUND(POISSON([.$A79];[.J$73];0);4)" office:value-type="float" office:value="0.002" calcext:value-type="float">
            <text:p>0.0020</text:p>
          </table:table-cell>
          <table:table-cell table:style-name="ce2" table:formula="of:=ROUND(POISSON([.$A79];[.K$73];0);4)" office:value-type="float" office:value="0.0031" calcext:value-type="float">
            <text:p>0.003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ROUND(POISSON([.$A80];[.B$73];0);4)" office:value-type="float" office:value="0" calcext:value-type="float">
            <text:p>0.0000</text:p>
          </table:table-cell>
          <table:table-cell table:style-name="ce2" table:formula="of:=ROUND(POISSON([.$A80];[.C$73];0);4)" office:value-type="float" office:value="0" calcext:value-type="float">
            <text:p>0.0000</text:p>
          </table:table-cell>
          <table:table-cell table:style-name="ce2" table:formula="of:=ROUND(POISSON([.$A80];[.D$73];0);4)" office:value-type="float" office:value="0" calcext:value-type="float">
            <text:p>0.0000</text:p>
          </table:table-cell>
          <table:table-cell table:style-name="ce2" table:formula="of:=ROUND(POISSON([.$A80];[.E$73];0);4)" office:value-type="float" office:value="0" calcext:value-type="float">
            <text:p>0.0000</text:p>
          </table:table-cell>
          <table:table-cell table:style-name="ce2" table:formula="of:=ROUND(POISSON([.$A80];[.F$73];0);4)" office:value-type="float" office:value="0" calcext:value-type="float">
            <text:p>0.0000</text:p>
          </table:table-cell>
          <table:table-cell table:style-name="ce2" table:formula="of:=ROUND(POISSON([.$A80];[.G$73];0);4)" office:value-type="float" office:value="0" calcext:value-type="float">
            <text:p>0.0000</text:p>
          </table:table-cell>
          <table:table-cell table:style-name="ce2" table:formula="of:=ROUND(POISSON([.$A80];[.H$73];0);4)" office:value-type="float" office:value="0.0001" calcext:value-type="float">
            <text:p>0.0001</text:p>
          </table:table-cell>
          <table:table-cell table:style-name="ce2" table:formula="of:=ROUND(POISSON([.$A80];[.I$73];0);4)" office:value-type="float" office:value="0.0002" calcext:value-type="float">
            <text:p>0.0002</text:p>
          </table:table-cell>
          <table:table-cell table:style-name="ce2" table:formula="of:=ROUND(POISSON([.$A80];[.J$73];0);4)" office:value-type="float" office:value="0.0003" calcext:value-type="float">
            <text:p>0.0003</text:p>
          </table:table-cell>
          <table:table-cell table:style-name="ce2" table:formula="of:=ROUND(POISSON([.$A80];[.K$73];0);4)" office:value-type="float" office:value="0.0005" calcext:value-type="float">
            <text:p>0.000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ROUND(POISSON([.$A81];[.B$73];0);4)" office:value-type="float" office:value="0" calcext:value-type="float">
            <text:p>0.0000</text:p>
          </table:table-cell>
          <table:table-cell table:style-name="ce2" table:formula="of:=ROUND(POISSON([.$A81];[.C$73];0);4)" office:value-type="float" office:value="0" calcext:value-type="float">
            <text:p>0.0000</text:p>
          </table:table-cell>
          <table:table-cell table:style-name="ce2" table:formula="of:=ROUND(POISSON([.$A81];[.D$73];0);4)" office:value-type="float" office:value="0" calcext:value-type="float">
            <text:p>0.0000</text:p>
          </table:table-cell>
          <table:table-cell table:style-name="ce2" table:formula="of:=ROUND(POISSON([.$A81];[.E$73];0);4)" office:value-type="float" office:value="0" calcext:value-type="float">
            <text:p>0.0000</text:p>
          </table:table-cell>
          <table:table-cell table:style-name="ce2" table:formula="of:=ROUND(POISSON([.$A81];[.F$73];0);4)" office:value-type="float" office:value="0" calcext:value-type="float">
            <text:p>0.0000</text:p>
          </table:table-cell>
          <table:table-cell table:style-name="ce2" table:formula="of:=ROUND(POISSON([.$A81];[.G$73];0);4)" office:value-type="float" office:value="0" calcext:value-type="float">
            <text:p>0.0000</text:p>
          </table:table-cell>
          <table:table-cell table:style-name="ce2" table:formula="of:=ROUND(POISSON([.$A81];[.H$73];0);4)" office:value-type="float" office:value="0" calcext:value-type="float">
            <text:p>0.0000</text:p>
          </table:table-cell>
          <table:table-cell table:style-name="ce2" table:formula="of:=ROUND(POISSON([.$A81];[.I$73];0);4)" office:value-type="float" office:value="0" calcext:value-type="float">
            <text:p>0.0000</text:p>
          </table:table-cell>
          <table:table-cell table:style-name="ce2" table:formula="of:=ROUND(POISSON([.$A81];[.J$73];0);4)" office:value-type="float" office:value="0" calcext:value-type="float">
            <text:p>0.0000</text:p>
          </table:table-cell>
          <table:table-cell table:style-name="ce2" table:formula="of:=ROUND(POISSON([.$A81];[.K$73];0);4)" office:value-type="float" office:value="0.0001" calcext:value-type="float">
            <text:p>0.0001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ROUND(POISSON([.$A85];[.B$84];0);4)" office:value-type="float" office:value="0.1353" calcext:value-type="float">
            <text:p>0.1353</text:p>
          </table:table-cell>
          <table:table-cell table:style-name="ce2" table:formula="of:=ROUND(POISSON([.$A85];[.C$84];0);4)" office:value-type="float" office:value="0.0498" calcext:value-type="float">
            <text:p>0.0498</text:p>
          </table:table-cell>
          <table:table-cell table:style-name="ce2" table:formula="of:=ROUND(POISSON([.$A85];[.D$84];0);4)" office:value-type="float" office:value="0.0183" calcext:value-type="float">
            <text:p>0.0183</text:p>
          </table:table-cell>
          <table:table-cell table:style-name="ce2" table:formula="of:=ROUND(POISSON([.$A85];[.E$84];0);4)" office:value-type="float" office:value="0.0067" calcext:value-type="float">
            <text:p>0.0067</text:p>
          </table:table-cell>
          <table:table-cell table:style-name="ce2" table:formula="of:=ROUND(POISSON([.$A85];[.F$84];0);4)" office:value-type="float" office:value="0.0025" calcext:value-type="float">
            <text:p>0.0025</text:p>
          </table:table-cell>
          <table:table-cell table:style-name="ce2" table:formula="of:=ROUND(POISSON([.$A85];[.G$84];0);4)" office:value-type="float" office:value="0.0009" calcext:value-type="float">
            <text:p>0.0009</text:p>
          </table:table-cell>
          <table:table-cell table:style-name="ce2" table:formula="of:=ROUND(POISSON([.$A85];[.H$84];0);4)" office:value-type="float" office:value="0.0003" calcext:value-type="float">
            <text:p>0.0003</text:p>
          </table:table-cell>
          <table:table-cell table:style-name="ce2" table:formula="of:=ROUND(POISSON([.$A85];[.I$84];0);4)" office:value-type="float" office:value="0.0001" calcext:value-type="float">
            <text:p>0.0001</text:p>
          </table:table-cell>
          <table:table-cell table:style-name="ce2" table:formula="of:=ROUND(POISSON([.$A85];[.J$84];0);4)" office:value-type="float" office:value="0" calcext:value-type="float">
            <text:p>0.0000</text:p>
          </table:table-cell>
          <table:table-cell table:style-name="ce2" table:formula="of:=ROUND(POISSON([.$A85];[.K$84];0);4)" office:value-type="float" office:value="0" calcext:value-type="float">
            <text:p>0.00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ROUND(POISSON([.$A86];[.B$84];0);4)" office:value-type="float" office:value="0.2707" calcext:value-type="float">
            <text:p>0.2707</text:p>
          </table:table-cell>
          <table:table-cell table:style-name="ce2" table:formula="of:=ROUND(POISSON([.$A86];[.C$84];0);4)" office:value-type="float" office:value="0.1494" calcext:value-type="float">
            <text:p>0.1494</text:p>
          </table:table-cell>
          <table:table-cell table:style-name="ce2" table:formula="of:=ROUND(POISSON([.$A86];[.D$84];0);4)" office:value-type="float" office:value="0.0733" calcext:value-type="float">
            <text:p>0.0733</text:p>
          </table:table-cell>
          <table:table-cell table:style-name="ce2" table:formula="of:=ROUND(POISSON([.$A86];[.E$84];0);4)" office:value-type="float" office:value="0.0337" calcext:value-type="float">
            <text:p>0.0337</text:p>
          </table:table-cell>
          <table:table-cell table:style-name="ce2" table:formula="of:=ROUND(POISSON([.$A86];[.F$84];0);4)" office:value-type="float" office:value="0.0149" calcext:value-type="float">
            <text:p>0.0149</text:p>
          </table:table-cell>
          <table:table-cell table:style-name="ce2" table:formula="of:=ROUND(POISSON([.$A86];[.G$84];0);4)" office:value-type="float" office:value="0.0064" calcext:value-type="float">
            <text:p>0.0064</text:p>
          </table:table-cell>
          <table:table-cell table:style-name="ce2" table:formula="of:=ROUND(POISSON([.$A86];[.H$84];0);4)" office:value-type="float" office:value="0.0027" calcext:value-type="float">
            <text:p>0.0027</text:p>
          </table:table-cell>
          <table:table-cell table:style-name="ce2" table:formula="of:=ROUND(POISSON([.$A86];[.I$84];0);4)" office:value-type="float" office:value="0.0011" calcext:value-type="float">
            <text:p>0.0011</text:p>
          </table:table-cell>
          <table:table-cell table:style-name="ce2" table:formula="of:=ROUND(POISSON([.$A86];[.J$84];0);4)" office:value-type="float" office:value="0.0005" calcext:value-type="float">
            <text:p>0.0005</text:p>
          </table:table-cell>
          <table:table-cell table:style-name="ce2" table:formula="of:=ROUND(POISSON([.$A86];[.K$84];0);4)" office:value-type="float" office:value="0.0002" calcext:value-type="float">
            <text:p>0.00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ROUND(POISSON([.$A87];[.B$84];0);4)" office:value-type="float" office:value="0.2707" calcext:value-type="float">
            <text:p>0.2707</text:p>
          </table:table-cell>
          <table:table-cell table:style-name="ce2" table:formula="of:=ROUND(POISSON([.$A87];[.C$84];0);4)" office:value-type="float" office:value="0.224" calcext:value-type="float">
            <text:p>0.2240</text:p>
          </table:table-cell>
          <table:table-cell table:style-name="ce2" table:formula="of:=ROUND(POISSON([.$A87];[.D$84];0);4)" office:value-type="float" office:value="0.1465" calcext:value-type="float">
            <text:p>0.1465</text:p>
          </table:table-cell>
          <table:table-cell table:style-name="ce2" table:formula="of:=ROUND(POISSON([.$A87];[.E$84];0);4)" office:value-type="float" office:value="0.0842" calcext:value-type="float">
            <text:p>0.0842</text:p>
          </table:table-cell>
          <table:table-cell table:style-name="ce2" table:formula="of:=ROUND(POISSON([.$A87];[.F$84];0);4)" office:value-type="float" office:value="0.0446" calcext:value-type="float">
            <text:p>0.0446</text:p>
          </table:table-cell>
          <table:table-cell table:style-name="ce2" table:formula="of:=ROUND(POISSON([.$A87];[.G$84];0);4)" office:value-type="float" office:value="0.0223" calcext:value-type="float">
            <text:p>0.0223</text:p>
          </table:table-cell>
          <table:table-cell table:style-name="ce2" table:formula="of:=ROUND(POISSON([.$A87];[.H$84];0);4)" office:value-type="float" office:value="0.0107" calcext:value-type="float">
            <text:p>0.0107</text:p>
          </table:table-cell>
          <table:table-cell table:style-name="ce2" table:formula="of:=ROUND(POISSON([.$A87];[.I$84];0);4)" office:value-type="float" office:value="0.005" calcext:value-type="float">
            <text:p>0.0050</text:p>
          </table:table-cell>
          <table:table-cell table:style-name="ce2" table:formula="of:=ROUND(POISSON([.$A87];[.J$84];0);4)" office:value-type="float" office:value="0.0023" calcext:value-type="float">
            <text:p>0.0023</text:p>
          </table:table-cell>
          <table:table-cell table:style-name="ce2" table:formula="of:=ROUND(POISSON([.$A87];[.K$84];0);4)" office:value-type="float" office:value="0.001" calcext:value-type="float">
            <text:p>0.001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ROUND(POISSON([.$A88];[.B$84];0);4)" office:value-type="float" office:value="0.1804" calcext:value-type="float">
            <text:p>0.1804</text:p>
          </table:table-cell>
          <table:table-cell table:style-name="ce2" table:formula="of:=ROUND(POISSON([.$A88];[.C$84];0);4)" office:value-type="float" office:value="0.224" calcext:value-type="float">
            <text:p>0.2240</text:p>
          </table:table-cell>
          <table:table-cell table:style-name="ce2" table:formula="of:=ROUND(POISSON([.$A88];[.D$84];0);4)" office:value-type="float" office:value="0.1954" calcext:value-type="float">
            <text:p>0.1954</text:p>
          </table:table-cell>
          <table:table-cell table:style-name="ce2" table:formula="of:=ROUND(POISSON([.$A88];[.E$84];0);4)" office:value-type="float" office:value="0.1404" calcext:value-type="float">
            <text:p>0.1404</text:p>
          </table:table-cell>
          <table:table-cell table:style-name="ce2" table:formula="of:=ROUND(POISSON([.$A88];[.F$84];0);4)" office:value-type="float" office:value="0.0892" calcext:value-type="float">
            <text:p>0.0892</text:p>
          </table:table-cell>
          <table:table-cell table:style-name="ce2" table:formula="of:=ROUND(POISSON([.$A88];[.G$84];0);4)" office:value-type="float" office:value="0.0521" calcext:value-type="float">
            <text:p>0.0521</text:p>
          </table:table-cell>
          <table:table-cell table:style-name="ce2" table:formula="of:=ROUND(POISSON([.$A88];[.H$84];0);4)" office:value-type="float" office:value="0.0286" calcext:value-type="float">
            <text:p>0.0286</text:p>
          </table:table-cell>
          <table:table-cell table:style-name="ce2" table:formula="of:=ROUND(POISSON([.$A88];[.I$84];0);4)" office:value-type="float" office:value="0.015" calcext:value-type="float">
            <text:p>0.0150</text:p>
          </table:table-cell>
          <table:table-cell table:style-name="ce2" table:formula="of:=ROUND(POISSON([.$A88];[.J$84];0);4)" office:value-type="float" office:value="0.0076" calcext:value-type="float">
            <text:p>0.0076</text:p>
          </table:table-cell>
          <table:table-cell table:style-name="ce2" table:formula="of:=ROUND(POISSON([.$A88];[.K$84];0);4)" office:value-type="float" office:value="0.0037" calcext:value-type="float">
            <text:p>0.003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ROUND(POISSON([.$A89];[.B$84];0);4)" office:value-type="float" office:value="0.0902" calcext:value-type="float">
            <text:p>0.0902</text:p>
          </table:table-cell>
          <table:table-cell table:style-name="ce2" table:formula="of:=ROUND(POISSON([.$A89];[.C$84];0);4)" office:value-type="float" office:value="0.168" calcext:value-type="float">
            <text:p>0.1680</text:p>
          </table:table-cell>
          <table:table-cell table:style-name="ce2" table:formula="of:=ROUND(POISSON([.$A89];[.D$84];0);4)" office:value-type="float" office:value="0.1954" calcext:value-type="float">
            <text:p>0.1954</text:p>
          </table:table-cell>
          <table:table-cell table:style-name="ce2" table:formula="of:=ROUND(POISSON([.$A89];[.E$84];0);4)" office:value-type="float" office:value="0.1755" calcext:value-type="float">
            <text:p>0.1755</text:p>
          </table:table-cell>
          <table:table-cell table:style-name="ce2" table:formula="of:=ROUND(POISSON([.$A89];[.F$84];0);4)" office:value-type="float" office:value="0.1339" calcext:value-type="float">
            <text:p>0.1339</text:p>
          </table:table-cell>
          <table:table-cell table:style-name="ce2" table:formula="of:=ROUND(POISSON([.$A89];[.G$84];0);4)" office:value-type="float" office:value="0.0912" calcext:value-type="float">
            <text:p>0.0912</text:p>
          </table:table-cell>
          <table:table-cell table:style-name="ce2" table:formula="of:=ROUND(POISSON([.$A89];[.H$84];0);4)" office:value-type="float" office:value="0.0573" calcext:value-type="float">
            <text:p>0.0573</text:p>
          </table:table-cell>
          <table:table-cell table:style-name="ce2" table:formula="of:=ROUND(POISSON([.$A89];[.I$84];0);4)" office:value-type="float" office:value="0.0337" calcext:value-type="float">
            <text:p>0.0337</text:p>
          </table:table-cell>
          <table:table-cell table:style-name="ce2" table:formula="of:=ROUND(POISSON([.$A89];[.J$84];0);4)" office:value-type="float" office:value="0.0189" calcext:value-type="float">
            <text:p>0.0189</text:p>
          </table:table-cell>
          <table:table-cell table:style-name="ce2" table:formula="of:=ROUND(POISSON([.$A89];[.K$84];0);4)" office:value-type="float" office:value="0.0102" calcext:value-type="float">
            <text:p>0.010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ROUND(POISSON([.$A90];[.B$84];0);4)" office:value-type="float" office:value="0.0361" calcext:value-type="float">
            <text:p>0.0361</text:p>
          </table:table-cell>
          <table:table-cell table:style-name="ce2" table:formula="of:=ROUND(POISSON([.$A90];[.C$84];0);4)" office:value-type="float" office:value="0.1008" calcext:value-type="float">
            <text:p>0.1008</text:p>
          </table:table-cell>
          <table:table-cell table:style-name="ce2" table:formula="of:=ROUND(POISSON([.$A90];[.D$84];0);4)" office:value-type="float" office:value="0.1563" calcext:value-type="float">
            <text:p>0.1563</text:p>
          </table:table-cell>
          <table:table-cell table:style-name="ce2" table:formula="of:=ROUND(POISSON([.$A90];[.E$84];0);4)" office:value-type="float" office:value="0.1755" calcext:value-type="float">
            <text:p>0.1755</text:p>
          </table:table-cell>
          <table:table-cell table:style-name="ce2" table:formula="of:=ROUND(POISSON([.$A90];[.F$84];0);4)" office:value-type="float" office:value="0.1606" calcext:value-type="float">
            <text:p>0.1606</text:p>
          </table:table-cell>
          <table:table-cell table:style-name="ce2" table:formula="of:=ROUND(POISSON([.$A90];[.G$84];0);4)" office:value-type="float" office:value="0.1277" calcext:value-type="float">
            <text:p>0.1277</text:p>
          </table:table-cell>
          <table:table-cell table:style-name="ce2" table:formula="of:=ROUND(POISSON([.$A90];[.H$84];0);4)" office:value-type="float" office:value="0.0916" calcext:value-type="float">
            <text:p>0.0916</text:p>
          </table:table-cell>
          <table:table-cell table:style-name="ce2" table:formula="of:=ROUND(POISSON([.$A90];[.I$84];0);4)" office:value-type="float" office:value="0.0607" calcext:value-type="float">
            <text:p>0.0607</text:p>
          </table:table-cell>
          <table:table-cell table:style-name="ce2" table:formula="of:=ROUND(POISSON([.$A90];[.J$84];0);4)" office:value-type="float" office:value="0.0378" calcext:value-type="float">
            <text:p>0.0378</text:p>
          </table:table-cell>
          <table:table-cell table:style-name="ce2" table:formula="of:=ROUND(POISSON([.$A90];[.K$84];0);4)" office:value-type="float" office:value="0.0224" calcext:value-type="float">
            <text:p>0.0224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ROUND(POISSON([.$A91];[.B$84];0);4)" office:value-type="float" office:value="0.012" calcext:value-type="float">
            <text:p>0.0120</text:p>
          </table:table-cell>
          <table:table-cell table:style-name="ce2" table:formula="of:=ROUND(POISSON([.$A91];[.C$84];0);4)" office:value-type="float" office:value="0.0504" calcext:value-type="float">
            <text:p>0.0504</text:p>
          </table:table-cell>
          <table:table-cell table:style-name="ce2" table:formula="of:=ROUND(POISSON([.$A91];[.D$84];0);4)" office:value-type="float" office:value="0.1042" calcext:value-type="float">
            <text:p>0.1042</text:p>
          </table:table-cell>
          <table:table-cell table:style-name="ce2" table:formula="of:=ROUND(POISSON([.$A91];[.E$84];0);4)" office:value-type="float" office:value="0.1462" calcext:value-type="float">
            <text:p>0.1462</text:p>
          </table:table-cell>
          <table:table-cell table:style-name="ce2" table:formula="of:=ROUND(POISSON([.$A91];[.F$84];0);4)" office:value-type="float" office:value="0.1606" calcext:value-type="float">
            <text:p>0.1606</text:p>
          </table:table-cell>
          <table:table-cell table:style-name="ce2" table:formula="of:=ROUND(POISSON([.$A91];[.G$84];0);4)" office:value-type="float" office:value="0.149" calcext:value-type="float">
            <text:p>0.1490</text:p>
          </table:table-cell>
          <table:table-cell table:style-name="ce2" table:formula="of:=ROUND(POISSON([.$A91];[.H$84];0);4)" office:value-type="float" office:value="0.1221" calcext:value-type="float">
            <text:p>0.1221</text:p>
          </table:table-cell>
          <table:table-cell table:style-name="ce2" table:formula="of:=ROUND(POISSON([.$A91];[.I$84];0);4)" office:value-type="float" office:value="0.0911" calcext:value-type="float">
            <text:p>0.0911</text:p>
          </table:table-cell>
          <table:table-cell table:style-name="ce2" table:formula="of:=ROUND(POISSON([.$A91];[.J$84];0);4)" office:value-type="float" office:value="0.0631" calcext:value-type="float">
            <text:p>0.0631</text:p>
          </table:table-cell>
          <table:table-cell table:style-name="ce2" table:formula="of:=ROUND(POISSON([.$A91];[.K$84];0);4)" office:value-type="float" office:value="0.0411" calcext:value-type="float">
            <text:p>0.041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ROUND(POISSON([.$A92];[.B$84];0);4)" office:value-type="float" office:value="0.0034" calcext:value-type="float">
            <text:p>0.0034</text:p>
          </table:table-cell>
          <table:table-cell table:style-name="ce2" table:formula="of:=ROUND(POISSON([.$A92];[.C$84];0);4)" office:value-type="float" office:value="0.0216" calcext:value-type="float">
            <text:p>0.0216</text:p>
          </table:table-cell>
          <table:table-cell table:style-name="ce2" table:formula="of:=ROUND(POISSON([.$A92];[.D$84];0);4)" office:value-type="float" office:value="0.0595" calcext:value-type="float">
            <text:p>0.0595</text:p>
          </table:table-cell>
          <table:table-cell table:style-name="ce2" table:formula="of:=ROUND(POISSON([.$A92];[.E$84];0);4)" office:value-type="float" office:value="0.1044" calcext:value-type="float">
            <text:p>0.1044</text:p>
          </table:table-cell>
          <table:table-cell table:style-name="ce2" table:formula="of:=ROUND(POISSON([.$A92];[.F$84];0);4)" office:value-type="float" office:value="0.1377" calcext:value-type="float">
            <text:p>0.1377</text:p>
          </table:table-cell>
          <table:table-cell table:style-name="ce2" table:formula="of:=ROUND(POISSON([.$A92];[.G$84];0);4)" office:value-type="float" office:value="0.149" calcext:value-type="float">
            <text:p>0.1490</text:p>
          </table:table-cell>
          <table:table-cell table:style-name="ce2" table:formula="of:=ROUND(POISSON([.$A92];[.H$84];0);4)" office:value-type="float" office:value="0.1396" calcext:value-type="float">
            <text:p>0.1396</text:p>
          </table:table-cell>
          <table:table-cell table:style-name="ce2" table:formula="of:=ROUND(POISSON([.$A92];[.I$84];0);4)" office:value-type="float" office:value="0.1171" calcext:value-type="float">
            <text:p>0.1171</text:p>
          </table:table-cell>
          <table:table-cell table:style-name="ce2" table:formula="of:=ROUND(POISSON([.$A92];[.J$84];0);4)" office:value-type="float" office:value="0.0901" calcext:value-type="float">
            <text:p>0.0901</text:p>
          </table:table-cell>
          <table:table-cell table:style-name="ce2" table:formula="of:=ROUND(POISSON([.$A92];[.K$84];0);4)" office:value-type="float" office:value="0.0646" calcext:value-type="float">
            <text:p>0.06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ROUND(POISSON([.$A93];[.B$84];0);4)" office:value-type="float" office:value="0.0009" calcext:value-type="float">
            <text:p>0.0009</text:p>
          </table:table-cell>
          <table:table-cell table:style-name="ce2" table:formula="of:=ROUND(POISSON([.$A93];[.C$84];0);4)" office:value-type="float" office:value="0.0081" calcext:value-type="float">
            <text:p>0.0081</text:p>
          </table:table-cell>
          <table:table-cell table:style-name="ce2" table:formula="of:=ROUND(POISSON([.$A93];[.D$84];0);4)" office:value-type="float" office:value="0.0298" calcext:value-type="float">
            <text:p>0.0298</text:p>
          </table:table-cell>
          <table:table-cell table:style-name="ce2" table:formula="of:=ROUND(POISSON([.$A93];[.E$84];0);4)" office:value-type="float" office:value="0.0653" calcext:value-type="float">
            <text:p>0.0653</text:p>
          </table:table-cell>
          <table:table-cell table:style-name="ce2" table:formula="of:=ROUND(POISSON([.$A93];[.F$84];0);4)" office:value-type="float" office:value="0.1033" calcext:value-type="float">
            <text:p>0.1033</text:p>
          </table:table-cell>
          <table:table-cell table:style-name="ce2" table:formula="of:=ROUND(POISSON([.$A93];[.G$84];0);4)" office:value-type="float" office:value="0.1304" calcext:value-type="float">
            <text:p>0.1304</text:p>
          </table:table-cell>
          <table:table-cell table:style-name="ce2" table:formula="of:=ROUND(POISSON([.$A93];[.H$84];0);4)" office:value-type="float" office:value="0.1396" calcext:value-type="float">
            <text:p>0.1396</text:p>
          </table:table-cell>
          <table:table-cell table:style-name="ce2" table:formula="of:=ROUND(POISSON([.$A93];[.I$84];0);4)" office:value-type="float" office:value="0.1318" calcext:value-type="float">
            <text:p>0.1318</text:p>
          </table:table-cell>
          <table:table-cell table:style-name="ce2" table:formula="of:=ROUND(POISSON([.$A93];[.J$84];0);4)" office:value-type="float" office:value="0.1126" calcext:value-type="float">
            <text:p>0.1126</text:p>
          </table:table-cell>
          <table:table-cell table:style-name="ce2" table:formula="of:=ROUND(POISSON([.$A93];[.K$84];0);4)" office:value-type="float" office:value="0.0888" calcext:value-type="float">
            <text:p>0.088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ROUND(POISSON([.$A94];[.B$84];0);4)" office:value-type="float" office:value="0.0002" calcext:value-type="float">
            <text:p>0.0002</text:p>
          </table:table-cell>
          <table:table-cell table:style-name="ce2" table:formula="of:=ROUND(POISSON([.$A94];[.C$84];0);4)" office:value-type="float" office:value="0.0027" calcext:value-type="float">
            <text:p>0.0027</text:p>
          </table:table-cell>
          <table:table-cell table:style-name="ce2" table:formula="of:=ROUND(POISSON([.$A94];[.D$84];0);4)" office:value-type="float" office:value="0.0132" calcext:value-type="float">
            <text:p>0.0132</text:p>
          </table:table-cell>
          <table:table-cell table:style-name="ce2" table:formula="of:=ROUND(POISSON([.$A94];[.E$84];0);4)" office:value-type="float" office:value="0.0363" calcext:value-type="float">
            <text:p>0.0363</text:p>
          </table:table-cell>
          <table:table-cell table:style-name="ce2" table:formula="of:=ROUND(POISSON([.$A94];[.F$84];0);4)" office:value-type="float" office:value="0.0688" calcext:value-type="float">
            <text:p>0.0688</text:p>
          </table:table-cell>
          <table:table-cell table:style-name="ce2" table:formula="of:=ROUND(POISSON([.$A94];[.G$84];0);4)" office:value-type="float" office:value="0.1014" calcext:value-type="float">
            <text:p>0.1014</text:p>
          </table:table-cell>
          <table:table-cell table:style-name="ce2" table:formula="of:=ROUND(POISSON([.$A94];[.H$84];0);4)" office:value-type="float" office:value="0.1241" calcext:value-type="float">
            <text:p>0.1241</text:p>
          </table:table-cell>
          <table:table-cell table:style-name="ce2" table:formula="of:=ROUND(POISSON([.$A94];[.I$84];0);4)" office:value-type="float" office:value="0.1318" calcext:value-type="float">
            <text:p>0.1318</text:p>
          </table:table-cell>
          <table:table-cell table:style-name="ce2" table:formula="of:=ROUND(POISSON([.$A94];[.J$84];0);4)" office:value-type="float" office:value="0.1251" calcext:value-type="float">
            <text:p>0.1251</text:p>
          </table:table-cell>
          <table:table-cell table:style-name="ce2" table:formula="of:=ROUND(POISSON([.$A94];[.K$84];0);4)" office:value-type="float" office:value="0.1085" calcext:value-type="float">
            <text:p>0.108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ROUND(POISSON([.$A95];[.B$84];0);4)" office:value-type="float" office:value="0" calcext:value-type="float">
            <text:p>0.0000</text:p>
          </table:table-cell>
          <table:table-cell table:style-name="ce2" table:formula="of:=ROUND(POISSON([.$A95];[.C$84];0);4)" office:value-type="float" office:value="0.0008" calcext:value-type="float">
            <text:p>0.0008</text:p>
          </table:table-cell>
          <table:table-cell table:style-name="ce2" table:formula="of:=ROUND(POISSON([.$A95];[.D$84];0);4)" office:value-type="float" office:value="0.0053" calcext:value-type="float">
            <text:p>0.0053</text:p>
          </table:table-cell>
          <table:table-cell table:style-name="ce2" table:formula="of:=ROUND(POISSON([.$A95];[.E$84];0);4)" office:value-type="float" office:value="0.0181" calcext:value-type="float">
            <text:p>0.0181</text:p>
          </table:table-cell>
          <table:table-cell table:style-name="ce2" table:formula="of:=ROUND(POISSON([.$A95];[.F$84];0);4)" office:value-type="float" office:value="0.0413" calcext:value-type="float">
            <text:p>0.0413</text:p>
          </table:table-cell>
          <table:table-cell table:style-name="ce2" table:formula="of:=ROUND(POISSON([.$A95];[.G$84];0);4)" office:value-type="float" office:value="0.071" calcext:value-type="float">
            <text:p>0.0710</text:p>
          </table:table-cell>
          <table:table-cell table:style-name="ce2" table:formula="of:=ROUND(POISSON([.$A95];[.H$84];0);4)" office:value-type="float" office:value="0.0993" calcext:value-type="float">
            <text:p>0.0993</text:p>
          </table:table-cell>
          <table:table-cell table:style-name="ce2" table:formula="of:=ROUND(POISSON([.$A95];[.I$84];0);4)" office:value-type="float" office:value="0.1186" calcext:value-type="float">
            <text:p>0.1186</text:p>
          </table:table-cell>
          <table:table-cell table:style-name="ce2" table:formula="of:=ROUND(POISSON([.$A95];[.J$84];0);4)" office:value-type="float" office:value="0.1251" calcext:value-type="float">
            <text:p>0.1251</text:p>
          </table:table-cell>
          <table:table-cell table:style-name="ce2" table:formula="of:=ROUND(POISSON([.$A95];[.K$84];0);4)" office:value-type="float" office:value="0.1194" calcext:value-type="float">
            <text:p>0.119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ROUND(POISSON([.$A96];[.B$84];0);4)" office:value-type="float" office:value="0" calcext:value-type="float">
            <text:p>0.0000</text:p>
          </table:table-cell>
          <table:table-cell table:style-name="ce2" table:formula="of:=ROUND(POISSON([.$A96];[.C$84];0);4)" office:value-type="float" office:value="0.0002" calcext:value-type="float">
            <text:p>0.0002</text:p>
          </table:table-cell>
          <table:table-cell table:style-name="ce2" table:formula="of:=ROUND(POISSON([.$A96];[.D$84];0);4)" office:value-type="float" office:value="0.0019" calcext:value-type="float">
            <text:p>0.0019</text:p>
          </table:table-cell>
          <table:table-cell table:style-name="ce2" table:formula="of:=ROUND(POISSON([.$A96];[.E$84];0);4)" office:value-type="float" office:value="0.0082" calcext:value-type="float">
            <text:p>0.0082</text:p>
          </table:table-cell>
          <table:table-cell table:style-name="ce2" table:formula="of:=ROUND(POISSON([.$A96];[.F$84];0);4)" office:value-type="float" office:value="0.0225" calcext:value-type="float">
            <text:p>0.0225</text:p>
          </table:table-cell>
          <table:table-cell table:style-name="ce2" table:formula="of:=ROUND(POISSON([.$A96];[.G$84];0);4)" office:value-type="float" office:value="0.0452" calcext:value-type="float">
            <text:p>0.0452</text:p>
          </table:table-cell>
          <table:table-cell table:style-name="ce2" table:formula="of:=ROUND(POISSON([.$A96];[.H$84];0);4)" office:value-type="float" office:value="0.0722" calcext:value-type="float">
            <text:p>0.0722</text:p>
          </table:table-cell>
          <table:table-cell table:style-name="ce2" table:formula="of:=ROUND(POISSON([.$A96];[.I$84];0);4)" office:value-type="float" office:value="0.097" calcext:value-type="float">
            <text:p>0.0970</text:p>
          </table:table-cell>
          <table:table-cell table:style-name="ce2" table:formula="of:=ROUND(POISSON([.$A96];[.J$84];0);4)" office:value-type="float" office:value="0.1137" calcext:value-type="float">
            <text:p>0.1137</text:p>
          </table:table-cell>
          <table:table-cell table:style-name="ce2" table:formula="of:=ROUND(POISSON([.$A96];[.K$84];0);4)" office:value-type="float" office:value="0.1194" calcext:value-type="float">
            <text:p>0.1194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ROUND(POISSON([.$A97];[.B$84];0);4)" office:value-type="float" office:value="0" calcext:value-type="float">
            <text:p>0.0000</text:p>
          </table:table-cell>
          <table:table-cell table:style-name="ce2" table:formula="of:=ROUND(POISSON([.$A97];[.C$84];0);4)" office:value-type="float" office:value="0.0001" calcext:value-type="float">
            <text:p>0.0001</text:p>
          </table:table-cell>
          <table:table-cell table:style-name="ce2" table:formula="of:=ROUND(POISSON([.$A97];[.D$84];0);4)" office:value-type="float" office:value="0.0006" calcext:value-type="float">
            <text:p>0.0006</text:p>
          </table:table-cell>
          <table:table-cell table:style-name="ce2" table:formula="of:=ROUND(POISSON([.$A97];[.E$84];0);4)" office:value-type="float" office:value="0.0034" calcext:value-type="float">
            <text:p>0.0034</text:p>
          </table:table-cell>
          <table:table-cell table:style-name="ce2" table:formula="of:=ROUND(POISSON([.$A97];[.F$84];0);4)" office:value-type="float" office:value="0.0113" calcext:value-type="float">
            <text:p>0.0113</text:p>
          </table:table-cell>
          <table:table-cell table:style-name="ce2" table:formula="of:=ROUND(POISSON([.$A97];[.G$84];0);4)" office:value-type="float" office:value="0.0263" calcext:value-type="float">
            <text:p>0.0263</text:p>
          </table:table-cell>
          <table:table-cell table:style-name="ce2" table:formula="of:=ROUND(POISSON([.$A97];[.H$84];0);4)" office:value-type="float" office:value="0.0481" calcext:value-type="float">
            <text:p>0.0481</text:p>
          </table:table-cell>
          <table:table-cell table:style-name="ce2" table:formula="of:=ROUND(POISSON([.$A97];[.I$84];0);4)" office:value-type="float" office:value="0.0728" calcext:value-type="float">
            <text:p>0.0728</text:p>
          </table:table-cell>
          <table:table-cell table:style-name="ce2" table:formula="of:=ROUND(POISSON([.$A97];[.J$84];0);4)" office:value-type="float" office:value="0.0948" calcext:value-type="float">
            <text:p>0.0948</text:p>
          </table:table-cell>
          <table:table-cell table:style-name="ce2" table:formula="of:=ROUND(POISSON([.$A97];[.K$84];0);4)" office:value-type="float" office:value="0.1094" calcext:value-type="float">
            <text:p>0.1094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ROUND(POISSON([.$A98];[.B$84];0);4)" office:value-type="float" office:value="0" calcext:value-type="float">
            <text:p>0.0000</text:p>
          </table:table-cell>
          <table:table-cell table:style-name="ce2" table:formula="of:=ROUND(POISSON([.$A98];[.C$84];0);4)" office:value-type="float" office:value="0" calcext:value-type="float">
            <text:p>0.0000</text:p>
          </table:table-cell>
          <table:table-cell table:style-name="ce2" table:formula="of:=ROUND(POISSON([.$A98];[.D$84];0);4)" office:value-type="float" office:value="0.0002" calcext:value-type="float">
            <text:p>0.0002</text:p>
          </table:table-cell>
          <table:table-cell table:style-name="ce2" table:formula="of:=ROUND(POISSON([.$A98];[.E$84];0);4)" office:value-type="float" office:value="0.0013" calcext:value-type="float">
            <text:p>0.0013</text:p>
          </table:table-cell>
          <table:table-cell table:style-name="ce2" table:formula="of:=ROUND(POISSON([.$A98];[.F$84];0);4)" office:value-type="float" office:value="0.0052" calcext:value-type="float">
            <text:p>0.0052</text:p>
          </table:table-cell>
          <table:table-cell table:style-name="ce2" table:formula="of:=ROUND(POISSON([.$A98];[.G$84];0);4)" office:value-type="float" office:value="0.0142" calcext:value-type="float">
            <text:p>0.0142</text:p>
          </table:table-cell>
          <table:table-cell table:style-name="ce2" table:formula="of:=ROUND(POISSON([.$A98];[.H$84];0);4)" office:value-type="float" office:value="0.0296" calcext:value-type="float">
            <text:p>0.0296</text:p>
          </table:table-cell>
          <table:table-cell table:style-name="ce2" table:formula="of:=ROUND(POISSON([.$A98];[.I$84];0);4)" office:value-type="float" office:value="0.0504" calcext:value-type="float">
            <text:p>0.0504</text:p>
          </table:table-cell>
          <table:table-cell table:style-name="ce2" table:formula="of:=ROUND(POISSON([.$A98];[.J$84];0);4)" office:value-type="float" office:value="0.0729" calcext:value-type="float">
            <text:p>0.0729</text:p>
          </table:table-cell>
          <table:table-cell table:style-name="ce2" table:formula="of:=ROUND(POISSON([.$A98];[.K$84];0);4)" office:value-type="float" office:value="0.0926" calcext:value-type="float">
            <text:p>0.0926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ROUND(POISSON([.$A99];[.B$84];0);4)" office:value-type="float" office:value="0" calcext:value-type="float">
            <text:p>0.0000</text:p>
          </table:table-cell>
          <table:table-cell table:style-name="ce2" table:formula="of:=ROUND(POISSON([.$A99];[.C$84];0);4)" office:value-type="float" office:value="0" calcext:value-type="float">
            <text:p>0.0000</text:p>
          </table:table-cell>
          <table:table-cell table:style-name="ce2" table:formula="of:=ROUND(POISSON([.$A99];[.D$84];0);4)" office:value-type="float" office:value="0.0001" calcext:value-type="float">
            <text:p>0.0001</text:p>
          </table:table-cell>
          <table:table-cell table:style-name="ce2" table:formula="of:=ROUND(POISSON([.$A99];[.E$84];0);4)" office:value-type="float" office:value="0.0005" calcext:value-type="float">
            <text:p>0.0005</text:p>
          </table:table-cell>
          <table:table-cell table:style-name="ce2" table:formula="of:=ROUND(POISSON([.$A99];[.F$84];0);4)" office:value-type="float" office:value="0.0022" calcext:value-type="float">
            <text:p>0.0022</text:p>
          </table:table-cell>
          <table:table-cell table:style-name="ce2" table:formula="of:=ROUND(POISSON([.$A99];[.G$84];0);4)" office:value-type="float" office:value="0.0071" calcext:value-type="float">
            <text:p>0.0071</text:p>
          </table:table-cell>
          <table:table-cell table:style-name="ce2" table:formula="of:=ROUND(POISSON([.$A99];[.H$84];0);4)" office:value-type="float" office:value="0.0169" calcext:value-type="float">
            <text:p>0.0169</text:p>
          </table:table-cell>
          <table:table-cell table:style-name="ce2" table:formula="of:=ROUND(POISSON([.$A99];[.I$84];0);4)" office:value-type="float" office:value="0.0324" calcext:value-type="float">
            <text:p>0.0324</text:p>
          </table:table-cell>
          <table:table-cell table:style-name="ce2" table:formula="of:=ROUND(POISSON([.$A99];[.J$84];0);4)" office:value-type="float" office:value="0.0521" calcext:value-type="float">
            <text:p>0.0521</text:p>
          </table:table-cell>
          <table:table-cell table:style-name="ce2" table:formula="of:=ROUND(POISSON([.$A99];[.K$84];0);4)" office:value-type="float" office:value="0.0728" calcext:value-type="float">
            <text:p>0.0728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ROUND(POISSON([.$A100];[.B$84];0);4)" office:value-type="float" office:value="0" calcext:value-type="float">
            <text:p>0.0000</text:p>
          </table:table-cell>
          <table:table-cell table:style-name="ce2" table:formula="of:=ROUND(POISSON([.$A100];[.C$84];0);4)" office:value-type="float" office:value="0" calcext:value-type="float">
            <text:p>0.0000</text:p>
          </table:table-cell>
          <table:table-cell table:style-name="ce2" table:formula="of:=ROUND(POISSON([.$A100];[.D$84];0);4)" office:value-type="float" office:value="0" calcext:value-type="float">
            <text:p>0.0000</text:p>
          </table:table-cell>
          <table:table-cell table:style-name="ce2" table:formula="of:=ROUND(POISSON([.$A100];[.E$84];0);4)" office:value-type="float" office:value="0.0002" calcext:value-type="float">
            <text:p>0.0002</text:p>
          </table:table-cell>
          <table:table-cell table:style-name="ce2" table:formula="of:=ROUND(POISSON([.$A100];[.F$84];0);4)" office:value-type="float" office:value="0.0009" calcext:value-type="float">
            <text:p>0.0009</text:p>
          </table:table-cell>
          <table:table-cell table:style-name="ce2" table:formula="of:=ROUND(POISSON([.$A100];[.G$84];0);4)" office:value-type="float" office:value="0.0033" calcext:value-type="float">
            <text:p>0.0033</text:p>
          </table:table-cell>
          <table:table-cell table:style-name="ce2" table:formula="of:=ROUND(POISSON([.$A100];[.H$84];0);4)" office:value-type="float" office:value="0.009" calcext:value-type="float">
            <text:p>0.0090</text:p>
          </table:table-cell>
          <table:table-cell table:style-name="ce2" table:formula="of:=ROUND(POISSON([.$A100];[.I$84];0);4)" office:value-type="float" office:value="0.0194" calcext:value-type="float">
            <text:p>0.0194</text:p>
          </table:table-cell>
          <table:table-cell table:style-name="ce2" table:formula="of:=ROUND(POISSON([.$A100];[.J$84];0);4)" office:value-type="float" office:value="0.0347" calcext:value-type="float">
            <text:p>0.0347</text:p>
          </table:table-cell>
          <table:table-cell table:style-name="ce2" table:formula="of:=ROUND(POISSON([.$A100];[.K$84];0);4)" office:value-type="float" office:value="0.0534" calcext:value-type="float">
            <text:p>0.0534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ROUND(POISSON([.$A101];[.B$84];0);4)" office:value-type="float" office:value="0" calcext:value-type="float">
            <text:p>0.0000</text:p>
          </table:table-cell>
          <table:table-cell table:style-name="ce2" table:formula="of:=ROUND(POISSON([.$A101];[.C$84];0);4)" office:value-type="float" office:value="0" calcext:value-type="float">
            <text:p>0.0000</text:p>
          </table:table-cell>
          <table:table-cell table:style-name="ce2" table:formula="of:=ROUND(POISSON([.$A101];[.D$84];0);4)" office:value-type="float" office:value="0" calcext:value-type="float">
            <text:p>0.0000</text:p>
          </table:table-cell>
          <table:table-cell table:style-name="ce2" table:formula="of:=ROUND(POISSON([.$A101];[.E$84];0);4)" office:value-type="float" office:value="0" calcext:value-type="float">
            <text:p>0.0000</text:p>
          </table:table-cell>
          <table:table-cell table:style-name="ce2" table:formula="of:=ROUND(POISSON([.$A101];[.F$84];0);4)" office:value-type="float" office:value="0.0003" calcext:value-type="float">
            <text:p>0.0003</text:p>
          </table:table-cell>
          <table:table-cell table:style-name="ce2" table:formula="of:=ROUND(POISSON([.$A101];[.G$84];0);4)" office:value-type="float" office:value="0.0014" calcext:value-type="float">
            <text:p>0.0014</text:p>
          </table:table-cell>
          <table:table-cell table:style-name="ce2" table:formula="of:=ROUND(POISSON([.$A101];[.H$84];0);4)" office:value-type="float" office:value="0.0045" calcext:value-type="float">
            <text:p>0.0045</text:p>
          </table:table-cell>
          <table:table-cell table:style-name="ce2" table:formula="of:=ROUND(POISSON([.$A101];[.I$84];0);4)" office:value-type="float" office:value="0.0109" calcext:value-type="float">
            <text:p>0.0109</text:p>
          </table:table-cell>
          <table:table-cell table:style-name="ce2" table:formula="of:=ROUND(POISSON([.$A101];[.J$84];0);4)" office:value-type="float" office:value="0.0217" calcext:value-type="float">
            <text:p>0.0217</text:p>
          </table:table-cell>
          <table:table-cell table:style-name="ce2" table:formula="of:=ROUND(POISSON([.$A101];[.K$84];0);4)" office:value-type="float" office:value="0.0367" calcext:value-type="float">
            <text:p>0.036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ROUND(POISSON([.$A102];[.B$84];0);4)" office:value-type="float" office:value="0" calcext:value-type="float">
            <text:p>0.0000</text:p>
          </table:table-cell>
          <table:table-cell table:style-name="ce2" table:formula="of:=ROUND(POISSON([.$A102];[.C$84];0);4)" office:value-type="float" office:value="0" calcext:value-type="float">
            <text:p>0.0000</text:p>
          </table:table-cell>
          <table:table-cell table:style-name="ce2" table:formula="of:=ROUND(POISSON([.$A102];[.D$84];0);4)" office:value-type="float" office:value="0" calcext:value-type="float">
            <text:p>0.0000</text:p>
          </table:table-cell>
          <table:table-cell table:style-name="ce2" table:formula="of:=ROUND(POISSON([.$A102];[.E$84];0);4)" office:value-type="float" office:value="0" calcext:value-type="float">
            <text:p>0.0000</text:p>
          </table:table-cell>
          <table:table-cell table:style-name="ce2" table:formula="of:=ROUND(POISSON([.$A102];[.F$84];0);4)" office:value-type="float" office:value="0.0001" calcext:value-type="float">
            <text:p>0.0001</text:p>
          </table:table-cell>
          <table:table-cell table:style-name="ce2" table:formula="of:=ROUND(POISSON([.$A102];[.G$84];0);4)" office:value-type="float" office:value="0.0006" calcext:value-type="float">
            <text:p>0.0006</text:p>
          </table:table-cell>
          <table:table-cell table:style-name="ce2" table:formula="of:=ROUND(POISSON([.$A102];[.H$84];0);4)" office:value-type="float" office:value="0.0021" calcext:value-type="float">
            <text:p>0.0021</text:p>
          </table:table-cell>
          <table:table-cell table:style-name="ce2" table:formula="of:=ROUND(POISSON([.$A102];[.I$84];0);4)" office:value-type="float" office:value="0.0058" calcext:value-type="float">
            <text:p>0.0058</text:p>
          </table:table-cell>
          <table:table-cell table:style-name="ce2" table:formula="of:=ROUND(POISSON([.$A102];[.J$84];0);4)" office:value-type="float" office:value="0.0128" calcext:value-type="float">
            <text:p>0.0128</text:p>
          </table:table-cell>
          <table:table-cell table:style-name="ce2" table:formula="of:=ROUND(POISSON([.$A102];[.K$84];0);4)" office:value-type="float" office:value="0.0237" calcext:value-type="float">
            <text:p>0.023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ROUND(POISSON([.$A103];[.B$84];0);4)" office:value-type="float" office:value="0" calcext:value-type="float">
            <text:p>0.0000</text:p>
          </table:table-cell>
          <table:table-cell table:style-name="ce2" table:formula="of:=ROUND(POISSON([.$A103];[.C$84];0);4)" office:value-type="float" office:value="0" calcext:value-type="float">
            <text:p>0.0000</text:p>
          </table:table-cell>
          <table:table-cell table:style-name="ce2" table:formula="of:=ROUND(POISSON([.$A103];[.D$84];0);4)" office:value-type="float" office:value="0" calcext:value-type="float">
            <text:p>0.0000</text:p>
          </table:table-cell>
          <table:table-cell table:style-name="ce2" table:formula="of:=ROUND(POISSON([.$A103];[.E$84];0);4)" office:value-type="float" office:value="0" calcext:value-type="float">
            <text:p>0.0000</text:p>
          </table:table-cell>
          <table:table-cell table:style-name="ce2" table:formula="of:=ROUND(POISSON([.$A103];[.F$84];0);4)" office:value-type="float" office:value="0" calcext:value-type="float">
            <text:p>0.0000</text:p>
          </table:table-cell>
          <table:table-cell table:style-name="ce2" table:formula="of:=ROUND(POISSON([.$A103];[.G$84];0);4)" office:value-type="float" office:value="0.0002" calcext:value-type="float">
            <text:p>0.0002</text:p>
          </table:table-cell>
          <table:table-cell table:style-name="ce2" table:formula="of:=ROUND(POISSON([.$A103];[.H$84];0);4)" office:value-type="float" office:value="0.0009" calcext:value-type="float">
            <text:p>0.0009</text:p>
          </table:table-cell>
          <table:table-cell table:style-name="ce2" table:formula="of:=ROUND(POISSON([.$A103];[.I$84];0);4)" office:value-type="float" office:value="0.0029" calcext:value-type="float">
            <text:p>0.0029</text:p>
          </table:table-cell>
          <table:table-cell table:style-name="ce2" table:formula="of:=ROUND(POISSON([.$A103];[.J$84];0);4)" office:value-type="float" office:value="0.0071" calcext:value-type="float">
            <text:p>0.0071</text:p>
          </table:table-cell>
          <table:table-cell table:style-name="ce2" table:formula="of:=ROUND(POISSON([.$A103];[.K$84];0);4)" office:value-type="float" office:value="0.0145" calcext:value-type="float">
            <text:p>0.014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ROUND(POISSON([.$A104];[.B$84];0);4)" office:value-type="float" office:value="0" calcext:value-type="float">
            <text:p>0.0000</text:p>
          </table:table-cell>
          <table:table-cell table:style-name="ce2" table:formula="of:=ROUND(POISSON([.$A104];[.C$84];0);4)" office:value-type="float" office:value="0" calcext:value-type="float">
            <text:p>0.0000</text:p>
          </table:table-cell>
          <table:table-cell table:style-name="ce2" table:formula="of:=ROUND(POISSON([.$A104];[.D$84];0);4)" office:value-type="float" office:value="0" calcext:value-type="float">
            <text:p>0.0000</text:p>
          </table:table-cell>
          <table:table-cell table:style-name="ce2" table:formula="of:=ROUND(POISSON([.$A104];[.E$84];0);4)" office:value-type="float" office:value="0" calcext:value-type="float">
            <text:p>0.0000</text:p>
          </table:table-cell>
          <table:table-cell table:style-name="ce2" table:formula="of:=ROUND(POISSON([.$A104];[.F$84];0);4)" office:value-type="float" office:value="0" calcext:value-type="float">
            <text:p>0.0000</text:p>
          </table:table-cell>
          <table:table-cell table:style-name="ce2" table:formula="of:=ROUND(POISSON([.$A104];[.G$84];0);4)" office:value-type="float" office:value="0.0001" calcext:value-type="float">
            <text:p>0.0001</text:p>
          </table:table-cell>
          <table:table-cell table:style-name="ce2" table:formula="of:=ROUND(POISSON([.$A104];[.H$84];0);4)" office:value-type="float" office:value="0.0004" calcext:value-type="float">
            <text:p>0.0004</text:p>
          </table:table-cell>
          <table:table-cell table:style-name="ce2" table:formula="of:=ROUND(POISSON([.$A104];[.I$84];0);4)" office:value-type="float" office:value="0.0014" calcext:value-type="float">
            <text:p>0.0014</text:p>
          </table:table-cell>
          <table:table-cell table:style-name="ce2" table:formula="of:=ROUND(POISSON([.$A104];[.J$84];0);4)" office:value-type="float" office:value="0.0037" calcext:value-type="float">
            <text:p>0.0037</text:p>
          </table:table-cell>
          <table:table-cell table:style-name="ce2" table:formula="of:=ROUND(POISSON([.$A104];[.K$84];0);4)" office:value-type="float" office:value="0.0084" calcext:value-type="float">
            <text:p>0.0084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ROUND(POISSON([.$A105];[.B$84];0);4)" office:value-type="float" office:value="0" calcext:value-type="float">
            <text:p>0.0000</text:p>
          </table:table-cell>
          <table:table-cell table:style-name="ce2" table:formula="of:=ROUND(POISSON([.$A105];[.C$84];0);4)" office:value-type="float" office:value="0" calcext:value-type="float">
            <text:p>0.0000</text:p>
          </table:table-cell>
          <table:table-cell table:style-name="ce2" table:formula="of:=ROUND(POISSON([.$A105];[.D$84];0);4)" office:value-type="float" office:value="0" calcext:value-type="float">
            <text:p>0.0000</text:p>
          </table:table-cell>
          <table:table-cell table:style-name="ce2" table:formula="of:=ROUND(POISSON([.$A105];[.E$84];0);4)" office:value-type="float" office:value="0" calcext:value-type="float">
            <text:p>0.0000</text:p>
          </table:table-cell>
          <table:table-cell table:style-name="ce2" table:formula="of:=ROUND(POISSON([.$A105];[.F$84];0);4)" office:value-type="float" office:value="0" calcext:value-type="float">
            <text:p>0.0000</text:p>
          </table:table-cell>
          <table:table-cell table:style-name="ce2" table:formula="of:=ROUND(POISSON([.$A105];[.G$84];0);4)" office:value-type="float" office:value="0" calcext:value-type="float">
            <text:p>0.0000</text:p>
          </table:table-cell>
          <table:table-cell table:style-name="ce2" table:formula="of:=ROUND(POISSON([.$A105];[.H$84];0);4)" office:value-type="float" office:value="0.0002" calcext:value-type="float">
            <text:p>0.0002</text:p>
          </table:table-cell>
          <table:table-cell table:style-name="ce2" table:formula="of:=ROUND(POISSON([.$A105];[.I$84];0);4)" office:value-type="float" office:value="0.0006" calcext:value-type="float">
            <text:p>0.0006</text:p>
          </table:table-cell>
          <table:table-cell table:style-name="ce2" table:formula="of:=ROUND(POISSON([.$A105];[.J$84];0);4)" office:value-type="float" office:value="0.0019" calcext:value-type="float">
            <text:p>0.0019</text:p>
          </table:table-cell>
          <table:table-cell table:style-name="ce2" table:formula="of:=ROUND(POISSON([.$A105];[.K$84];0);4)" office:value-type="float" office:value="0.0046" calcext:value-type="float">
            <text:p>0.004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ROUND(POISSON([.$A106];[.B$84];0);4)" office:value-type="float" office:value="0" calcext:value-type="float">
            <text:p>0.0000</text:p>
          </table:table-cell>
          <table:table-cell table:style-name="ce2" table:formula="of:=ROUND(POISSON([.$A106];[.C$84];0);4)" office:value-type="float" office:value="0" calcext:value-type="float">
            <text:p>0.0000</text:p>
          </table:table-cell>
          <table:table-cell table:style-name="ce2" table:formula="of:=ROUND(POISSON([.$A106];[.D$84];0);4)" office:value-type="float" office:value="0" calcext:value-type="float">
            <text:p>0.0000</text:p>
          </table:table-cell>
          <table:table-cell table:style-name="ce2" table:formula="of:=ROUND(POISSON([.$A106];[.E$84];0);4)" office:value-type="float" office:value="0" calcext:value-type="float">
            <text:p>0.0000</text:p>
          </table:table-cell>
          <table:table-cell table:style-name="ce2" table:formula="of:=ROUND(POISSON([.$A106];[.F$84];0);4)" office:value-type="float" office:value="0" calcext:value-type="float">
            <text:p>0.0000</text:p>
          </table:table-cell>
          <table:table-cell table:style-name="ce2" table:formula="of:=ROUND(POISSON([.$A106];[.G$84];0);4)" office:value-type="float" office:value="0" calcext:value-type="float">
            <text:p>0.0000</text:p>
          </table:table-cell>
          <table:table-cell table:style-name="ce2" table:formula="of:=ROUND(POISSON([.$A106];[.H$84];0);4)" office:value-type="float" office:value="0.0001" calcext:value-type="float">
            <text:p>0.0001</text:p>
          </table:table-cell>
          <table:table-cell table:style-name="ce2" table:formula="of:=ROUND(POISSON([.$A106];[.I$84];0);4)" office:value-type="float" office:value="0.0003" calcext:value-type="float">
            <text:p>0.0003</text:p>
          </table:table-cell>
          <table:table-cell table:style-name="ce2" table:formula="of:=ROUND(POISSON([.$A106];[.J$84];0);4)" office:value-type="float" office:value="0.0009" calcext:value-type="float">
            <text:p>0.0009</text:p>
          </table:table-cell>
          <table:table-cell table:style-name="ce2" table:formula="of:=ROUND(POISSON([.$A106];[.K$84];0);4)" office:value-type="float" office:value="0.0024" calcext:value-type="float">
            <text:p>0.002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ROUND(POISSON([.$A107];[.B$84];0);4)" office:value-type="float" office:value="0" calcext:value-type="float">
            <text:p>0.0000</text:p>
          </table:table-cell>
          <table:table-cell table:style-name="ce2" table:formula="of:=ROUND(POISSON([.$A107];[.C$84];0);4)" office:value-type="float" office:value="0" calcext:value-type="float">
            <text:p>0.0000</text:p>
          </table:table-cell>
          <table:table-cell table:style-name="ce2" table:formula="of:=ROUND(POISSON([.$A107];[.D$84];0);4)" office:value-type="float" office:value="0" calcext:value-type="float">
            <text:p>0.0000</text:p>
          </table:table-cell>
          <table:table-cell table:style-name="ce2" table:formula="of:=ROUND(POISSON([.$A107];[.E$84];0);4)" office:value-type="float" office:value="0" calcext:value-type="float">
            <text:p>0.0000</text:p>
          </table:table-cell>
          <table:table-cell table:style-name="ce2" table:formula="of:=ROUND(POISSON([.$A107];[.F$84];0);4)" office:value-type="float" office:value="0" calcext:value-type="float">
            <text:p>0.0000</text:p>
          </table:table-cell>
          <table:table-cell table:style-name="ce2" table:formula="of:=ROUND(POISSON([.$A107];[.G$84];0);4)" office:value-type="float" office:value="0" calcext:value-type="float">
            <text:p>0.0000</text:p>
          </table:table-cell>
          <table:table-cell table:style-name="ce2" table:formula="of:=ROUND(POISSON([.$A107];[.H$84];0);4)" office:value-type="float" office:value="0" calcext:value-type="float">
            <text:p>0.0000</text:p>
          </table:table-cell>
          <table:table-cell table:style-name="ce2" table:formula="of:=ROUND(POISSON([.$A107];[.I$84];0);4)" office:value-type="float" office:value="0.0001" calcext:value-type="float">
            <text:p>0.0001</text:p>
          </table:table-cell>
          <table:table-cell table:style-name="ce2" table:formula="of:=ROUND(POISSON([.$A107];[.J$84];0);4)" office:value-type="float" office:value="0.0004" calcext:value-type="float">
            <text:p>0.0004</text:p>
          </table:table-cell>
          <table:table-cell table:style-name="ce2" table:formula="of:=ROUND(POISSON([.$A107];[.K$84];0);4)"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ROUND(POISSON([.$A108];[.B$84];0);4)" office:value-type="float" office:value="0" calcext:value-type="float">
            <text:p>0.0000</text:p>
          </table:table-cell>
          <table:table-cell table:style-name="ce2" table:formula="of:=ROUND(POISSON([.$A108];[.C$84];0);4)" office:value-type="float" office:value="0" calcext:value-type="float">
            <text:p>0.0000</text:p>
          </table:table-cell>
          <table:table-cell table:style-name="ce2" table:formula="of:=ROUND(POISSON([.$A108];[.D$84];0);4)" office:value-type="float" office:value="0" calcext:value-type="float">
            <text:p>0.0000</text:p>
          </table:table-cell>
          <table:table-cell table:style-name="ce2" table:formula="of:=ROUND(POISSON([.$A108];[.E$84];0);4)" office:value-type="float" office:value="0" calcext:value-type="float">
            <text:p>0.0000</text:p>
          </table:table-cell>
          <table:table-cell table:style-name="ce2" table:formula="of:=ROUND(POISSON([.$A108];[.F$84];0);4)" office:value-type="float" office:value="0" calcext:value-type="float">
            <text:p>0.0000</text:p>
          </table:table-cell>
          <table:table-cell table:style-name="ce2" table:formula="of:=ROUND(POISSON([.$A108];[.G$84];0);4)" office:value-type="float" office:value="0" calcext:value-type="float">
            <text:p>0.0000</text:p>
          </table:table-cell>
          <table:table-cell table:style-name="ce2" table:formula="of:=ROUND(POISSON([.$A108];[.H$84];0);4)" office:value-type="float" office:value="0" calcext:value-type="float">
            <text:p>0.0000</text:p>
          </table:table-cell>
          <table:table-cell table:style-name="ce2" table:formula="of:=ROUND(POISSON([.$A108];[.I$84];0);4)" office:value-type="float" office:value="0" calcext:value-type="float">
            <text:p>0.0000</text:p>
          </table:table-cell>
          <table:table-cell table:style-name="ce2" table:formula="of:=ROUND(POISSON([.$A108];[.J$84];0);4)" office:value-type="float" office:value="0.0002" calcext:value-type="float">
            <text:p>0.0002</text:p>
          </table:table-cell>
          <table:table-cell table:style-name="ce2" table:formula="of:=ROUND(POISSON([.$A108];[.K$84];0);4)" office:value-type="float" office:value="0.0006" calcext:value-type="float">
            <text:p>0.0006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ROUND(POISSON([.$A109];[.B$84];0);4)" office:value-type="float" office:value="0" calcext:value-type="float">
            <text:p>0.0000</text:p>
          </table:table-cell>
          <table:table-cell table:style-name="ce2" table:formula="of:=ROUND(POISSON([.$A109];[.C$84];0);4)" office:value-type="float" office:value="0" calcext:value-type="float">
            <text:p>0.0000</text:p>
          </table:table-cell>
          <table:table-cell table:style-name="ce2" table:formula="of:=ROUND(POISSON([.$A109];[.D$84];0);4)" office:value-type="float" office:value="0" calcext:value-type="float">
            <text:p>0.0000</text:p>
          </table:table-cell>
          <table:table-cell table:style-name="ce2" table:formula="of:=ROUND(POISSON([.$A109];[.E$84];0);4)" office:value-type="float" office:value="0" calcext:value-type="float">
            <text:p>0.0000</text:p>
          </table:table-cell>
          <table:table-cell table:style-name="ce2" table:formula="of:=ROUND(POISSON([.$A109];[.F$84];0);4)" office:value-type="float" office:value="0" calcext:value-type="float">
            <text:p>0.0000</text:p>
          </table:table-cell>
          <table:table-cell table:style-name="ce2" table:formula="of:=ROUND(POISSON([.$A109];[.G$84];0);4)" office:value-type="float" office:value="0" calcext:value-type="float">
            <text:p>0.0000</text:p>
          </table:table-cell>
          <table:table-cell table:style-name="ce2" table:formula="of:=ROUND(POISSON([.$A109];[.H$84];0);4)" office:value-type="float" office:value="0" calcext:value-type="float">
            <text:p>0.0000</text:p>
          </table:table-cell>
          <table:table-cell table:style-name="ce2" table:formula="of:=ROUND(POISSON([.$A109];[.I$84];0);4)" office:value-type="float" office:value="0" calcext:value-type="float">
            <text:p>0.0000</text:p>
          </table:table-cell>
          <table:table-cell table:style-name="ce2" table:formula="of:=ROUND(POISSON([.$A109];[.J$84];0);4)" office:value-type="float" office:value="0.0001" calcext:value-type="float">
            <text:p>0.0001</text:p>
          </table:table-cell>
          <table:table-cell table:style-name="ce2" table:formula="of:=ROUND(POISSON([.$A109];[.K$84];0);4)" office:value-type="float" office:value="0.0003" calcext:value-type="float">
            <text:p>0.0003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ROUND(POISSON([.$A110];[.B$84];0);4)" office:value-type="float" office:value="0" calcext:value-type="float">
            <text:p>0.0000</text:p>
          </table:table-cell>
          <table:table-cell table:style-name="ce2" table:formula="of:=ROUND(POISSON([.$A110];[.C$84];0);4)" office:value-type="float" office:value="0" calcext:value-type="float">
            <text:p>0.0000</text:p>
          </table:table-cell>
          <table:table-cell table:style-name="ce2" table:formula="of:=ROUND(POISSON([.$A110];[.D$84];0);4)" office:value-type="float" office:value="0" calcext:value-type="float">
            <text:p>0.0000</text:p>
          </table:table-cell>
          <table:table-cell table:style-name="ce2" table:formula="of:=ROUND(POISSON([.$A110];[.E$84];0);4)" office:value-type="float" office:value="0" calcext:value-type="float">
            <text:p>0.0000</text:p>
          </table:table-cell>
          <table:table-cell table:style-name="ce2" table:formula="of:=ROUND(POISSON([.$A110];[.F$84];0);4)" office:value-type="float" office:value="0" calcext:value-type="float">
            <text:p>0.0000</text:p>
          </table:table-cell>
          <table:table-cell table:style-name="ce2" table:formula="of:=ROUND(POISSON([.$A110];[.G$84];0);4)" office:value-type="float" office:value="0" calcext:value-type="float">
            <text:p>0.0000</text:p>
          </table:table-cell>
          <table:table-cell table:style-name="ce2" table:formula="of:=ROUND(POISSON([.$A110];[.H$84];0);4)" office:value-type="float" office:value="0" calcext:value-type="float">
            <text:p>0.0000</text:p>
          </table:table-cell>
          <table:table-cell table:style-name="ce2" table:formula="of:=ROUND(POISSON([.$A110];[.I$84];0);4)" office:value-type="float" office:value="0" calcext:value-type="float">
            <text:p>0.0000</text:p>
          </table:table-cell>
          <table:table-cell table:style-name="ce2" table:formula="of:=ROUND(POISSON([.$A110];[.J$84];0);4)" office:value-type="float" office:value="0" calcext:value-type="float">
            <text:p>0.0000</text:p>
          </table:table-cell>
          <table:table-cell table:style-name="ce2" table:formula="of:=ROUND(POISSON([.$A110];[.K$84];0);4)" office:value-type="float" office:value="0.0001" calcext:value-type="float">
            <text:p>0.0001</text:p>
          </table:table-cell>
          <table:table-cell table:number-columns-repeated="101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6" number:min-integer-digits="1"/>
    </number:number-style>
    <number:number-style style:name="N130">
      <number:number number:decimal-places="17" number:min-integer-digits="1"/>
    </number:number-style>
    <number:number-style style:name="N131">
      <number:number number:decimal-places="18" number:min-integer-digits="1"/>
    </number:number-style>
    <number:number-style style:name="N132">
      <number:number number:decimal-places="19" number:min-integer-digits="1"/>
    </number:number-style>
    <number:number-style style:name="N133">
      <number:number number:decimal-places="9" number:min-integer-digits="1"/>
    </number:number-style>
    <number:number-style style:name="N134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21:52:04.508400193</meta:creation-date>
    <dc:date>2013-11-22T01:37:22.692224775</dc:date>
    <meta:editing-duration>PT2H29M36S</meta:editing-duration>
    <meta:editing-cycles>2</meta:editing-cycles>
    <meta:generator>LibreOffice/4.1.2.3$Linux_x86 LibreOffice_project/410m0$Build-3</meta:generator>
    <meta:document-statistic meta:table-count="3" meta:cell-count="1852" meta:object-count="0"/>
  </office:meta>
</office:document-meta>
</file>